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4c8db9" officeooo:paragraph-rsid="004c8db9"/>
    </style:style>
    <style:style style:name="P3" style:family="paragraph" style:parent-style-name="Footnote">
      <style:text-properties officeooo:rsid="004c8db9" officeooo:paragraph-rsid="005af005"/>
    </style:style>
    <style:style style:name="P4" style:family="paragraph" style:parent-style-name="Footnote">
      <style:text-properties officeooo:rsid="004c8db9" officeooo:paragraph-rsid="005c04bb"/>
    </style:style>
    <style:style style:name="P5" style:family="paragraph" style:parent-style-name="Footnote">
      <style:text-properties officeooo:rsid="004c8db9" officeooo:paragraph-rsid="0065cfbc"/>
    </style:style>
    <style:style style:name="P6" style:family="paragraph" style:parent-style-name="Footnote">
      <style:text-properties officeooo:rsid="004c8db9" officeooo:paragraph-rsid="007e2333"/>
    </style:style>
    <style:style style:name="P7" style:family="paragraph" style:parent-style-name="Footnote">
      <style:text-properties officeooo:rsid="004c8db9" officeooo:paragraph-rsid="0082c448"/>
    </style:style>
    <style:style style:name="P8" style:family="paragraph" style:parent-style-name="Footnote">
      <style:text-properties officeooo:rsid="00283b96" officeooo:paragraph-rsid="0087356c"/>
    </style:style>
    <style:style style:name="P9" style:family="paragraph" style:parent-style-name="Footnote">
      <style:text-properties officeooo:rsid="00283b96" officeooo:paragraph-rsid="009792e0"/>
    </style:style>
    <style:style style:name="P10" style:family="paragraph" style:parent-style-name="Footnote">
      <style:text-properties officeooo:rsid="00283b96" officeooo:paragraph-rsid="00bc6fd0"/>
    </style:style>
    <style:style style:name="P11" style:family="paragraph" style:parent-style-name="Footnote">
      <style:text-properties officeooo:rsid="00283b96" officeooo:paragraph-rsid="00cc740c"/>
    </style:style>
    <style:style style:name="P12" style:family="paragraph" style:parent-style-name="Footnote">
      <style:text-properties officeooo:rsid="00283b96" officeooo:paragraph-rsid="00d7d53a"/>
    </style:style>
    <style:style style:name="P13" style:family="paragraph" style:parent-style-name="Footnote">
      <style:text-properties officeooo:rsid="00283b96" officeooo:paragraph-rsid="00f0752a"/>
    </style:style>
    <style:style style:name="P14" style:family="paragraph" style:parent-style-name="Footnote">
      <style:text-properties officeooo:rsid="00283b96" officeooo:paragraph-rsid="0102195a"/>
    </style:style>
    <style:style style:name="P15" style:family="paragraph" style:parent-style-name="Footnote">
      <style:text-properties officeooo:rsid="00283b96" officeooo:paragraph-rsid="010ed522"/>
    </style:style>
    <style:style style:name="P16" style:family="paragraph" style:parent-style-name="Footnote">
      <style:text-properties officeooo:rsid="00283b96" officeooo:paragraph-rsid="0117bdb0"/>
    </style:style>
    <style:style style:name="P17" style:family="paragraph" style:parent-style-name="Footnote">
      <style:text-properties officeooo:rsid="00283b96" officeooo:paragraph-rsid="0120660b"/>
    </style:style>
    <style:style style:name="P18" style:family="paragraph" style:parent-style-name="Footnote">
      <style:text-properties officeooo:rsid="00283b96" officeooo:paragraph-rsid="0125fbc6"/>
    </style:style>
    <style:style style:name="P19" style:family="paragraph" style:parent-style-name="Footnote">
      <style:text-properties officeooo:rsid="00283b96" officeooo:paragraph-rsid="01635249"/>
    </style:style>
    <style:style style:name="P20" style:family="paragraph" style:parent-style-name="Footnote">
      <style:text-properties officeooo:rsid="01109f05" officeooo:paragraph-rsid="01109f05"/>
    </style:style>
    <style:style style:name="P21" style:family="paragraph" style:parent-style-name="Footnote">
      <style:text-properties officeooo:rsid="011cb1d1" officeooo:paragraph-rsid="011cb1d1"/>
    </style:style>
    <style:style style:name="P22" style:family="paragraph" style:parent-style-name="Footnote">
      <style:text-properties officeooo:rsid="015a3fa1" officeooo:paragraph-rsid="015a3fa1"/>
    </style:style>
    <style:style style:name="P23" style:family="paragraph" style:parent-style-name="Footnote">
      <style:text-properties officeooo:rsid="015f707c" officeooo:paragraph-rsid="015f707c"/>
    </style:style>
    <style:style style:name="P24" style:family="paragraph" style:parent-style-name="Footnote">
      <style:text-properties officeooo:rsid="0180f148" officeooo:paragraph-rsid="0182df7b"/>
    </style:style>
    <style:style style:name="P25" style:family="paragraph" style:parent-style-name="Footnote">
      <style:text-properties officeooo:rsid="0180f148" officeooo:paragraph-rsid="01941f77"/>
    </style:style>
    <style:style style:name="P26" style:family="paragraph" style:parent-style-name="Footnote">
      <style:text-properties officeooo:rsid="0180f148" officeooo:paragraph-rsid="0197a6e9"/>
    </style:style>
    <style:style style:name="P27" style:family="paragraph" style:parent-style-name="Footnote">
      <style:text-properties officeooo:rsid="0180f148" officeooo:paragraph-rsid="01a3f42c"/>
    </style:style>
    <style:style style:name="P28" style:family="paragraph" style:parent-style-name="Footnote">
      <style:text-properties officeooo:rsid="0180f148" officeooo:paragraph-rsid="01aaea9f"/>
    </style:style>
    <style:style style:name="P29" style:family="paragraph" style:parent-style-name="Footnote">
      <style:text-properties officeooo:rsid="0180f148" officeooo:paragraph-rsid="01d5a4dd"/>
    </style:style>
    <style:style style:name="P30" style:family="paragraph" style:parent-style-name="Footnote">
      <style:text-properties officeooo:rsid="0180f148" officeooo:paragraph-rsid="01e0aef0"/>
    </style:style>
    <style:style style:name="P31" style:family="paragraph" style:parent-style-name="Footnote">
      <style:text-properties officeooo:rsid="0180f148" officeooo:paragraph-rsid="01e26fb1"/>
    </style:style>
    <style:style style:name="P32" style:family="paragraph" style:parent-style-name="Footnote">
      <style:text-properties officeooo:rsid="0180f148" officeooo:paragraph-rsid="02289562"/>
    </style:style>
    <style:style style:name="P33" style:family="paragraph" style:parent-style-name="Footnote">
      <style:text-properties officeooo:rsid="01acd258" officeooo:paragraph-rsid="01acd258"/>
    </style:style>
    <style:style style:name="P34" style:family="paragraph" style:parent-style-name="Footnote">
      <style:text-properties fo:font-style="italic" officeooo:rsid="002fd2b6" officeooo:paragraph-rsid="00328a75" style:font-style-asian="italic" style:font-style-complex="italic"/>
    </style:style>
    <style:style style:name="P35" style:family="paragraph" style:parent-style-name="Footnote">
      <style:text-properties officeooo:rsid="01afe356" officeooo:paragraph-rsid="01afe356"/>
    </style:style>
    <style:style style:name="P36" style:family="paragraph" style:parent-style-name="Footnote">
      <style:text-properties officeooo:rsid="01c7194a" officeooo:paragraph-rsid="01c7194a"/>
    </style:style>
    <style:style style:name="P37" style:family="paragraph" style:parent-style-name="Footnote">
      <style:text-properties officeooo:rsid="01c7194a" officeooo:paragraph-rsid="01db5b2f"/>
    </style:style>
    <style:style style:name="P38" style:family="paragraph" style:parent-style-name="Footnote">
      <style:text-properties officeooo:rsid="002bbd7a" officeooo:paragraph-rsid="002bbd7a"/>
    </style:style>
    <style:style style:name="P39" style:family="paragraph" style:parent-style-name="Footnote">
      <style:text-properties officeooo:rsid="020eedad" officeooo:paragraph-rsid="020eedad"/>
    </style:style>
    <style:style style:name="P40" style:family="paragraph" style:parent-style-name="Footnote">
      <style:text-properties officeooo:rsid="02745587" officeooo:paragraph-rsid="02745587"/>
    </style:style>
    <style:style style:name="P41" style:family="paragraph" style:parent-style-name="Footnote">
      <style:text-properties officeooo:rsid="0274f065" officeooo:paragraph-rsid="0274f065"/>
    </style:style>
    <style:style style:name="P42" style:family="paragraph" style:parent-style-name="Footnote">
      <style:text-properties officeooo:rsid="027dd0d5" officeooo:paragraph-rsid="027dd0d5"/>
    </style:style>
    <style:style style:name="P43" style:family="paragraph" style:parent-style-name="Footnote">
      <style:text-properties officeooo:rsid="02851b6b" officeooo:paragraph-rsid="02851b6b"/>
    </style:style>
    <style:style style:name="P44" style:family="paragraph" style:parent-style-name="Footnote">
      <style:text-properties officeooo:rsid="028a2ba8" officeooo:paragraph-rsid="028a2ba8"/>
    </style:style>
    <style:style style:name="P45" style:family="paragraph" style:parent-style-name="Footnote">
      <style:text-properties officeooo:rsid="029d9fab" officeooo:paragraph-rsid="029d9fab"/>
    </style:style>
    <style:style style:name="P46" style:family="paragraph" style:parent-style-name="Footnote">
      <style:text-properties officeooo:rsid="029d9fab" officeooo:paragraph-rsid="029f5f45"/>
    </style:style>
    <style:style style:name="P47" style:family="paragraph" style:parent-style-name="Footnote">
      <style:text-properties officeooo:rsid="029d9fab" officeooo:paragraph-rsid="02a0281e"/>
    </style:style>
    <style:style style:name="P48" style:family="paragraph" style:parent-style-name="Standard">
      <style:paragraph-properties fo:line-height="150%"/>
      <style:text-properties fo:font-weight="bold" officeooo:rsid="0048e71a" officeooo:paragraph-rsid="0048e71a" style:font-weight-asian="bold" style:font-weight-complex="bold"/>
    </style:style>
    <style:style style:name="P49" style:family="paragraph" style:parent-style-name="Standard">
      <style:paragraph-properties fo:line-height="150%"/>
      <style:text-properties fo:font-weight="bold" officeooo:rsid="0048e71a" officeooo:paragraph-rsid="0070aa90" style:font-weight-asian="bold" style:font-weight-complex="bold"/>
    </style:style>
    <style:style style:name="P50" style:family="paragraph" style:parent-style-name="Standard">
      <style:paragraph-properties fo:line-height="150%"/>
      <style:text-properties fo:font-weight="bold" officeooo:rsid="009fa53d" officeooo:paragraph-rsid="009fa53d" style:font-weight-asian="bold" style:font-weight-complex="bold"/>
    </style:style>
    <style:style style:name="P51" style:family="paragraph" style:parent-style-name="Standard">
      <style:paragraph-properties fo:line-height="150%"/>
      <style:text-properties fo:font-weight="bold" officeooo:rsid="009fa53d" officeooo:paragraph-rsid="01069db4" style:font-weight-asian="bold" style:font-weight-complex="bold"/>
    </style:style>
    <style:style style:name="P52" style:family="paragraph" style:parent-style-name="Standard">
      <style:paragraph-properties fo:line-height="150%"/>
      <style:text-properties fo:font-weight="bold" officeooo:rsid="009fa53d" officeooo:paragraph-rsid="016e2d0c" style:font-weight-asian="bold" style:font-weight-complex="bold"/>
    </style:style>
    <style:style style:name="P53" style:family="paragraph" style:parent-style-name="Standard">
      <style:paragraph-properties fo:line-height="150%"/>
      <style:text-properties fo:font-weight="bold" officeooo:rsid="009fa53d" officeooo:paragraph-rsid="016e590c" style:font-weight-asian="bold" style:font-weight-complex="bold"/>
    </style:style>
    <style:style style:name="P54" style:family="paragraph" style:parent-style-name="Standard">
      <style:paragraph-properties fo:line-height="150%"/>
      <style:text-properties fo:font-weight="bold" officeooo:rsid="00c282a0" officeooo:paragraph-rsid="00c282a0" style:font-weight-asian="bold" style:font-weight-complex="bold"/>
    </style:style>
    <style:style style:name="P55" style:family="paragraph" style:parent-style-name="Standard">
      <style:paragraph-properties fo:line-height="150%"/>
      <style:text-properties fo:font-weight="bold" officeooo:rsid="00c282a0" officeooo:paragraph-rsid="01286193" style:font-weight-asian="bold" style:font-weight-complex="bold"/>
    </style:style>
    <style:style style:name="P56" style:family="paragraph" style:parent-style-name="Standard">
      <style:paragraph-properties fo:line-height="150%"/>
      <style:text-properties fo:font-weight="bold" officeooo:rsid="00f22d1d" officeooo:paragraph-rsid="00f22d1d" style:font-weight-asian="bold" style:font-weight-complex="bold"/>
    </style:style>
    <style:style style:name="P57" style:family="paragraph" style:parent-style-name="Standard">
      <style:paragraph-properties fo:line-height="150%"/>
      <style:text-properties fo:font-weight="bold" officeooo:rsid="01549e36" officeooo:paragraph-rsid="01549e36" style:font-weight-asian="bold" style:font-weight-complex="bold"/>
    </style:style>
    <style:style style:name="P58" style:family="paragraph" style:parent-style-name="Standard">
      <style:paragraph-properties fo:line-height="150%"/>
      <style:text-properties fo:font-weight="bold" officeooo:rsid="01549e36" officeooo:paragraph-rsid="018a6dad" style:font-weight-asian="bold" style:font-weight-complex="bold"/>
    </style:style>
    <style:style style:name="P59" style:family="paragraph" style:parent-style-name="Standard">
      <style:paragraph-properties fo:line-height="150%"/>
      <style:text-properties fo:font-weight="bold" officeooo:rsid="01549e36" officeooo:paragraph-rsid="019d0631" style:font-weight-asian="bold" style:font-weight-complex="bold"/>
    </style:style>
    <style:style style:name="P60" style:family="paragraph" style:parent-style-name="Standard">
      <style:paragraph-properties fo:line-height="150%"/>
      <style:text-properties fo:font-weight="bold" officeooo:rsid="01549e36" officeooo:paragraph-rsid="01ad8c45" style:font-weight-asian="bold" style:font-weight-complex="bold"/>
    </style:style>
    <style:style style:name="P61" style:family="paragraph" style:parent-style-name="Standard">
      <style:paragraph-properties fo:line-height="150%"/>
      <style:text-properties fo:font-weight="bold" officeooo:rsid="01554f58" officeooo:paragraph-rsid="01554f58" style:font-weight-asian="bold" style:font-weight-complex="bold"/>
    </style:style>
    <style:style style:name="P62" style:family="paragraph" style:parent-style-name="Standard">
      <style:paragraph-properties fo:line-height="150%"/>
      <style:text-properties fo:font-weight="bold" officeooo:rsid="01554f58" officeooo:paragraph-rsid="01b32c0e" style:font-weight-asian="bold" style:font-weight-complex="bold"/>
    </style:style>
    <style:style style:name="P63" style:family="paragraph" style:parent-style-name="Standard">
      <style:paragraph-properties fo:line-height="150%"/>
      <style:text-properties fo:font-weight="bold" officeooo:rsid="01554f58" officeooo:paragraph-rsid="01f53c35" style:font-weight-asian="bold" style:font-weight-complex="bold"/>
    </style:style>
    <style:style style:name="P64" style:family="paragraph" style:parent-style-name="Standard">
      <style:paragraph-properties fo:line-height="150%"/>
      <style:text-properties fo:font-weight="bold" officeooo:rsid="01afe356" officeooo:paragraph-rsid="01afe356" style:font-weight-asian="bold" style:font-weight-complex="bold"/>
    </style:style>
    <style:style style:name="P65" style:family="paragraph" style:parent-style-name="Standard">
      <style:paragraph-properties fo:line-height="150%"/>
      <style:text-properties fo:font-weight="bold" officeooo:rsid="01b32c0e" officeooo:paragraph-rsid="01e1a186" style:font-weight-asian="bold" style:font-weight-complex="bold"/>
    </style:style>
    <style:style style:name="P66" style:family="paragraph" style:parent-style-name="Standard">
      <style:paragraph-properties fo:line-height="150%"/>
      <style:text-properties fo:font-weight="bold" officeooo:rsid="01b32c0e" officeooo:paragraph-rsid="01b32c0e" style:font-weight-asian="bold" style:font-weight-complex="bold"/>
    </style:style>
    <style:style style:name="P67"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font-weight="bold" officeooo:rsid="01d1ae52" officeooo:paragraph-rsid="01d1ae52" style:font-weight-asian="bold" style:font-weight-complex="bold"/>
    </style:style>
    <style:style style:name="P68" style:family="paragraph" style:parent-style-name="Standard">
      <style:paragraph-properties fo:line-height="150%"/>
      <style:text-properties fo:font-weight="bold" officeooo:rsid="01d62d37" officeooo:paragraph-rsid="01d62d37" style:font-weight-asian="bold" style:font-weight-complex="bold"/>
    </style:style>
    <style:style style:name="P69" style:family="paragraph" style:parent-style-name="Standard">
      <style:paragraph-properties fo:line-height="150%"/>
      <style:text-properties fo:font-weight="bold" officeooo:rsid="01e3ed43" officeooo:paragraph-rsid="01e3ed43" style:font-weight-asian="bold" style:font-weight-complex="bold"/>
    </style:style>
    <style:style style:name="P70" style:family="paragraph" style:parent-style-name="Standard">
      <style:paragraph-properties fo:line-height="100%"/>
      <style:text-properties fo:font-weight="bold" officeooo:rsid="01e78079" officeooo:paragraph-rsid="01f53c35" style:font-weight-asian="bold" style:font-weight-complex="bold"/>
    </style:style>
    <style:style style:name="P71" style:family="paragraph" style:parent-style-name="Standard">
      <style:paragraph-properties fo:line-height="150%"/>
      <style:text-properties fo:font-weight="bold" officeooo:rsid="01ffd314" officeooo:paragraph-rsid="01ffd314" style:font-weight-asian="bold" style:font-weight-complex="bold"/>
    </style:style>
    <style:style style:name="P72" style:family="paragraph" style:parent-style-name="Standard">
      <style:paragraph-properties fo:line-height="150%"/>
      <style:text-properties fo:font-weight="bold" officeooo:rsid="01ffd314" officeooo:paragraph-rsid="024626ba" style:font-weight-asian="bold" style:font-weight-complex="bold"/>
    </style:style>
    <style:style style:name="P73" style:family="paragraph" style:parent-style-name="Standard">
      <style:paragraph-properties fo:line-height="150%"/>
      <style:text-properties fo:font-weight="bold" officeooo:rsid="02087894" officeooo:paragraph-rsid="02087894" style:font-weight-asian="bold" style:font-weight-complex="bold"/>
    </style:style>
    <style:style style:name="P74" style:family="paragraph" style:parent-style-name="Standard">
      <style:paragraph-properties fo:line-height="150%"/>
      <style:text-properties fo:font-weight="bold" officeooo:rsid="02087894" officeooo:paragraph-rsid="026b36ac" style:font-weight-asian="bold" style:font-weight-complex="bold"/>
    </style:style>
    <style:style style:name="P75" style:family="paragraph" style:parent-style-name="Standard">
      <style:paragraph-properties fo:line-height="150%"/>
      <style:text-properties fo:font-weight="bold" officeooo:rsid="0222fcb2" officeooo:paragraph-rsid="0222fcb2" style:font-weight-asian="bold" style:font-weight-complex="bold"/>
    </style:style>
    <style:style style:name="P76" style:family="paragraph" style:parent-style-name="Standard">
      <style:paragraph-properties fo:line-height="150%"/>
      <style:text-properties fo:font-weight="bold" officeooo:rsid="02693195" officeooo:paragraph-rsid="02693195" style:font-weight-asian="bold" style:font-weight-complex="bold"/>
    </style:style>
    <style:style style:name="P77" style:family="paragraph" style:parent-style-name="Standard">
      <style:paragraph-properties fo:line-height="150%"/>
      <style:text-properties fo:font-weight="bold" officeooo:rsid="02f09d9d" officeooo:paragraph-rsid="02f09d9d" style:font-weight-asian="bold" style:font-weight-complex="bold"/>
    </style:style>
    <style:style style:name="P78" style:family="paragraph" style:parent-style-name="Standard">
      <style:paragraph-properties fo:line-height="150%"/>
      <style:text-properties fo:font-weight="bold" officeooo:rsid="001fe6b7" officeooo:paragraph-rsid="001fe6b7" style:font-weight-asian="bold" style:font-weight-complex="bold"/>
    </style:style>
    <style:style style:name="P79" style:family="paragraph" style:parent-style-name="Standard">
      <style:paragraph-properties fo:line-height="150%"/>
      <style:text-properties fo:font-weight="normal" officeooo:rsid="00206f8b" officeooo:paragraph-rsid="00206f8b" style:font-weight-asian="normal" style:font-weight-complex="normal"/>
    </style:style>
    <style:style style:name="P80" style:family="paragraph" style:parent-style-name="Standard">
      <style:paragraph-properties fo:line-height="150%"/>
      <style:text-properties fo:font-weight="normal" officeooo:rsid="00206f8b" officeooo:paragraph-rsid="004c6318" style:font-weight-asian="normal" style:font-weight-complex="normal"/>
    </style:style>
    <style:style style:name="P81" style:family="paragraph" style:parent-style-name="Standard">
      <style:paragraph-properties fo:line-height="150%"/>
      <style:text-properties fo:font-weight="normal" officeooo:rsid="00206f8b" officeooo:paragraph-rsid="00866fdd" style:font-weight-asian="normal" style:font-weight-complex="normal"/>
    </style:style>
    <style:style style:name="P82" style:family="paragraph" style:parent-style-name="Standard">
      <style:paragraph-properties fo:line-height="150%"/>
      <style:text-properties fo:font-weight="normal" officeooo:rsid="00206f8b" officeooo:paragraph-rsid="01648bbf" style:font-weight-asian="normal" style:font-weight-complex="normal"/>
    </style:style>
    <style:style style:name="P83" style:family="paragraph" style:parent-style-name="Standard">
      <style:paragraph-properties fo:line-height="150%"/>
      <style:text-properties fo:font-weight="normal" officeooo:rsid="00206f8b" officeooo:paragraph-rsid="0096bac0" style:font-weight-asian="normal" style:font-weight-complex="normal"/>
    </style:style>
    <style:style style:name="P84" style:family="paragraph" style:parent-style-name="Standard">
      <style:paragraph-properties fo:line-height="150%"/>
      <style:text-properties fo:font-weight="normal" officeooo:rsid="00206f8b" officeooo:paragraph-rsid="00b3217b" style:font-weight-asian="normal" style:font-weight-complex="normal"/>
    </style:style>
    <style:style style:name="P85" style:family="paragraph" style:parent-style-name="Standard">
      <style:paragraph-properties fo:line-height="150%"/>
      <style:text-properties fo:font-weight="normal" officeooo:rsid="00206f8b" officeooo:paragraph-rsid="02342601" style:font-weight-asian="normal" style:font-weight-complex="normal"/>
    </style:style>
    <style:style style:name="P86" style:family="paragraph" style:parent-style-name="Standard">
      <style:paragraph-properties fo:line-height="150%"/>
      <style:text-properties fo:font-weight="normal" officeooo:rsid="009fa53d" officeooo:paragraph-rsid="016b6e36" style:font-weight-asian="normal" style:font-weight-complex="normal"/>
    </style:style>
    <style:style style:name="P87" style:family="paragraph" style:parent-style-name="Standard">
      <style:paragraph-properties fo:line-height="150%"/>
      <style:text-properties fo:font-weight="normal" officeooo:rsid="009fa53d" officeooo:paragraph-rsid="00a68f7c" style:font-weight-asian="normal" style:font-weight-complex="normal"/>
    </style:style>
    <style:style style:name="P88"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font-weight="normal" officeooo:rsid="00d1a667" officeooo:paragraph-rsid="00d1a667" style:font-weight-asian="normal" style:font-weight-complex="normal"/>
    </style:style>
    <style:style style:name="P89" style:family="paragraph" style:parent-style-name="Standard">
      <style:paragraph-properties fo:line-height="150%"/>
      <style:text-properties fo:font-weight="normal" officeooo:rsid="00d95d9d" officeooo:paragraph-rsid="00d95d9d" style:font-weight-asian="normal" style:font-weight-complex="normal"/>
    </style:style>
    <style:style style:name="P90" style:family="paragraph" style:parent-style-name="Standard">
      <style:paragraph-properties fo:line-height="150%"/>
      <style:text-properties fo:font-weight="normal" officeooo:rsid="00138f9f" officeooo:paragraph-rsid="0207221f" style:font-weight-asian="normal" style:font-weight-complex="normal"/>
    </style:style>
    <style:style style:name="P91" style:family="paragraph" style:parent-style-name="Standard">
      <style:paragraph-properties fo:line-height="150%"/>
      <style:text-properties fo:font-weight="normal" officeooo:rsid="00138f9f" officeooo:paragraph-rsid="02e926ab" style:font-weight-asian="normal" style:font-weight-complex="normal"/>
    </style:style>
    <style:style style:name="P92" style:family="paragraph" style:parent-style-name="Standard">
      <style:paragraph-properties fo:line-height="150%"/>
      <style:text-properties fo:font-weight="normal" officeooo:rsid="00138f9f" officeooo:paragraph-rsid="02a28634" style:font-weight-asian="normal" style:font-weight-complex="normal"/>
    </style:style>
    <style:style style:name="P93" style:family="paragraph" style:parent-style-name="Standard">
      <style:paragraph-properties fo:line-height="150%"/>
      <style:text-properties fo:font-weight="normal" officeooo:rsid="0033e11a" officeooo:paragraph-rsid="02ede31c" style:font-weight-asian="normal" style:font-weight-complex="normal"/>
    </style:style>
    <style:style style:name="P94" style:family="paragraph" style:parent-style-name="Standard">
      <style:paragraph-properties fo:line-height="100%"/>
      <style:text-properties fo:font-style="italic" fo:font-weight="bold" officeooo:rsid="01554f58" officeooo:paragraph-rsid="01b32c0e" style:font-style-asian="italic" style:font-weight-asian="bold" style:font-style-complex="italic" style:font-weight-complex="bold"/>
    </style:style>
    <style:style style:name="T1" style:family="text">
      <style:text-properties officeooo:rsid="002257eb"/>
    </style:style>
    <style:style style:name="T2" style:family="text">
      <style:text-properties officeooo:rsid="0022d877"/>
    </style:style>
    <style:style style:name="T3" style:family="text">
      <style:text-properties officeooo:rsid="0023df51"/>
    </style:style>
    <style:style style:name="T4" style:family="text">
      <style:text-properties officeooo:rsid="00255cbf"/>
    </style:style>
    <style:style style:name="T5" style:family="text">
      <style:text-properties officeooo:rsid="002744fe"/>
    </style:style>
    <style:style style:name="T6" style:family="text">
      <style:text-properties officeooo:rsid="002914b5"/>
    </style:style>
    <style:style style:name="T7" style:family="text">
      <style:text-properties officeooo:rsid="00294cb9"/>
    </style:style>
    <style:style style:name="T8" style:family="text">
      <style:text-properties officeooo:rsid="002af642"/>
    </style:style>
    <style:style style:name="T9" style:family="text">
      <style:text-properties officeooo:rsid="002cd31d"/>
    </style:style>
    <style:style style:name="T10" style:family="text">
      <style:text-properties officeooo:rsid="002d5f2f"/>
    </style:style>
    <style:style style:name="T11" style:family="text">
      <style:text-properties officeooo:rsid="002e8fa4"/>
    </style:style>
    <style:style style:name="T12" style:family="text">
      <style:text-properties officeooo:rsid="002f937f"/>
    </style:style>
    <style:style style:name="T13" style:family="text">
      <style:text-properties officeooo:rsid="00306cd0"/>
    </style:style>
    <style:style style:name="T14" style:family="text">
      <style:text-properties officeooo:rsid="00307b15"/>
    </style:style>
    <style:style style:name="T15" style:family="text">
      <style:text-properties officeooo:rsid="00313193"/>
    </style:style>
    <style:style style:name="T16" style:family="text">
      <style:text-properties officeooo:rsid="0033b85d"/>
    </style:style>
    <style:style style:name="T17" style:family="text">
      <style:text-properties officeooo:rsid="003527ce"/>
    </style:style>
    <style:style style:name="T18" style:family="text">
      <style:text-properties fo:font-weight="normal" style:font-weight-asian="normal" style:font-weight-complex="normal"/>
    </style:style>
    <style:style style:name="T19" style:family="text">
      <style:text-properties fo:font-weight="normal" officeooo:rsid="006a2ed1" style:font-weight-asian="normal" style:font-weight-complex="normal"/>
    </style:style>
    <style:style style:name="T20" style:family="text">
      <style:text-properties fo:font-weight="normal" officeooo:rsid="006b73f6" style:font-weight-asian="normal" style:font-weight-complex="normal"/>
    </style:style>
    <style:style style:name="T21" style:family="text">
      <style:text-properties fo:font-weight="normal" officeooo:rsid="006b8c74" style:font-weight-asian="normal" style:font-weight-complex="normal"/>
    </style:style>
    <style:style style:name="T22" style:family="text">
      <style:text-properties fo:font-weight="normal" officeooo:rsid="006bf4f3" style:font-weight-asian="normal" style:font-weight-complex="normal"/>
    </style:style>
    <style:style style:name="T23" style:family="text">
      <style:text-properties fo:font-weight="normal" officeooo:rsid="006dc9dc" style:font-weight-asian="normal" style:font-weight-complex="normal"/>
    </style:style>
    <style:style style:name="T24" style:family="text">
      <style:text-properties fo:font-weight="normal" officeooo:rsid="0072e76b" style:font-weight-asian="normal" style:font-weight-complex="normal"/>
    </style:style>
    <style:style style:name="T25" style:family="text">
      <style:text-properties fo:font-weight="normal" officeooo:rsid="0158f7d1" style:font-weight-asian="normal" style:font-weight-complex="normal"/>
    </style:style>
    <style:style style:name="T26" style:family="text">
      <style:text-properties style:font-name="Linux Libertine O"/>
    </style:style>
    <style:style style:name="T27" style:family="text">
      <style:text-properties style:font-name="Linux Libertine O" fo:language="en" fo:country="US" fo:font-style="normal" fo:font-weight="normal" officeooo:rsid="0127f055" style:font-style-asian="normal" style:font-weight-asian="normal" style:font-style-complex="normal" style:font-weight-complex="normal"/>
    </style:style>
    <style:style style:name="T28" style:family="text">
      <style:text-properties style:font-name="Linux Libertine O" fo:language="en" fo:country="US" fo:font-style="normal" fo:font-weight="normal" officeooo:rsid="02f53067" style:font-style-asian="normal" style:font-weight-asian="normal" style:font-style-complex="normal" style:font-weight-complex="normal"/>
    </style:style>
    <style:style style:name="T29" style:family="text">
      <style:text-properties style:font-name="Linux Libertine O" fo:language="en" fo:country="US" fo:font-style="normal" fo:font-weight="normal" officeooo:rsid="02f638f5" style:font-style-asian="normal" style:font-weight-asian="normal" style:font-style-complex="normal" style:font-weight-complex="normal"/>
    </style:style>
    <style:style style:name="T30" style:family="text">
      <style:text-properties style:font-name="Linux Libertine O" fo:language="en" fo:country="US" fo:font-style="normal" fo:font-weight="normal" officeooo:rsid="02f68e7f" style:font-style-asian="normal" style:font-weight-asian="normal" style:font-style-complex="normal" style:font-weight-complex="normal"/>
    </style:style>
    <style:style style:name="T31" style:family="text">
      <style:text-properties style:font-name="Linux Libertine O" fo:language="en" fo:country="US" fo:font-style="normal" fo:font-weight="normal" officeooo:rsid="02f88040" style:font-style-asian="normal" style:font-weight-asian="normal" style:font-style-complex="normal" style:font-weight-complex="normal"/>
    </style:style>
    <style:style style:name="T32" style:family="text">
      <style:text-properties style:font-name="Linux Libertine O" fo:language="en" fo:country="US" fo:font-style="normal" fo:font-weight="normal" officeooo:rsid="02fc5caa" style:font-style-asian="normal" style:font-weight-asian="normal" style:font-style-complex="normal" style:font-weight-complex="normal"/>
    </style:style>
    <style:style style:name="T33" style:family="text">
      <style:text-properties style:font-name="Linux Libertine O" fo:language="en" fo:country="US" fo:font-style="normal" fo:font-weight="normal" officeooo:rsid="02fd519b" style:font-style-asian="normal" style:font-weight-asian="normal" style:font-style-complex="normal" style:font-weight-complex="normal"/>
    </style:style>
    <style:style style:name="T34" style:family="text">
      <style:text-properties style:font-name="Linux Libertine O" fo:language="en" fo:country="US" fo:font-style="normal" fo:font-weight="normal" officeooo:rsid="02fe4ff7" style:font-style-asian="normal" style:font-weight-asian="normal" style:font-style-complex="normal" style:font-weight-complex="normal"/>
    </style:style>
    <style:style style:name="T35" style:family="text">
      <style:text-properties style:font-name="Linux Libertine O" fo:font-style="normal" fo:font-weight="normal" style:font-style-asian="normal" style:font-weight-asian="normal" style:font-style-complex="normal" style:font-weight-complex="normal"/>
    </style:style>
    <style:style style:name="T36" style:family="text">
      <style:text-properties style:font-name="Linux Libertine O" fo:font-style="normal" fo:font-weight="normal" officeooo:rsid="00f3bc46" style:font-style-asian="normal" style:font-weight-asian="normal" style:font-style-complex="normal" style:font-weight-complex="normal"/>
    </style:style>
    <style:style style:name="T37" style:family="text">
      <style:text-properties style:font-name="Linux Libertine O" fo:font-style="normal" fo:font-weight="normal" officeooo:rsid="00f53c74" style:font-style-asian="normal" style:font-weight-asian="normal" style:font-style-complex="normal" style:font-weight-complex="normal"/>
    </style:style>
    <style:style style:name="T38" style:family="text">
      <style:text-properties style:font-name="Linux Libertine O" fo:font-style="normal" fo:font-weight="normal" officeooo:rsid="00fb79e9" style:font-style-asian="normal" style:font-weight-asian="normal" style:font-style-complex="normal" style:font-weight-complex="normal"/>
    </style:style>
    <style:style style:name="T39" style:family="text">
      <style:text-properties style:font-name="Linux Libertine O" fo:font-style="normal" fo:font-weight="normal" officeooo:rsid="00ffbf9f" style:font-style-asian="normal" style:font-weight-asian="normal" style:font-style-complex="normal" style:font-weight-complex="normal"/>
    </style:style>
    <style:style style:name="T40" style:family="text">
      <style:text-properties style:font-name="Linux Libertine O" fo:font-style="normal" fo:font-weight="normal" officeooo:rsid="01004de8" style:font-style-asian="normal" style:font-weight-asian="normal" style:font-style-complex="normal" style:font-weight-complex="normal"/>
    </style:style>
    <style:style style:name="T41" style:family="text">
      <style:text-properties style:font-name="Linux Libertine O" fo:font-style="normal" fo:font-weight="normal" officeooo:rsid="0102195a" style:font-style-asian="normal" style:font-weight-asian="normal" style:font-style-complex="normal" style:font-weight-complex="normal"/>
    </style:style>
    <style:style style:name="T42" style:family="text">
      <style:text-properties style:font-name="Linux Libertine O" fo:font-style="normal" fo:font-weight="normal" officeooo:rsid="01037ae3" style:font-style-asian="normal" style:font-weight-asian="normal" style:font-style-complex="normal" style:font-weight-complex="normal"/>
    </style:style>
    <style:style style:name="T43" style:family="text">
      <style:text-properties style:font-name="Linux Libertine O" fo:font-style="normal" fo:font-weight="normal" officeooo:rsid="0104d9b8" style:font-style-asian="normal" style:font-weight-asian="normal" style:font-style-complex="normal" style:font-weight-complex="normal"/>
    </style:style>
    <style:style style:name="T44" style:family="text">
      <style:text-properties style:font-name="Linux Libertine O" fo:font-style="normal" fo:font-weight="normal" officeooo:rsid="010749a4" style:font-style-asian="normal" style:font-weight-asian="normal" style:font-style-complex="normal" style:font-weight-complex="normal"/>
    </style:style>
    <style:style style:name="T45" style:family="text">
      <style:text-properties style:font-name="Linux Libertine O" fo:font-style="normal" fo:font-weight="normal" officeooo:rsid="01076437" style:font-style-asian="normal" style:font-weight-asian="normal" style:font-style-complex="normal" style:font-weight-complex="normal"/>
    </style:style>
    <style:style style:name="T46" style:family="text">
      <style:text-properties style:font-name="Linux Libertine O" fo:font-style="normal" fo:font-weight="normal" officeooo:rsid="01077767" style:font-style-asian="normal" style:font-weight-asian="normal" style:font-style-complex="normal" style:font-weight-complex="normal"/>
    </style:style>
    <style:style style:name="T47" style:family="text">
      <style:text-properties style:font-name="Linux Libertine O" fo:font-style="normal" fo:font-weight="normal" officeooo:rsid="010ab68a" style:font-style-asian="normal" style:font-weight-asian="normal" style:font-style-complex="normal" style:font-weight-complex="normal"/>
    </style:style>
    <style:style style:name="T48" style:family="text">
      <style:text-properties style:font-name="Linux Libertine O" fo:font-style="normal" fo:font-weight="normal" officeooo:rsid="010c8cd4" style:font-style-asian="normal" style:font-weight-asian="normal" style:font-style-complex="normal" style:font-weight-complex="normal"/>
    </style:style>
    <style:style style:name="T49" style:family="text">
      <style:text-properties style:font-name="Linux Libertine O" fo:font-style="normal" fo:font-weight="normal" officeooo:rsid="010e5778" style:font-style-asian="normal" style:font-weight-asian="normal" style:font-style-complex="normal" style:font-weight-complex="normal"/>
    </style:style>
    <style:style style:name="T50" style:family="text">
      <style:text-properties style:font-name="Linux Libertine O" fo:font-style="normal" fo:font-weight="normal" officeooo:rsid="010ed522" style:font-style-asian="normal" style:font-weight-asian="normal" style:font-style-complex="normal" style:font-weight-complex="normal"/>
    </style:style>
    <style:style style:name="T51" style:family="text">
      <style:text-properties style:font-name="Linux Libertine O" fo:font-style="normal" fo:font-weight="normal" officeooo:rsid="010f59de" style:font-style-asian="normal" style:font-weight-asian="normal" style:font-style-complex="normal" style:font-weight-complex="normal"/>
    </style:style>
    <style:style style:name="T52" style:family="text">
      <style:text-properties style:font-name="Linux Libertine O" fo:font-style="normal" fo:font-weight="normal" officeooo:rsid="01125089" style:font-style-asian="normal" style:font-weight-asian="normal" style:font-style-complex="normal" style:font-weight-complex="normal"/>
    </style:style>
    <style:style style:name="T53" style:family="text">
      <style:text-properties style:font-name="Linux Libertine O" fo:font-style="normal" fo:font-weight="normal" officeooo:rsid="01127815" style:font-style-asian="normal" style:font-weight-asian="normal" style:font-style-complex="normal" style:font-weight-complex="normal"/>
    </style:style>
    <style:style style:name="T54" style:family="text">
      <style:text-properties style:font-name="Linux Libertine O" fo:font-style="normal" fo:font-weight="normal" officeooo:rsid="01146820" style:font-style-asian="normal" style:font-weight-asian="normal" style:font-style-complex="normal" style:font-weight-complex="normal"/>
    </style:style>
    <style:style style:name="T55" style:family="text">
      <style:text-properties style:font-name="Linux Libertine O" fo:font-style="normal" fo:font-weight="normal" officeooo:rsid="011650fb" style:font-style-asian="normal" style:font-weight-asian="normal" style:font-style-complex="normal" style:font-weight-complex="normal"/>
    </style:style>
    <style:style style:name="T56" style:family="text">
      <style:text-properties style:font-name="Linux Libertine O" fo:font-style="normal" fo:font-weight="normal" officeooo:rsid="0118eba4" style:font-style-asian="normal" style:font-weight-asian="normal" style:font-style-complex="normal" style:font-weight-complex="normal"/>
    </style:style>
    <style:style style:name="T57" style:family="text">
      <style:text-properties style:font-name="Linux Libertine O" fo:font-style="normal" fo:font-weight="normal" officeooo:rsid="01197165" style:font-style-asian="normal" style:font-weight-asian="normal" style:font-style-complex="normal" style:font-weight-complex="normal"/>
    </style:style>
    <style:style style:name="T58" style:family="text">
      <style:text-properties style:font-name="Linux Libertine O" fo:font-style="normal" fo:font-weight="normal" officeooo:rsid="011b1533" style:font-style-asian="normal" style:font-weight-asian="normal" style:font-style-complex="normal" style:font-weight-complex="normal"/>
    </style:style>
    <style:style style:name="T59" style:family="text">
      <style:text-properties style:font-name="Linux Libertine O" fo:font-style="normal" fo:font-weight="normal" officeooo:rsid="011c3c32" style:font-style-asian="normal" style:font-weight-asian="normal" style:font-style-complex="normal" style:font-weight-complex="normal"/>
    </style:style>
    <style:style style:name="T60" style:family="text">
      <style:text-properties style:font-name="Linux Libertine O" fo:font-style="normal" fo:font-weight="normal" officeooo:rsid="011cb1d1" style:font-style-asian="normal" style:font-weight-asian="normal" style:font-style-complex="normal" style:font-weight-complex="normal"/>
    </style:style>
    <style:style style:name="T61" style:family="text">
      <style:text-properties style:font-name="Linux Libertine O" fo:font-style="normal" fo:font-weight="normal" officeooo:rsid="011eea68" style:font-style-asian="normal" style:font-weight-asian="normal" style:font-style-complex="normal" style:font-weight-complex="normal"/>
    </style:style>
    <style:style style:name="T62" style:family="text">
      <style:text-properties style:font-name="Linux Libertine O" fo:font-style="normal" fo:font-weight="normal" officeooo:rsid="01205eb8" style:font-style-asian="normal" style:font-weight-asian="normal" style:font-style-complex="normal" style:font-weight-complex="normal"/>
    </style:style>
    <style:style style:name="T63" style:family="text">
      <style:text-properties style:font-name="Linux Libertine O" fo:font-style="normal" fo:font-weight="normal" officeooo:rsid="0120660b" style:font-style-asian="normal" style:font-weight-asian="normal" style:font-style-complex="normal" style:font-weight-complex="normal"/>
    </style:style>
    <style:style style:name="T64" style:family="text">
      <style:text-properties style:font-name="Linux Libertine O" fo:font-style="normal" fo:font-weight="normal" officeooo:rsid="01211aef" style:font-style-asian="normal" style:font-weight-asian="normal" style:font-style-complex="normal" style:font-weight-complex="normal"/>
    </style:style>
    <style:style style:name="T65" style:family="text">
      <style:text-properties style:font-name="Linux Libertine O" fo:font-style="normal" fo:font-weight="normal" officeooo:rsid="0121de48" style:font-style-asian="normal" style:font-weight-asian="normal" style:font-style-complex="normal" style:font-weight-complex="normal"/>
    </style:style>
    <style:style style:name="T66" style:family="text">
      <style:text-properties style:font-name="Linux Libertine O" fo:font-style="normal" fo:font-weight="normal" officeooo:rsid="01236eb4" style:font-style-asian="normal" style:font-weight-asian="normal" style:font-style-complex="normal" style:font-weight-complex="normal"/>
    </style:style>
    <style:style style:name="T67" style:family="text">
      <style:text-properties style:font-name="Linux Libertine O" fo:font-style="normal" fo:font-weight="normal" officeooo:rsid="01241296" style:font-style-asian="normal" style:font-weight-asian="normal" style:font-style-complex="normal" style:font-weight-complex="normal"/>
    </style:style>
    <style:style style:name="T68" style:family="text">
      <style:text-properties style:font-name="Linux Libertine O" fo:font-style="normal" fo:font-weight="normal" officeooo:rsid="0127f055" style:font-style-asian="normal" style:font-weight-asian="normal" style:font-style-complex="normal" style:font-weight-complex="normal"/>
    </style:style>
    <style:style style:name="T69" style:family="text">
      <style:text-properties style:font-name="Linux Libertine O" fo:font-style="normal" fo:font-weight="normal" officeooo:rsid="01286193" style:font-style-asian="normal" style:font-weight-asian="normal" style:font-style-complex="normal" style:font-weight-complex="normal"/>
    </style:style>
    <style:style style:name="T70" style:family="text">
      <style:text-properties style:font-name="Linux Libertine O" fo:font-style="normal" fo:font-weight="normal" officeooo:rsid="012cba67" style:font-style-asian="normal" style:font-weight-asian="normal" style:font-style-complex="normal" style:font-weight-complex="normal"/>
    </style:style>
    <style:style style:name="T71" style:family="text">
      <style:text-properties style:font-name="Linux Libertine O" fo:font-style="normal" fo:font-weight="normal" officeooo:rsid="01549e36" style:font-style-asian="normal" style:font-weight-asian="normal" style:font-style-complex="normal" style:font-weight-complex="normal"/>
    </style:style>
    <style:style style:name="T72" style:family="text">
      <style:text-properties style:font-name="Linux Libertine O" fo:font-style="normal" fo:font-weight="normal" officeooo:rsid="016e2d0c" style:font-style-asian="normal" style:font-weight-asian="normal" style:font-style-complex="normal" style:font-weight-complex="normal"/>
    </style:style>
    <style:style style:name="T73" style:family="text">
      <style:text-properties style:font-name="Linux Libertine O" fo:font-style="normal" fo:font-weight="normal" officeooo:rsid="016e590c" style:font-style-asian="normal" style:font-weight-asian="normal" style:font-style-complex="normal" style:font-weight-complex="normal"/>
    </style:style>
    <style:style style:name="T74" style:family="text">
      <style:text-properties style:font-name="Linux Libertine O" fo:font-style="normal" fo:font-weight="normal" officeooo:rsid="01737da6" style:font-style-asian="normal" style:font-weight-asian="normal" style:font-style-complex="normal" style:font-weight-complex="normal"/>
    </style:style>
    <style:style style:name="T75" style:family="text">
      <style:text-properties style:font-name="Linux Libertine O" fo:font-style="normal" fo:font-weight="normal" officeooo:rsid="01774539" style:font-style-asian="normal" style:font-weight-asian="normal" style:font-style-complex="normal" style:font-weight-complex="normal"/>
    </style:style>
    <style:style style:name="T76" style:family="text">
      <style:text-properties style:font-name="Linux Libertine O" fo:font-style="normal" fo:font-weight="normal" officeooo:rsid="0177cb70" style:font-style-asian="normal" style:font-weight-asian="normal" style:font-style-complex="normal" style:font-weight-complex="normal"/>
    </style:style>
    <style:style style:name="T77" style:family="text">
      <style:text-properties style:font-name="Linux Libertine O" fo:font-style="normal" fo:font-weight="normal" officeooo:rsid="017bff7a" style:font-style-asian="normal" style:font-weight-asian="normal" style:font-style-complex="normal" style:font-weight-complex="normal"/>
    </style:style>
    <style:style style:name="T78" style:family="text">
      <style:text-properties style:font-name="Linux Libertine O" fo:font-style="normal" fo:font-weight="normal" officeooo:rsid="01805f65" style:font-style-asian="normal" style:font-weight-asian="normal" style:font-style-complex="normal" style:font-weight-complex="normal"/>
    </style:style>
    <style:style style:name="T79" style:family="text">
      <style:text-properties style:font-name="Linux Libertine O" fo:font-style="normal" fo:font-weight="normal" officeooo:rsid="0180f148" style:font-style-asian="normal" style:font-weight-asian="normal" style:font-style-complex="normal" style:font-weight-complex="normal"/>
    </style:style>
    <style:style style:name="T80" style:family="text">
      <style:text-properties style:font-name="Linux Libertine O" fo:font-style="normal" fo:font-weight="normal" officeooo:rsid="0182df7b" style:font-style-asian="normal" style:font-weight-asian="normal" style:font-style-complex="normal" style:font-weight-complex="normal"/>
    </style:style>
    <style:style style:name="T81" style:family="text">
      <style:text-properties style:font-name="Linux Libertine O" fo:font-style="normal" fo:font-weight="normal" officeooo:rsid="018469b0" style:font-style-asian="normal" style:font-weight-asian="normal" style:font-style-complex="normal" style:font-weight-complex="normal"/>
    </style:style>
    <style:style style:name="T82" style:family="text">
      <style:text-properties style:font-name="Linux Libertine O" fo:font-style="normal" fo:font-weight="normal" officeooo:rsid="018732ac" style:font-style-asian="normal" style:font-weight-asian="normal" style:font-style-complex="normal" style:font-weight-complex="normal"/>
    </style:style>
    <style:style style:name="T83" style:family="text">
      <style:text-properties style:font-name="Linux Libertine O" fo:font-style="normal" fo:font-weight="normal" officeooo:rsid="0188a017" style:font-style-asian="normal" style:font-weight-asian="normal" style:font-style-complex="normal" style:font-weight-complex="normal"/>
    </style:style>
    <style:style style:name="T84" style:family="text">
      <style:text-properties style:font-name="Linux Libertine O" fo:font-style="normal" fo:font-weight="normal" officeooo:rsid="018a6dad" style:font-style-asian="normal" style:font-weight-asian="normal" style:font-style-complex="normal" style:font-weight-complex="normal"/>
    </style:style>
    <style:style style:name="T85" style:family="text">
      <style:text-properties style:font-name="Linux Libertine O" fo:font-style="normal" fo:font-weight="normal" officeooo:rsid="018bac9c" style:font-style-asian="normal" style:font-weight-asian="normal" style:font-style-complex="normal" style:font-weight-complex="normal"/>
    </style:style>
    <style:style style:name="T86" style:family="text">
      <style:text-properties style:font-name="Linux Libertine O" fo:font-style="normal" fo:font-weight="normal" officeooo:rsid="018d9737" style:font-style-asian="normal" style:font-weight-asian="normal" style:font-style-complex="normal" style:font-weight-complex="normal"/>
    </style:style>
    <style:style style:name="T87" style:family="text">
      <style:text-properties style:font-name="Linux Libertine O" fo:font-style="normal" fo:font-weight="normal" officeooo:rsid="018e2333" style:font-style-asian="normal" style:font-weight-asian="normal" style:font-style-complex="normal" style:font-weight-complex="normal"/>
    </style:style>
    <style:style style:name="T88" style:family="text">
      <style:text-properties style:font-name="Linux Libertine O" fo:font-style="normal" fo:font-weight="normal" officeooo:rsid="01904545" style:font-style-asian="normal" style:font-weight-asian="normal" style:font-style-complex="normal" style:font-weight-complex="normal"/>
    </style:style>
    <style:style style:name="T89" style:family="text">
      <style:text-properties style:font-name="Linux Libertine O" fo:font-style="normal" fo:font-weight="normal" officeooo:rsid="019068e4" style:font-style-asian="normal" style:font-weight-asian="normal" style:font-style-complex="normal" style:font-weight-complex="normal"/>
    </style:style>
    <style:style style:name="T90" style:family="text">
      <style:text-properties style:font-name="Linux Libertine O" fo:font-style="normal" fo:font-weight="normal" officeooo:rsid="019094eb" style:font-style-asian="normal" style:font-weight-asian="normal" style:font-style-complex="normal" style:font-weight-complex="normal"/>
    </style:style>
    <style:style style:name="T91" style:family="text">
      <style:text-properties style:font-name="Linux Libertine O" fo:font-style="normal" fo:font-weight="normal" officeooo:rsid="01927c99" style:font-style-asian="normal" style:font-weight-asian="normal" style:font-style-complex="normal" style:font-weight-complex="normal"/>
    </style:style>
    <style:style style:name="T92" style:family="text">
      <style:text-properties style:font-name="Linux Libertine O" fo:font-style="normal" fo:font-weight="normal" officeooo:rsid="01941f77" style:font-style-asian="normal" style:font-weight-asian="normal" style:font-style-complex="normal" style:font-weight-complex="normal"/>
    </style:style>
    <style:style style:name="T93" style:family="text">
      <style:text-properties style:font-name="Linux Libertine O" fo:font-style="normal" fo:font-weight="normal" officeooo:rsid="01944606" style:font-style-asian="normal" style:font-weight-asian="normal" style:font-style-complex="normal" style:font-weight-complex="normal"/>
    </style:style>
    <style:style style:name="T94" style:family="text">
      <style:text-properties style:font-name="Linux Libertine O" fo:font-style="normal" fo:font-weight="normal" officeooo:rsid="01956733" style:font-style-asian="normal" style:font-weight-asian="normal" style:font-style-complex="normal" style:font-weight-complex="normal"/>
    </style:style>
    <style:style style:name="T95" style:family="text">
      <style:text-properties style:font-name="Linux Libertine O" fo:font-style="normal" fo:font-weight="normal" officeooo:rsid="0196b16c" style:font-style-asian="normal" style:font-weight-asian="normal" style:font-style-complex="normal" style:font-weight-complex="normal"/>
    </style:style>
    <style:style style:name="T96" style:family="text">
      <style:text-properties style:font-name="Linux Libertine O" fo:font-style="normal" fo:font-weight="normal" officeooo:rsid="019d0631" style:font-style-asian="normal" style:font-weight-asian="normal" style:font-style-complex="normal" style:font-weight-complex="normal"/>
    </style:style>
    <style:style style:name="T97" style:family="text">
      <style:text-properties style:font-name="Linux Libertine O" fo:font-style="normal" fo:font-weight="normal" officeooo:rsid="019d3697" style:font-style-asian="normal" style:font-weight-asian="normal" style:font-style-complex="normal" style:font-weight-complex="normal"/>
    </style:style>
    <style:style style:name="T98" style:family="text">
      <style:text-properties style:font-name="Linux Libertine O" fo:font-style="normal" fo:font-weight="normal" officeooo:rsid="01a228c6" style:font-style-asian="normal" style:font-weight-asian="normal" style:font-style-complex="normal" style:font-weight-complex="normal"/>
    </style:style>
    <style:style style:name="T99" style:family="text">
      <style:text-properties style:font-name="Linux Libertine O" fo:font-style="normal" fo:font-weight="normal" officeooo:rsid="01a5398f" style:font-style-asian="normal" style:font-weight-asian="normal" style:font-style-complex="normal" style:font-weight-complex="normal"/>
    </style:style>
    <style:style style:name="T100" style:family="text">
      <style:text-properties style:font-name="Linux Libertine O" fo:font-style="normal" fo:font-weight="normal" officeooo:rsid="01a63361" style:font-style-asian="normal" style:font-weight-asian="normal" style:font-style-complex="normal" style:font-weight-complex="normal"/>
    </style:style>
    <style:style style:name="T101" style:family="text">
      <style:text-properties style:font-name="Linux Libertine O" fo:font-style="normal" fo:font-weight="normal" officeooo:rsid="01a7b811" style:font-style-asian="normal" style:font-weight-asian="normal" style:font-style-complex="normal" style:font-weight-complex="normal"/>
    </style:style>
    <style:style style:name="T102" style:family="text">
      <style:text-properties style:font-name="Linux Libertine O" fo:font-style="normal" fo:font-weight="normal" officeooo:rsid="01a85cfb" style:font-style-asian="normal" style:font-weight-asian="normal" style:font-style-complex="normal" style:font-weight-complex="normal"/>
    </style:style>
    <style:style style:name="T103" style:family="text">
      <style:text-properties style:font-name="Linux Libertine O" fo:font-style="normal" fo:font-weight="normal" officeooo:rsid="01a9ba27" style:font-style-asian="normal" style:font-weight-asian="normal" style:font-style-complex="normal" style:font-weight-complex="normal"/>
    </style:style>
    <style:style style:name="T104" style:family="text">
      <style:text-properties style:font-name="Linux Libertine O" fo:font-style="normal" fo:font-weight="normal" officeooo:rsid="01aa6b55" style:font-style-asian="normal" style:font-weight-asian="normal" style:font-style-complex="normal" style:font-weight-complex="normal"/>
    </style:style>
    <style:style style:name="T105" style:family="text">
      <style:text-properties style:font-name="Linux Libertine O" fo:font-style="normal" fo:font-weight="normal" officeooo:rsid="01aaf106" style:font-style-asian="normal" style:font-weight-asian="normal" style:font-style-complex="normal" style:font-weight-complex="normal"/>
    </style:style>
    <style:style style:name="T106" style:family="text">
      <style:text-properties style:font-name="Linux Libertine O" fo:font-style="normal" fo:font-weight="normal" officeooo:rsid="01acd258" style:font-style-asian="normal" style:font-weight-asian="normal" style:font-style-complex="normal" style:font-weight-complex="normal"/>
    </style:style>
    <style:style style:name="T107" style:family="text">
      <style:text-properties style:font-name="Linux Libertine O" fo:font-style="normal" fo:font-weight="normal" officeooo:rsid="01ad8319" style:font-style-asian="normal" style:font-weight-asian="normal" style:font-style-complex="normal" style:font-weight-complex="normal"/>
    </style:style>
    <style:style style:name="T108" style:family="text">
      <style:text-properties style:font-name="Linux Libertine O" fo:font-style="normal" fo:font-weight="normal" officeooo:rsid="01ad8c45" style:font-style-asian="normal" style:font-weight-asian="normal" style:font-style-complex="normal" style:font-weight-complex="normal"/>
    </style:style>
    <style:style style:name="T109" style:family="text">
      <style:text-properties style:font-name="Linux Libertine O" fo:font-style="normal" fo:font-weight="normal" officeooo:rsid="01ad9b94" style:font-style-asian="normal" style:font-weight-asian="normal" style:font-style-complex="normal" style:font-weight-complex="normal"/>
    </style:style>
    <style:style style:name="T110" style:family="text">
      <style:text-properties style:font-name="Linux Libertine O" fo:font-style="normal" fo:font-weight="normal" officeooo:rsid="01ae9181" style:font-style-asian="normal" style:font-weight-asian="normal" style:font-style-complex="normal" style:font-weight-complex="normal"/>
    </style:style>
    <style:style style:name="T111" style:family="text">
      <style:text-properties style:font-name="Linux Libertine O" fo:font-style="normal" fo:font-weight="normal" officeooo:rsid="01af63b9" style:font-style-asian="normal" style:font-weight-asian="normal" style:font-style-complex="normal" style:font-weight-complex="normal"/>
    </style:style>
    <style:style style:name="T112" style:family="text">
      <style:text-properties style:font-name="Linux Libertine O" fo:font-style="normal" fo:font-weight="normal" officeooo:rsid="01afe356" style:font-style-asian="normal" style:font-weight-asian="normal" style:font-style-complex="normal" style:font-weight-complex="normal"/>
    </style:style>
    <style:style style:name="T113" style:family="text">
      <style:text-properties style:font-name="Linux Libertine O" fo:font-style="normal" fo:font-weight="normal" officeooo:rsid="01bfcd18" style:font-style-asian="normal" style:font-weight-asian="normal" style:font-style-complex="normal" style:font-weight-complex="normal"/>
    </style:style>
    <style:style style:name="T114" style:family="text">
      <style:text-properties style:font-name="Linux Libertine O" fo:font-style="normal" fo:font-weight="normal" officeooo:rsid="01c2d841" style:font-style-asian="normal" style:font-weight-asian="normal" style:font-style-complex="normal" style:font-weight-complex="normal"/>
    </style:style>
    <style:style style:name="T115" style:family="text">
      <style:text-properties style:font-name="Linux Libertine O" fo:font-style="normal" fo:font-weight="normal" officeooo:rsid="01c30138" style:font-style-asian="normal" style:font-weight-asian="normal" style:font-style-complex="normal" style:font-weight-complex="normal"/>
    </style:style>
    <style:style style:name="T116" style:family="text">
      <style:text-properties style:font-name="Linux Libertine O" fo:font-style="normal" fo:font-weight="normal" officeooo:rsid="01c4361d" style:font-style-asian="normal" style:font-weight-asian="normal" style:font-style-complex="normal" style:font-weight-complex="normal"/>
    </style:style>
    <style:style style:name="T117" style:family="text">
      <style:text-properties style:font-name="Linux Libertine O" fo:font-style="normal" fo:font-weight="normal" officeooo:rsid="01c58124" style:font-style-asian="normal" style:font-weight-asian="normal" style:font-style-complex="normal" style:font-weight-complex="normal"/>
    </style:style>
    <style:style style:name="T118" style:family="text">
      <style:text-properties style:font-name="Linux Libertine O" fo:font-style="normal" fo:font-weight="normal" officeooo:rsid="01c7194a" style:font-style-asian="normal" style:font-weight-asian="normal" style:font-style-complex="normal" style:font-weight-complex="normal"/>
    </style:style>
    <style:style style:name="T119" style:family="text">
      <style:text-properties style:font-name="Linux Libertine O" fo:font-style="normal" fo:font-weight="normal" officeooo:rsid="01cdaf80" style:font-style-asian="normal" style:font-weight-asian="normal" style:font-style-complex="normal" style:font-weight-complex="normal"/>
    </style:style>
    <style:style style:name="T120" style:family="text">
      <style:text-properties style:font-name="Linux Libertine O" fo:font-style="normal" fo:font-weight="normal" officeooo:rsid="01cde083" style:font-style-asian="normal" style:font-weight-asian="normal" style:font-style-complex="normal" style:font-weight-complex="normal"/>
    </style:style>
    <style:style style:name="T121" style:family="text">
      <style:text-properties style:font-name="Linux Libertine O" fo:font-style="normal" fo:font-weight="normal" officeooo:rsid="01ce15b0" style:font-style-asian="normal" style:font-weight-asian="normal" style:font-style-complex="normal" style:font-weight-complex="normal"/>
    </style:style>
    <style:style style:name="T122" style:family="text">
      <style:text-properties style:font-name="Linux Libertine O" fo:font-style="normal" fo:font-weight="normal" officeooo:rsid="01d1ae52" style:font-style-asian="normal" style:font-weight-asian="normal" style:font-style-complex="normal" style:font-weight-complex="normal"/>
    </style:style>
    <style:style style:name="T123" style:family="text">
      <style:text-properties style:font-name="Linux Libertine O" fo:font-style="normal" fo:font-weight="normal" officeooo:rsid="01d29126" style:font-style-asian="normal" style:font-weight-asian="normal" style:font-style-complex="normal" style:font-weight-complex="normal"/>
    </style:style>
    <style:style style:name="T124" style:family="text">
      <style:text-properties style:font-name="Linux Libertine O" fo:font-style="normal" fo:font-weight="normal" officeooo:rsid="01d3c7a6" style:font-style-asian="normal" style:font-weight-asian="normal" style:font-style-complex="normal" style:font-weight-complex="normal"/>
    </style:style>
    <style:style style:name="T125" style:family="text">
      <style:text-properties style:font-name="Linux Libertine O" fo:font-style="normal" fo:font-weight="normal" officeooo:rsid="01d593d3" style:font-style-asian="normal" style:font-weight-asian="normal" style:font-style-complex="normal" style:font-weight-complex="normal"/>
    </style:style>
    <style:style style:name="T126" style:family="text">
      <style:text-properties style:font-name="Linux Libertine O" fo:font-style="normal" fo:font-weight="normal" officeooo:rsid="01d5a4dd" style:font-style-asian="normal" style:font-weight-asian="normal" style:font-style-complex="normal" style:font-weight-complex="normal"/>
    </style:style>
    <style:style style:name="T127" style:family="text">
      <style:text-properties style:font-name="Linux Libertine O" fo:font-style="normal" fo:font-weight="normal" officeooo:rsid="01d65323" style:font-style-asian="normal" style:font-weight-asian="normal" style:font-style-complex="normal" style:font-weight-complex="normal"/>
    </style:style>
    <style:style style:name="T128" style:family="text">
      <style:text-properties style:font-name="Linux Libertine O" fo:font-style="normal" fo:font-weight="normal" officeooo:rsid="01d74c1c" style:font-style-asian="normal" style:font-weight-asian="normal" style:font-style-complex="normal" style:font-weight-complex="normal"/>
    </style:style>
    <style:style style:name="T129" style:family="text">
      <style:text-properties style:font-name="Linux Libertine O" fo:font-style="normal" fo:font-weight="normal" officeooo:rsid="01d77709" style:font-style-asian="normal" style:font-weight-asian="normal" style:font-style-complex="normal" style:font-weight-complex="normal"/>
    </style:style>
    <style:style style:name="T130" style:family="text">
      <style:text-properties style:font-name="Linux Libertine O" fo:font-style="normal" fo:font-weight="normal" officeooo:rsid="01d8c00f" style:font-style-asian="normal" style:font-weight-asian="normal" style:font-style-complex="normal" style:font-weight-complex="normal"/>
    </style:style>
    <style:style style:name="T131" style:family="text">
      <style:text-properties style:font-name="Linux Libertine O" fo:font-style="normal" fo:font-weight="normal" officeooo:rsid="01d8fa13" style:font-style-asian="normal" style:font-weight-asian="normal" style:font-style-complex="normal" style:font-weight-complex="normal"/>
    </style:style>
    <style:style style:name="T132" style:family="text">
      <style:text-properties style:font-name="Linux Libertine O" fo:font-style="normal" fo:font-weight="normal" officeooo:rsid="01da600e" style:font-style-asian="normal" style:font-weight-asian="normal" style:font-style-complex="normal" style:font-weight-complex="normal"/>
    </style:style>
    <style:style style:name="T133" style:family="text">
      <style:text-properties style:font-name="Linux Libertine O" fo:font-style="normal" fo:font-weight="normal" officeooo:rsid="01db3826" style:font-style-asian="normal" style:font-weight-asian="normal" style:font-style-complex="normal" style:font-weight-complex="normal"/>
    </style:style>
    <style:style style:name="T134" style:family="text">
      <style:text-properties style:font-name="Linux Libertine O" fo:font-style="normal" fo:font-weight="normal" officeooo:rsid="01db5b2f" style:font-style-asian="normal" style:font-weight-asian="normal" style:font-style-complex="normal" style:font-weight-complex="normal"/>
    </style:style>
    <style:style style:name="T135" style:family="text">
      <style:text-properties style:font-name="Linux Libertine O" fo:font-style="normal" fo:font-weight="normal" officeooo:rsid="01dd44b6" style:font-style-asian="normal" style:font-weight-asian="normal" style:font-style-complex="normal" style:font-weight-complex="normal"/>
    </style:style>
    <style:style style:name="T136" style:family="text">
      <style:text-properties style:font-name="Linux Libertine O" fo:font-style="normal" fo:font-weight="normal" officeooo:rsid="01de3d71" style:font-style-asian="normal" style:font-weight-asian="normal" style:font-style-complex="normal" style:font-weight-complex="normal"/>
    </style:style>
    <style:style style:name="T137" style:family="text">
      <style:text-properties style:font-name="Linux Libertine O" fo:font-style="normal" fo:font-weight="normal" officeooo:rsid="01dfdaa9" style:font-style-asian="normal" style:font-weight-asian="normal" style:font-style-complex="normal" style:font-weight-complex="normal"/>
    </style:style>
    <style:style style:name="T138" style:family="text">
      <style:text-properties style:font-name="Linux Libertine O" fo:font-style="normal" fo:font-weight="normal" officeooo:rsid="01e1a186" style:font-style-asian="normal" style:font-weight-asian="normal" style:font-style-complex="normal" style:font-weight-complex="normal"/>
    </style:style>
    <style:style style:name="T139" style:family="text">
      <style:text-properties style:font-name="Linux Libertine O" fo:font-style="normal" fo:font-weight="normal" officeooo:rsid="01e1a402" style:font-style-asian="normal" style:font-weight-asian="normal" style:font-style-complex="normal" style:font-weight-complex="normal"/>
    </style:style>
    <style:style style:name="T140" style:family="text">
      <style:text-properties style:font-name="Linux Libertine O" fo:font-style="normal" fo:font-weight="normal" officeooo:rsid="01e26fb1" style:font-style-asian="normal" style:font-weight-asian="normal" style:font-style-complex="normal" style:font-weight-complex="normal"/>
    </style:style>
    <style:style style:name="T141" style:family="text">
      <style:text-properties style:font-name="Linux Libertine O" fo:font-style="normal" fo:font-weight="normal" officeooo:rsid="01e598de" style:font-style-asian="normal" style:font-weight-asian="normal" style:font-style-complex="normal" style:font-weight-complex="normal"/>
    </style:style>
    <style:style style:name="T142" style:family="text">
      <style:text-properties style:font-name="Linux Libertine O" fo:font-style="normal" fo:font-weight="normal" officeooo:rsid="01e78079" style:font-style-asian="normal" style:font-weight-asian="normal" style:font-style-complex="normal" style:font-weight-complex="normal"/>
    </style:style>
    <style:style style:name="T143" style:family="text">
      <style:text-properties style:font-name="Linux Libertine O" fo:font-style="normal" fo:font-weight="normal" officeooo:rsid="01ea1a44" style:font-style-asian="normal" style:font-weight-asian="normal" style:font-style-complex="normal" style:font-weight-complex="normal"/>
    </style:style>
    <style:style style:name="T144" style:family="text">
      <style:text-properties style:font-name="Linux Libertine O" fo:font-style="normal" fo:font-weight="normal" officeooo:rsid="01eca692" style:font-style-asian="normal" style:font-weight-asian="normal" style:font-style-complex="normal" style:font-weight-complex="normal"/>
    </style:style>
    <style:style style:name="T145" style:family="text">
      <style:text-properties style:font-name="Linux Libertine O" fo:font-style="normal" fo:font-weight="normal" officeooo:rsid="01ee62f9" style:font-style-asian="normal" style:font-weight-asian="normal" style:font-style-complex="normal" style:font-weight-complex="normal"/>
    </style:style>
    <style:style style:name="T146" style:family="text">
      <style:text-properties style:font-name="Linux Libertine O" fo:font-style="normal" fo:font-weight="normal" officeooo:rsid="01eecc96" style:font-style-asian="normal" style:font-weight-asian="normal" style:font-style-complex="normal" style:font-weight-complex="normal"/>
    </style:style>
    <style:style style:name="T147" style:family="text">
      <style:text-properties style:font-name="Linux Libertine O" fo:font-style="normal" fo:font-weight="normal" officeooo:rsid="01efe76d" style:font-style-asian="normal" style:font-weight-asian="normal" style:font-style-complex="normal" style:font-weight-complex="normal"/>
    </style:style>
    <style:style style:name="T148" style:family="text">
      <style:text-properties style:font-name="Linux Libertine O" fo:font-style="normal" fo:font-weight="normal" officeooo:rsid="01f15802" style:font-style-asian="normal" style:font-weight-asian="normal" style:font-style-complex="normal" style:font-weight-complex="normal"/>
    </style:style>
    <style:style style:name="T149" style:family="text">
      <style:text-properties style:font-name="Linux Libertine O" fo:font-style="normal" fo:font-weight="normal" officeooo:rsid="01f275ee" style:font-style-asian="normal" style:font-weight-asian="normal" style:font-style-complex="normal" style:font-weight-complex="normal"/>
    </style:style>
    <style:style style:name="T150" style:family="text">
      <style:text-properties style:font-name="Linux Libertine O" fo:font-style="normal" fo:font-weight="normal" officeooo:rsid="01f417d2" style:font-style-asian="normal" style:font-weight-asian="normal" style:font-style-complex="normal" style:font-weight-complex="normal"/>
    </style:style>
    <style:style style:name="T151" style:family="text">
      <style:text-properties style:font-name="Linux Libertine O" fo:font-style="normal" fo:font-weight="normal" officeooo:rsid="01f6e83e" style:font-style-asian="normal" style:font-weight-asian="normal" style:font-style-complex="normal" style:font-weight-complex="normal"/>
    </style:style>
    <style:style style:name="T152" style:family="text">
      <style:text-properties style:font-name="Linux Libertine O" fo:font-style="normal" fo:font-weight="normal" officeooo:rsid="01f83e8f" style:font-style-asian="normal" style:font-weight-asian="normal" style:font-style-complex="normal" style:font-weight-complex="normal"/>
    </style:style>
    <style:style style:name="T153" style:family="text">
      <style:text-properties style:font-name="Linux Libertine O" fo:font-style="normal" fo:font-weight="normal" officeooo:rsid="01f939a8" style:font-style-asian="normal" style:font-weight-asian="normal" style:font-style-complex="normal" style:font-weight-complex="normal"/>
    </style:style>
    <style:style style:name="T154" style:family="text">
      <style:text-properties style:font-name="Linux Libertine O" fo:font-style="normal" fo:font-weight="normal" officeooo:rsid="01fab4f3" style:font-style-asian="normal" style:font-weight-asian="normal" style:font-style-complex="normal" style:font-weight-complex="normal"/>
    </style:style>
    <style:style style:name="T155" style:family="text">
      <style:text-properties style:font-name="Linux Libertine O" fo:font-style="normal" fo:font-weight="normal" officeooo:rsid="01fd2810" style:font-style-asian="normal" style:font-weight-asian="normal" style:font-style-complex="normal" style:font-weight-complex="normal"/>
    </style:style>
    <style:style style:name="T156" style:family="text">
      <style:text-properties style:font-name="Linux Libertine O" fo:font-style="normal" fo:font-weight="normal" officeooo:rsid="01fd4f2d" style:font-style-asian="normal" style:font-weight-asian="normal" style:font-style-complex="normal" style:font-weight-complex="normal"/>
    </style:style>
    <style:style style:name="T157" style:family="text">
      <style:text-properties style:font-name="Linux Libertine O" fo:font-style="normal" fo:font-weight="normal" officeooo:rsid="01fdddf7" style:font-style-asian="normal" style:font-weight-asian="normal" style:font-style-complex="normal" style:font-weight-complex="normal"/>
    </style:style>
    <style:style style:name="T158" style:family="text">
      <style:text-properties style:font-name="Linux Libertine O" fo:font-style="normal" fo:font-weight="normal" officeooo:rsid="02089763" style:font-style-asian="normal" style:font-weight-asian="normal" style:font-style-complex="normal" style:font-weight-complex="normal"/>
    </style:style>
    <style:style style:name="T159" style:family="text">
      <style:text-properties style:font-name="Linux Libertine O" fo:font-style="normal" fo:font-weight="normal" officeooo:rsid="02089f10" style:font-style-asian="normal" style:font-weight-asian="normal" style:font-style-complex="normal" style:font-weight-complex="normal"/>
    </style:style>
    <style:style style:name="T160" style:family="text">
      <style:text-properties style:font-name="Linux Libertine O" fo:font-style="normal" fo:font-weight="normal" officeooo:rsid="020992c5" style:font-style-asian="normal" style:font-weight-asian="normal" style:font-style-complex="normal" style:font-weight-complex="normal"/>
    </style:style>
    <style:style style:name="T161" style:family="text">
      <style:text-properties style:font-name="Linux Libertine O" fo:font-style="normal" fo:font-weight="normal" officeooo:rsid="020a5def" style:font-style-asian="normal" style:font-weight-asian="normal" style:font-style-complex="normal" style:font-weight-complex="normal"/>
    </style:style>
    <style:style style:name="T162" style:family="text">
      <style:text-properties style:font-name="Linux Libertine O" fo:font-style="normal" fo:font-weight="normal" officeooo:rsid="020a6976" style:font-style-asian="normal" style:font-weight-asian="normal" style:font-style-complex="normal" style:font-weight-complex="normal"/>
    </style:style>
    <style:style style:name="T163" style:family="text">
      <style:text-properties style:font-name="Linux Libertine O" fo:font-style="normal" fo:font-weight="normal" officeooo:rsid="020bdd3a" style:font-style-asian="normal" style:font-weight-asian="normal" style:font-style-complex="normal" style:font-weight-complex="normal"/>
    </style:style>
    <style:style style:name="T164" style:family="text">
      <style:text-properties style:font-name="Linux Libertine O" fo:font-style="normal" fo:font-weight="normal" officeooo:rsid="020d31e4" style:font-style-asian="normal" style:font-weight-asian="normal" style:font-style-complex="normal" style:font-weight-complex="normal"/>
    </style:style>
    <style:style style:name="T165" style:family="text">
      <style:text-properties style:font-name="Linux Libertine O" fo:font-style="normal" fo:font-weight="normal" officeooo:rsid="020eedad" style:font-style-asian="normal" style:font-weight-asian="normal" style:font-style-complex="normal" style:font-weight-complex="normal"/>
    </style:style>
    <style:style style:name="T166" style:family="text">
      <style:text-properties style:font-name="Linux Libertine O" fo:font-style="normal" fo:font-weight="normal" officeooo:rsid="0210e0ce" style:font-style-asian="normal" style:font-weight-asian="normal" style:font-style-complex="normal" style:font-weight-complex="normal"/>
    </style:style>
    <style:style style:name="T167" style:family="text">
      <style:text-properties style:font-name="Linux Libertine O" fo:font-style="normal" fo:font-weight="normal" officeooo:rsid="02121341" style:font-style-asian="normal" style:font-weight-asian="normal" style:font-style-complex="normal" style:font-weight-complex="normal"/>
    </style:style>
    <style:style style:name="T168" style:family="text">
      <style:text-properties style:font-name="Linux Libertine O" fo:font-style="normal" fo:font-weight="normal" officeooo:rsid="0214656b" style:font-style-asian="normal" style:font-weight-asian="normal" style:font-style-complex="normal" style:font-weight-complex="normal"/>
    </style:style>
    <style:style style:name="T169" style:family="text">
      <style:text-properties style:font-name="Linux Libertine O" fo:font-style="normal" fo:font-weight="normal" officeooo:rsid="02170660" style:font-style-asian="normal" style:font-weight-asian="normal" style:font-style-complex="normal" style:font-weight-complex="normal"/>
    </style:style>
    <style:style style:name="T170" style:family="text">
      <style:text-properties style:font-name="Linux Libertine O" fo:font-style="normal" fo:font-weight="normal" officeooo:rsid="0217f00c" style:font-style-asian="normal" style:font-weight-asian="normal" style:font-style-complex="normal" style:font-weight-complex="normal"/>
    </style:style>
    <style:style style:name="T171" style:family="text">
      <style:text-properties style:font-name="Linux Libertine O" fo:font-style="normal" fo:font-weight="normal" officeooo:rsid="0218c42e" style:font-style-asian="normal" style:font-weight-asian="normal" style:font-style-complex="normal" style:font-weight-complex="normal"/>
    </style:style>
    <style:style style:name="T172" style:family="text">
      <style:text-properties style:font-name="Linux Libertine O" fo:font-style="normal" fo:font-weight="normal" officeooo:rsid="0219c766" style:font-style-asian="normal" style:font-weight-asian="normal" style:font-style-complex="normal" style:font-weight-complex="normal"/>
    </style:style>
    <style:style style:name="T173" style:family="text">
      <style:text-properties style:font-name="Linux Libertine O" fo:font-style="normal" fo:font-weight="normal" officeooo:rsid="021d97b4" style:font-style-asian="normal" style:font-weight-asian="normal" style:font-style-complex="normal" style:font-weight-complex="normal"/>
    </style:style>
    <style:style style:name="T174" style:family="text">
      <style:text-properties style:font-name="Linux Libertine O" fo:font-style="normal" fo:font-weight="normal" officeooo:rsid="0220a3c3" style:font-style-asian="normal" style:font-weight-asian="normal" style:font-style-complex="normal" style:font-weight-complex="normal"/>
    </style:style>
    <style:style style:name="T175" style:family="text">
      <style:text-properties style:font-name="Linux Libertine O" fo:font-style="normal" fo:font-weight="normal" officeooo:rsid="02227b48" style:font-style-asian="normal" style:font-weight-asian="normal" style:font-style-complex="normal" style:font-weight-complex="normal"/>
    </style:style>
    <style:style style:name="T176" style:family="text">
      <style:text-properties style:font-name="Linux Libertine O" fo:font-style="normal" fo:font-weight="normal" officeooo:rsid="02242cfb" style:font-style-asian="normal" style:font-weight-asian="normal" style:font-style-complex="normal" style:font-weight-complex="normal"/>
    </style:style>
    <style:style style:name="T177" style:family="text">
      <style:text-properties style:font-name="Linux Libertine O" fo:font-style="normal" fo:font-weight="normal" officeooo:rsid="0225db28" style:font-style-asian="normal" style:font-weight-asian="normal" style:font-style-complex="normal" style:font-weight-complex="normal"/>
    </style:style>
    <style:style style:name="T178" style:family="text">
      <style:text-properties style:font-name="Linux Libertine O" fo:font-style="normal" fo:font-weight="normal" officeooo:rsid="02268a7f" style:font-style-asian="normal" style:font-weight-asian="normal" style:font-style-complex="normal" style:font-weight-complex="normal"/>
    </style:style>
    <style:style style:name="T179" style:family="text">
      <style:text-properties style:font-name="Linux Libertine O" fo:font-style="normal" fo:font-weight="normal" officeooo:rsid="02289562" style:font-style-asian="normal" style:font-weight-asian="normal" style:font-style-complex="normal" style:font-weight-complex="normal"/>
    </style:style>
    <style:style style:name="T180" style:family="text">
      <style:text-properties style:font-name="Linux Libertine O" fo:font-style="normal" fo:font-weight="normal" officeooo:rsid="022cdbc4" style:font-style-asian="normal" style:font-weight-asian="normal" style:font-style-complex="normal" style:font-weight-complex="normal"/>
    </style:style>
    <style:style style:name="T181" style:family="text">
      <style:text-properties style:font-name="Linux Libertine O" fo:font-style="normal" fo:font-weight="normal" officeooo:rsid="022db60b" style:font-style-asian="normal" style:font-weight-asian="normal" style:font-style-complex="normal" style:font-weight-complex="normal"/>
    </style:style>
    <style:style style:name="T182" style:family="text">
      <style:text-properties style:font-name="Linux Libertine O" fo:font-style="normal" fo:font-weight="normal" officeooo:rsid="022e74cd" style:font-style-asian="normal" style:font-weight-asian="normal" style:font-style-complex="normal" style:font-weight-complex="normal"/>
    </style:style>
    <style:style style:name="T183" style:family="text">
      <style:text-properties style:font-name="Linux Libertine O" fo:font-style="normal" fo:font-weight="normal" officeooo:rsid="022fae1b" style:font-style-asian="normal" style:font-weight-asian="normal" style:font-style-complex="normal" style:font-weight-complex="normal"/>
    </style:style>
    <style:style style:name="T184" style:family="text">
      <style:text-properties style:font-name="Linux Libertine O" fo:font-style="normal" fo:font-weight="normal" officeooo:rsid="02333ee5" style:font-style-asian="normal" style:font-weight-asian="normal" style:font-style-complex="normal" style:font-weight-complex="normal"/>
    </style:style>
    <style:style style:name="T185" style:family="text">
      <style:text-properties style:font-name="Linux Libertine O" fo:font-style="normal" fo:font-weight="normal" officeooo:rsid="02342601" style:font-style-asian="normal" style:font-weight-asian="normal" style:font-style-complex="normal" style:font-weight-complex="normal"/>
    </style:style>
    <style:style style:name="T186" style:family="text">
      <style:text-properties style:font-name="Linux Libertine O" fo:font-style="normal" fo:font-weight="normal" officeooo:rsid="0234a083" style:font-style-asian="normal" style:font-weight-asian="normal" style:font-style-complex="normal" style:font-weight-complex="normal"/>
    </style:style>
    <style:style style:name="T187" style:family="text">
      <style:text-properties style:font-name="Linux Libertine O" fo:font-style="normal" fo:font-weight="normal" officeooo:rsid="0239a3f4" style:font-style-asian="normal" style:font-weight-asian="normal" style:font-style-complex="normal" style:font-weight-complex="normal"/>
    </style:style>
    <style:style style:name="T188" style:family="text">
      <style:text-properties style:font-name="Linux Libertine O" fo:font-style="normal" fo:font-weight="normal" officeooo:rsid="023ae8c6" style:font-style-asian="normal" style:font-weight-asian="normal" style:font-style-complex="normal" style:font-weight-complex="normal"/>
    </style:style>
    <style:style style:name="T189" style:family="text">
      <style:text-properties style:font-name="Linux Libertine O" fo:font-style="normal" fo:font-weight="normal" officeooo:rsid="023ce3b6" style:font-style-asian="normal" style:font-weight-asian="normal" style:font-style-complex="normal" style:font-weight-complex="normal"/>
    </style:style>
    <style:style style:name="T190" style:family="text">
      <style:text-properties style:font-name="Linux Libertine O" fo:font-style="normal" fo:font-weight="normal" officeooo:rsid="023d9199" style:font-style-asian="normal" style:font-weight-asian="normal" style:font-style-complex="normal" style:font-weight-complex="normal"/>
    </style:style>
    <style:style style:name="T191" style:family="text">
      <style:text-properties style:font-name="Linux Libertine O" fo:font-style="normal" fo:font-weight="normal" officeooo:rsid="023edb06" style:font-style-asian="normal" style:font-weight-asian="normal" style:font-style-complex="normal" style:font-weight-complex="normal"/>
    </style:style>
    <style:style style:name="T192" style:family="text">
      <style:text-properties style:font-name="Linux Libertine O" fo:font-style="normal" fo:font-weight="normal" officeooo:rsid="0240cf91" style:font-style-asian="normal" style:font-weight-asian="normal" style:font-style-complex="normal" style:font-weight-complex="normal"/>
    </style:style>
    <style:style style:name="T193" style:family="text">
      <style:text-properties style:font-name="Linux Libertine O" fo:font-style="normal" fo:font-weight="normal" officeooo:rsid="02426b0a" style:font-style-asian="normal" style:font-weight-asian="normal" style:font-style-complex="normal" style:font-weight-complex="normal"/>
    </style:style>
    <style:style style:name="T194" style:family="text">
      <style:text-properties style:font-name="Linux Libertine O" fo:font-style="normal" fo:font-weight="normal" officeooo:rsid="02430cbe" style:font-style-asian="normal" style:font-weight-asian="normal" style:font-style-complex="normal" style:font-weight-complex="normal"/>
    </style:style>
    <style:style style:name="T195" style:family="text">
      <style:text-properties style:font-name="Linux Libertine O" fo:font-style="normal" fo:font-weight="normal" officeooo:rsid="024626ba" style:font-style-asian="normal" style:font-weight-asian="normal" style:font-style-complex="normal" style:font-weight-complex="normal"/>
    </style:style>
    <style:style style:name="T196" style:family="text">
      <style:text-properties style:font-name="Linux Libertine O" fo:font-style="normal" fo:font-weight="normal" officeooo:rsid="0247dde6" style:font-style-asian="normal" style:font-weight-asian="normal" style:font-style-complex="normal" style:font-weight-complex="normal"/>
    </style:style>
    <style:style style:name="T197" style:family="text">
      <style:text-properties style:font-name="Linux Libertine O" fo:font-style="normal" fo:font-weight="normal" officeooo:rsid="02487074" style:font-style-asian="normal" style:font-weight-asian="normal" style:font-style-complex="normal" style:font-weight-complex="normal"/>
    </style:style>
    <style:style style:name="T198" style:family="text">
      <style:text-properties style:font-name="Linux Libertine O" fo:font-style="normal" fo:font-weight="normal" officeooo:rsid="0249d150" style:font-style-asian="normal" style:font-weight-asian="normal" style:font-style-complex="normal" style:font-weight-complex="normal"/>
    </style:style>
    <style:style style:name="T199" style:family="text">
      <style:text-properties style:font-name="Linux Libertine O" fo:font-style="normal" fo:font-weight="normal" officeooo:rsid="024a824f" style:font-style-asian="normal" style:font-weight-asian="normal" style:font-style-complex="normal" style:font-weight-complex="normal"/>
    </style:style>
    <style:style style:name="T200" style:family="text">
      <style:text-properties style:font-name="Linux Libertine O" fo:font-style="normal" fo:font-weight="normal" officeooo:rsid="024a91c7" style:font-style-asian="normal" style:font-weight-asian="normal" style:font-style-complex="normal" style:font-weight-complex="normal"/>
    </style:style>
    <style:style style:name="T201" style:family="text">
      <style:text-properties style:font-name="Linux Libertine O" fo:font-style="normal" fo:font-weight="normal" officeooo:rsid="024cad2a" style:font-style-asian="normal" style:font-weight-asian="normal" style:font-style-complex="normal" style:font-weight-complex="normal"/>
    </style:style>
    <style:style style:name="T202" style:family="text">
      <style:text-properties style:font-name="Linux Libertine O" fo:font-style="normal" fo:font-weight="normal" officeooo:rsid="024d1a36" style:font-style-asian="normal" style:font-weight-asian="normal" style:font-style-complex="normal" style:font-weight-complex="normal"/>
    </style:style>
    <style:style style:name="T203" style:family="text">
      <style:text-properties style:font-name="Linux Libertine O" fo:font-style="normal" fo:font-weight="normal" officeooo:rsid="024ed56b" style:font-style-asian="normal" style:font-weight-asian="normal" style:font-style-complex="normal" style:font-weight-complex="normal"/>
    </style:style>
    <style:style style:name="T204" style:family="text">
      <style:text-properties style:font-name="Linux Libertine O" fo:font-style="normal" fo:font-weight="normal" officeooo:rsid="0252e0a7" style:font-style-asian="normal" style:font-weight-asian="normal" style:font-style-complex="normal" style:font-weight-complex="normal"/>
    </style:style>
    <style:style style:name="T205" style:family="text">
      <style:text-properties style:font-name="Linux Libertine O" fo:font-style="normal" fo:font-weight="normal" officeooo:rsid="02548666" style:font-style-asian="normal" style:font-weight-asian="normal" style:font-style-complex="normal" style:font-weight-complex="normal"/>
    </style:style>
    <style:style style:name="T206" style:family="text">
      <style:text-properties style:font-name="Linux Libertine O" fo:font-style="normal" fo:font-weight="normal" officeooo:rsid="02565b24" style:font-style-asian="normal" style:font-weight-asian="normal" style:font-style-complex="normal" style:font-weight-complex="normal"/>
    </style:style>
    <style:style style:name="T207" style:family="text">
      <style:text-properties style:font-name="Linux Libertine O" fo:font-style="normal" fo:font-weight="normal" officeooo:rsid="025809c0" style:font-style-asian="normal" style:font-weight-asian="normal" style:font-style-complex="normal" style:font-weight-complex="normal"/>
    </style:style>
    <style:style style:name="T208" style:family="text">
      <style:text-properties style:font-name="Linux Libertine O" fo:font-style="normal" fo:font-weight="normal" officeooo:rsid="025a49e1" style:font-style-asian="normal" style:font-weight-asian="normal" style:font-style-complex="normal" style:font-weight-complex="normal"/>
    </style:style>
    <style:style style:name="T209" style:family="text">
      <style:text-properties style:font-name="Linux Libertine O" fo:font-style="normal" fo:font-weight="normal" officeooo:rsid="025b3982" style:font-style-asian="normal" style:font-weight-asian="normal" style:font-style-complex="normal" style:font-weight-complex="normal"/>
    </style:style>
    <style:style style:name="T210" style:family="text">
      <style:text-properties style:font-name="Linux Libertine O" fo:font-style="normal" fo:font-weight="normal" officeooo:rsid="025d61b8" style:font-style-asian="normal" style:font-weight-asian="normal" style:font-style-complex="normal" style:font-weight-complex="normal"/>
    </style:style>
    <style:style style:name="T211" style:family="text">
      <style:text-properties style:font-name="Linux Libertine O" fo:font-style="normal" fo:font-weight="normal" officeooo:rsid="025eb737" style:font-style-asian="normal" style:font-weight-asian="normal" style:font-style-complex="normal" style:font-weight-complex="normal"/>
    </style:style>
    <style:style style:name="T212" style:family="text">
      <style:text-properties style:font-name="Linux Libertine O" fo:font-style="normal" fo:font-weight="normal" officeooo:rsid="025fbb6e" style:font-style-asian="normal" style:font-weight-asian="normal" style:font-style-complex="normal" style:font-weight-complex="normal"/>
    </style:style>
    <style:style style:name="T213" style:family="text">
      <style:text-properties style:font-name="Linux Libertine O" fo:font-style="normal" fo:font-weight="normal" officeooo:rsid="02602be0" style:font-style-asian="normal" style:font-weight-asian="normal" style:font-style-complex="normal" style:font-weight-complex="normal"/>
    </style:style>
    <style:style style:name="T214" style:family="text">
      <style:text-properties style:font-name="Linux Libertine O" fo:font-style="normal" fo:font-weight="normal" officeooo:rsid="02607b16" style:font-style-asian="normal" style:font-weight-asian="normal" style:font-style-complex="normal" style:font-weight-complex="normal"/>
    </style:style>
    <style:style style:name="T215" style:family="text">
      <style:text-properties style:font-name="Linux Libertine O" fo:font-style="normal" fo:font-weight="normal" officeooo:rsid="0261371d" style:font-style-asian="normal" style:font-weight-asian="normal" style:font-style-complex="normal" style:font-weight-complex="normal"/>
    </style:style>
    <style:style style:name="T216" style:family="text">
      <style:text-properties style:font-name="Linux Libertine O" fo:font-style="normal" fo:font-weight="normal" officeooo:rsid="0261739a" style:font-style-asian="normal" style:font-weight-asian="normal" style:font-style-complex="normal" style:font-weight-complex="normal"/>
    </style:style>
    <style:style style:name="T217" style:family="text">
      <style:text-properties style:font-name="Linux Libertine O" fo:font-style="normal" fo:font-weight="normal" officeooo:rsid="026328cf" style:font-style-asian="normal" style:font-weight-asian="normal" style:font-style-complex="normal" style:font-weight-complex="normal"/>
    </style:style>
    <style:style style:name="T218" style:family="text">
      <style:text-properties style:font-name="Linux Libertine O" fo:font-style="normal" fo:font-weight="normal" officeooo:rsid="0264b4f9" style:font-style-asian="normal" style:font-weight-asian="normal" style:font-style-complex="normal" style:font-weight-complex="normal"/>
    </style:style>
    <style:style style:name="T219" style:family="text">
      <style:text-properties style:font-name="Linux Libertine O" fo:font-style="normal" fo:font-weight="normal" officeooo:rsid="0267d56c" style:font-style-asian="normal" style:font-weight-asian="normal" style:font-style-complex="normal" style:font-weight-complex="normal"/>
    </style:style>
    <style:style style:name="T220" style:family="text">
      <style:text-properties style:font-name="Linux Libertine O" fo:font-style="normal" fo:font-weight="normal" officeooo:rsid="02688309" style:font-style-asian="normal" style:font-weight-asian="normal" style:font-style-complex="normal" style:font-weight-complex="normal"/>
    </style:style>
    <style:style style:name="T221" style:family="text">
      <style:text-properties style:font-name="Linux Libertine O" fo:font-style="normal" fo:font-weight="normal" officeooo:rsid="02693195" style:font-style-asian="normal" style:font-weight-asian="normal" style:font-style-complex="normal" style:font-weight-complex="normal"/>
    </style:style>
    <style:style style:name="T222" style:family="text">
      <style:text-properties style:font-name="Linux Libertine O" fo:font-style="normal" fo:font-weight="normal" officeooo:rsid="026b36ac" style:font-style-asian="normal" style:font-weight-asian="normal" style:font-style-complex="normal" style:font-weight-complex="normal"/>
    </style:style>
    <style:style style:name="T223" style:family="text">
      <style:text-properties style:font-name="Linux Libertine O" fo:font-style="normal" fo:font-weight="normal" officeooo:rsid="026cf439" style:font-style-asian="normal" style:font-weight-asian="normal" style:font-style-complex="normal" style:font-weight-complex="normal"/>
    </style:style>
    <style:style style:name="T224" style:family="text">
      <style:text-properties style:font-name="Linux Libertine O" fo:font-style="normal" fo:font-weight="normal" officeooo:rsid="026ffd93" style:font-style-asian="normal" style:font-weight-asian="normal" style:font-style-complex="normal" style:font-weight-complex="normal"/>
    </style:style>
    <style:style style:name="T225" style:family="text">
      <style:text-properties style:font-name="Linux Libertine O" fo:font-style="normal" fo:font-weight="normal" officeooo:rsid="0271db19" style:font-style-asian="normal" style:font-weight-asian="normal" style:font-style-complex="normal" style:font-weight-complex="normal"/>
    </style:style>
    <style:style style:name="T226" style:family="text">
      <style:text-properties style:font-name="Linux Libertine O" fo:font-style="normal" fo:font-weight="normal" officeooo:rsid="027318c5" style:font-style-asian="normal" style:font-weight-asian="normal" style:font-style-complex="normal" style:font-weight-complex="normal"/>
    </style:style>
    <style:style style:name="T227" style:family="text">
      <style:text-properties style:font-name="Linux Libertine O" fo:font-style="normal" fo:font-weight="normal" officeooo:rsid="02cbd7d0" style:font-style-asian="normal" style:font-weight-asian="normal" style:font-style-complex="normal" style:font-weight-complex="normal"/>
    </style:style>
    <style:style style:name="T228" style:family="text">
      <style:text-properties style:font-name="Linux Libertine O" fo:font-style="normal" fo:font-weight="normal" officeooo:rsid="02ccd1f0" style:font-style-asian="normal" style:font-weight-asian="normal" style:font-style-complex="normal" style:font-weight-complex="normal"/>
    </style:style>
    <style:style style:name="T229" style:family="text">
      <style:text-properties style:font-name="Linux Libertine O" fo:font-style="normal" fo:font-weight="normal" officeooo:rsid="02ce0858" style:font-style-asian="normal" style:font-weight-asian="normal" style:font-style-complex="normal" style:font-weight-complex="normal"/>
    </style:style>
    <style:style style:name="T230" style:family="text">
      <style:text-properties style:font-name="Linux Libertine O" fo:font-style="normal" fo:font-weight="normal" officeooo:rsid="02cece1c" style:font-style-asian="normal" style:font-weight-asian="normal" style:font-style-complex="normal" style:font-weight-complex="normal"/>
    </style:style>
    <style:style style:name="T231" style:family="text">
      <style:text-properties style:font-name="Linux Libertine O" fo:font-style="normal" fo:font-weight="normal" officeooo:rsid="02cfcafc" style:font-style-asian="normal" style:font-weight-asian="normal" style:font-style-complex="normal" style:font-weight-complex="normal"/>
    </style:style>
    <style:style style:name="T232" style:family="text">
      <style:text-properties style:font-name="Linux Libertine O" fo:font-style="normal" fo:font-weight="normal" officeooo:rsid="02d18d5c" style:font-style-asian="normal" style:font-weight-asian="normal" style:font-style-complex="normal" style:font-weight-complex="normal"/>
    </style:style>
    <style:style style:name="T233" style:family="text">
      <style:text-properties style:font-name="Linux Libertine O" fo:font-style="normal" fo:font-weight="normal" officeooo:rsid="02d305e6" style:font-style-asian="normal" style:font-weight-asian="normal" style:font-style-complex="normal" style:font-weight-complex="normal"/>
    </style:style>
    <style:style style:name="T234" style:family="text">
      <style:text-properties style:font-name="Linux Libertine O" fo:font-style="normal" fo:font-weight="normal" officeooo:rsid="02d3d42d" style:font-style-asian="normal" style:font-weight-asian="normal" style:font-style-complex="normal" style:font-weight-complex="normal"/>
    </style:style>
    <style:style style:name="T235" style:family="text">
      <style:text-properties style:font-name="Linux Libertine O" fo:font-style="normal" fo:font-weight="normal" officeooo:rsid="02d55f7f" style:font-style-asian="normal" style:font-weight-asian="normal" style:font-style-complex="normal" style:font-weight-complex="normal"/>
    </style:style>
    <style:style style:name="T236" style:family="text">
      <style:text-properties style:font-name="Linux Libertine O" fo:font-style="normal" fo:font-weight="normal" officeooo:rsid="02d6a800" style:font-style-asian="normal" style:font-weight-asian="normal" style:font-style-complex="normal" style:font-weight-complex="normal"/>
    </style:style>
    <style:style style:name="T237" style:family="text">
      <style:text-properties style:font-name="Linux Libertine O" fo:font-style="normal" fo:font-weight="normal" officeooo:rsid="02d78584" style:font-style-asian="normal" style:font-weight-asian="normal" style:font-style-complex="normal" style:font-weight-complex="normal"/>
    </style:style>
    <style:style style:name="T238" style:family="text">
      <style:text-properties style:font-name="Linux Libertine O" fo:font-style="normal" fo:font-weight="normal" officeooo:rsid="02d7cfa3" style:font-style-asian="normal" style:font-weight-asian="normal" style:font-style-complex="normal" style:font-weight-complex="normal"/>
    </style:style>
    <style:style style:name="T239" style:family="text">
      <style:text-properties style:font-name="Linux Libertine O" fo:font-style="normal" fo:font-weight="normal" officeooo:rsid="02d911e5" style:font-style-asian="normal" style:font-weight-asian="normal" style:font-style-complex="normal" style:font-weight-complex="normal"/>
    </style:style>
    <style:style style:name="T240" style:family="text">
      <style:text-properties style:font-name="Linux Libertine O" fo:font-style="normal" fo:font-weight="normal" officeooo:rsid="02d93c48" style:font-style-asian="normal" style:font-weight-asian="normal" style:font-style-complex="normal" style:font-weight-complex="normal"/>
    </style:style>
    <style:style style:name="T241" style:family="text">
      <style:text-properties style:font-name="Linux Libertine O" fo:font-style="normal" fo:font-weight="normal" officeooo:rsid="02d992d3" style:font-style-asian="normal" style:font-weight-asian="normal" style:font-style-complex="normal" style:font-weight-complex="normal"/>
    </style:style>
    <style:style style:name="T242" style:family="text">
      <style:text-properties style:font-name="Linux Libertine O" fo:font-style="normal" fo:font-weight="normal" officeooo:rsid="02db886d" style:font-style-asian="normal" style:font-weight-asian="normal" style:font-style-complex="normal" style:font-weight-complex="normal"/>
    </style:style>
    <style:style style:name="T243" style:family="text">
      <style:text-properties style:font-name="Linux Libertine O" fo:font-style="normal" fo:font-weight="normal" officeooo:rsid="02dcbb7d" style:font-style-asian="normal" style:font-weight-asian="normal" style:font-style-complex="normal" style:font-weight-complex="normal"/>
    </style:style>
    <style:style style:name="T244" style:family="text">
      <style:text-properties style:font-name="Linux Libertine O" fo:font-style="normal" fo:font-weight="normal" officeooo:rsid="02dcfcba" style:font-style-asian="normal" style:font-weight-asian="normal" style:font-style-complex="normal" style:font-weight-complex="normal"/>
    </style:style>
    <style:style style:name="T245" style:family="text">
      <style:text-properties style:font-name="Linux Libertine O" fo:font-style="normal" fo:font-weight="normal" officeooo:rsid="02dec4e8" style:font-style-asian="normal" style:font-weight-asian="normal" style:font-style-complex="normal" style:font-weight-complex="normal"/>
    </style:style>
    <style:style style:name="T246" style:family="text">
      <style:text-properties style:font-name="Linux Libertine O" fo:font-style="normal" fo:font-weight="normal" officeooo:rsid="02decae9" style:font-style-asian="normal" style:font-weight-asian="normal" style:font-style-complex="normal" style:font-weight-complex="normal"/>
    </style:style>
    <style:style style:name="T247" style:family="text">
      <style:text-properties style:font-name="Linux Libertine O" fo:font-style="normal" fo:font-weight="normal" officeooo:rsid="02df460e" style:font-style-asian="normal" style:font-weight-asian="normal" style:font-style-complex="normal" style:font-weight-complex="normal"/>
    </style:style>
    <style:style style:name="T248" style:family="text">
      <style:text-properties style:font-name="Linux Libertine O" fo:font-style="normal" fo:font-weight="normal" officeooo:rsid="02e0e606" style:font-style-asian="normal" style:font-weight-asian="normal" style:font-style-complex="normal" style:font-weight-complex="normal"/>
    </style:style>
    <style:style style:name="T249" style:family="text">
      <style:text-properties style:font-name="Linux Libertine O" fo:font-style="normal" fo:font-weight="normal" officeooo:rsid="02e13481" style:font-style-asian="normal" style:font-weight-asian="normal" style:font-style-complex="normal" style:font-weight-complex="normal"/>
    </style:style>
    <style:style style:name="T250" style:family="text">
      <style:text-properties style:font-name="Linux Libertine O" fo:font-style="normal" fo:font-weight="normal" officeooo:rsid="02e2b9c5" style:font-style-asian="normal" style:font-weight-asian="normal" style:font-style-complex="normal" style:font-weight-complex="normal"/>
    </style:style>
    <style:style style:name="T251" style:family="text">
      <style:text-properties style:font-name="Linux Libertine O" fo:font-style="normal" fo:font-weight="normal" officeooo:rsid="02e3015f" style:font-style-asian="normal" style:font-weight-asian="normal" style:font-style-complex="normal" style:font-weight-complex="normal"/>
    </style:style>
    <style:style style:name="T252" style:family="text">
      <style:text-properties style:font-name="Linux Libertine O" fo:font-style="normal" fo:font-weight="normal" officeooo:rsid="02e3f4c6" style:font-style-asian="normal" style:font-weight-asian="normal" style:font-style-complex="normal" style:font-weight-complex="normal"/>
    </style:style>
    <style:style style:name="T253" style:family="text">
      <style:text-properties style:font-name="Linux Libertine O" fo:font-style="normal" fo:font-weight="normal" officeooo:rsid="02f2e5ac" style:font-style-asian="normal" style:font-weight-asian="normal" style:font-style-complex="normal" style:font-weight-complex="normal"/>
    </style:style>
    <style:style style:name="T254" style:family="text">
      <style:text-properties style:font-name="Linux Libertine O" fo:font-style="normal" fo:font-weight="normal" officeooo:rsid="02f351c5" style:font-style-asian="normal" style:font-weight-asian="normal" style:font-style-complex="normal" style:font-weight-complex="normal"/>
    </style:style>
    <style:style style:name="T255" style:family="text">
      <style:text-properties style:font-name="Linux Libertine O" fo:font-style="normal" style:font-style-asian="normal" style:font-style-complex="normal"/>
    </style:style>
    <style:style style:name="T256" style:family="text">
      <style:text-properties style:font-name="Linux Libertine O" fo:font-style="normal" officeooo:rsid="002582fe" style:font-style-asian="normal" style:font-style-complex="normal"/>
    </style:style>
    <style:style style:name="T257" style:family="text">
      <style:text-properties style:font-name="Linux Libertine O" fo:font-style="normal" officeooo:rsid="00273935" style:font-style-asian="normal" style:font-style-complex="normal"/>
    </style:style>
    <style:style style:name="T258" style:family="text">
      <style:text-properties style:font-name="Linux Libertine O" fo:font-style="normal" officeooo:rsid="0027fc0e" style:font-style-asian="normal" style:font-style-complex="normal"/>
    </style:style>
    <style:style style:name="T259" style:family="text">
      <style:text-properties style:font-name="Linux Libertine O" fo:font-style="normal" officeooo:rsid="008a20dc" style:font-style-asian="normal" style:font-style-complex="normal"/>
    </style:style>
    <style:style style:name="T260" style:family="text">
      <style:text-properties style:font-name="Linux Libertine O" fo:font-style="normal" officeooo:rsid="008b7dd8" style:font-style-asian="normal" style:font-style-complex="normal"/>
    </style:style>
    <style:style style:name="T261" style:family="text">
      <style:text-properties style:font-name="Linux Libertine O" fo:font-style="normal" officeooo:rsid="008c82fa" style:font-style-asian="normal" style:font-style-complex="normal"/>
    </style:style>
    <style:style style:name="T262" style:family="text">
      <style:text-properties style:font-name="Linux Libertine O" fo:font-style="normal" officeooo:rsid="008d8ee6" style:font-style-asian="normal" style:font-style-complex="normal"/>
    </style:style>
    <style:style style:name="T263" style:family="text">
      <style:text-properties style:font-name="Linux Libertine O" fo:font-style="normal" officeooo:rsid="008dfe5f" style:font-style-asian="normal" style:font-style-complex="normal"/>
    </style:style>
    <style:style style:name="T264" style:family="text">
      <style:text-properties style:font-name="Linux Libertine O" fo:font-style="normal" officeooo:rsid="008f808c" style:font-style-asian="normal" style:font-style-complex="normal"/>
    </style:style>
    <style:style style:name="T265" style:family="text">
      <style:text-properties style:font-name="Linux Libertine O" fo:font-style="normal" officeooo:rsid="00911052" style:font-style-asian="normal" style:font-style-complex="normal"/>
    </style:style>
    <style:style style:name="T266" style:family="text">
      <style:text-properties style:font-name="Linux Libertine O" fo:font-style="normal" officeooo:rsid="00932f14" style:font-style-asian="normal" style:font-style-complex="normal"/>
    </style:style>
    <style:style style:name="T267" style:family="text">
      <style:text-properties style:font-name="Linux Libertine O" fo:font-style="normal" officeooo:rsid="0094f46c" style:font-style-asian="normal" style:font-style-complex="normal"/>
    </style:style>
    <style:style style:name="T268" style:family="text">
      <style:text-properties style:font-name="Linux Libertine O" fo:font-style="normal" officeooo:rsid="0096bac0" style:font-style-asian="normal" style:font-style-complex="normal"/>
    </style:style>
    <style:style style:name="T269" style:family="text">
      <style:text-properties style:font-name="Linux Libertine O" fo:font-style="normal" officeooo:rsid="009799fa" style:font-style-asian="normal" style:font-style-complex="normal"/>
    </style:style>
    <style:style style:name="T270" style:family="text">
      <style:text-properties style:font-name="Linux Libertine O" fo:font-style="normal" officeooo:rsid="00982a57" style:font-style-asian="normal" style:font-style-complex="normal"/>
    </style:style>
    <style:style style:name="T271" style:family="text">
      <style:text-properties style:font-name="Linux Libertine O" fo:font-style="normal" officeooo:rsid="00998c25" style:font-style-asian="normal" style:font-style-complex="normal"/>
    </style:style>
    <style:style style:name="T272" style:family="text">
      <style:text-properties style:font-name="Linux Libertine O" fo:font-style="normal" officeooo:rsid="009b33af" style:font-style-asian="normal" style:font-style-complex="normal"/>
    </style:style>
    <style:style style:name="T273" style:family="text">
      <style:text-properties style:font-name="Linux Libertine O" fo:font-style="normal" officeooo:rsid="009bf6ee" style:font-style-asian="normal" style:font-style-complex="normal"/>
    </style:style>
    <style:style style:name="T274" style:family="text">
      <style:text-properties style:font-name="Linux Libertine O" fo:font-style="normal" officeooo:rsid="00a2c1af" style:font-style-asian="normal" style:font-style-complex="normal"/>
    </style:style>
    <style:style style:name="T275" style:family="text">
      <style:text-properties style:font-name="Linux Libertine O" fo:font-style="normal" officeooo:rsid="00a3d8b5" style:font-style-asian="normal" style:font-style-complex="normal"/>
    </style:style>
    <style:style style:name="T276" style:family="text">
      <style:text-properties style:font-name="Linux Libertine O" fo:font-style="normal" officeooo:rsid="0095195a" style:font-style-asian="normal" style:font-style-complex="normal"/>
    </style:style>
    <style:style style:name="T277" style:family="text">
      <style:text-properties style:font-name="Linux Libertine O" fo:font-style="normal" officeooo:rsid="00a5e5c7" style:font-style-asian="normal" style:font-style-complex="normal"/>
    </style:style>
    <style:style style:name="T278" style:family="text">
      <style:text-properties style:font-name="Linux Libertine O" fo:font-style="normal" officeooo:rsid="00a68f7c" style:font-style-asian="normal" style:font-style-complex="normal"/>
    </style:style>
    <style:style style:name="T279" style:family="text">
      <style:text-properties style:font-name="Linux Libertine O" fo:font-style="normal" officeooo:rsid="00a74b13" style:font-style-asian="normal" style:font-style-complex="normal"/>
    </style:style>
    <style:style style:name="T280" style:family="text">
      <style:text-properties style:font-name="Linux Libertine O" fo:font-style="normal" officeooo:rsid="00a763f0" style:font-style-asian="normal" style:font-style-complex="normal"/>
    </style:style>
    <style:style style:name="T281" style:family="text">
      <style:text-properties style:font-name="Linux Libertine O" fo:font-style="normal" officeooo:rsid="00a966f6" style:font-style-asian="normal" style:font-style-complex="normal"/>
    </style:style>
    <style:style style:name="T282" style:family="text">
      <style:text-properties style:font-name="Linux Libertine O" fo:font-style="normal" officeooo:rsid="00ab60e8" style:font-style-asian="normal" style:font-style-complex="normal"/>
    </style:style>
    <style:style style:name="T283" style:family="text">
      <style:text-properties style:font-name="Linux Libertine O" fo:font-style="normal" officeooo:rsid="00ab7be9" style:font-style-asian="normal" style:font-style-complex="normal"/>
    </style:style>
    <style:style style:name="T284" style:family="text">
      <style:text-properties style:font-name="Linux Libertine O" fo:font-style="normal" officeooo:rsid="00ac048e" style:font-style-asian="normal" style:font-style-complex="normal"/>
    </style:style>
    <style:style style:name="T285" style:family="text">
      <style:text-properties style:font-name="Linux Libertine O" fo:font-style="normal" officeooo:rsid="00ac6f7d" style:font-style-asian="normal" style:font-style-complex="normal"/>
    </style:style>
    <style:style style:name="T286" style:family="text">
      <style:text-properties style:font-name="Linux Libertine O" fo:font-style="normal" officeooo:rsid="00acb130" style:font-style-asian="normal" style:font-style-complex="normal"/>
    </style:style>
    <style:style style:name="T287" style:family="text">
      <style:text-properties style:font-name="Linux Libertine O" fo:font-style="normal" officeooo:rsid="00ae4735" style:font-style-asian="normal" style:font-style-complex="normal"/>
    </style:style>
    <style:style style:name="T288" style:family="text">
      <style:text-properties style:font-name="Linux Libertine O" fo:font-style="normal" officeooo:rsid="00ae5116" style:font-style-asian="normal" style:font-style-complex="normal"/>
    </style:style>
    <style:style style:name="T289" style:family="text">
      <style:text-properties style:font-name="Linux Libertine O" fo:font-style="normal" officeooo:rsid="00b050b0" style:font-style-asian="normal" style:font-style-complex="normal"/>
    </style:style>
    <style:style style:name="T290" style:family="text">
      <style:text-properties style:font-name="Linux Libertine O" fo:font-style="normal" officeooo:rsid="00b11e11" style:font-style-asian="normal" style:font-style-complex="normal"/>
    </style:style>
    <style:style style:name="T291" style:family="text">
      <style:text-properties style:font-name="Linux Libertine O" fo:font-style="normal" officeooo:rsid="00b155fc" style:font-style-asian="normal" style:font-style-complex="normal"/>
    </style:style>
    <style:style style:name="T292" style:family="text">
      <style:text-properties style:font-name="Linux Libertine O" fo:font-style="normal" officeooo:rsid="00b3d29d" style:font-style-asian="normal" style:font-style-complex="normal"/>
    </style:style>
    <style:style style:name="T293" style:family="text">
      <style:text-properties style:font-name="Linux Libertine O" fo:font-style="normal" officeooo:rsid="00b5b6d1" style:font-style-asian="normal" style:font-style-complex="normal"/>
    </style:style>
    <style:style style:name="T294" style:family="text">
      <style:text-properties style:font-name="Linux Libertine O" fo:font-style="normal" officeooo:rsid="00b7121c" style:font-style-asian="normal" style:font-style-complex="normal"/>
    </style:style>
    <style:style style:name="T295" style:family="text">
      <style:text-properties style:font-name="Linux Libertine O" fo:font-style="normal" officeooo:rsid="00b77db0" style:font-style-asian="normal" style:font-style-complex="normal"/>
    </style:style>
    <style:style style:name="T296" style:family="text">
      <style:text-properties style:font-name="Linux Libertine O" fo:font-style="normal" officeooo:rsid="00b80175" style:font-style-asian="normal" style:font-style-complex="normal"/>
    </style:style>
    <style:style style:name="T297" style:family="text">
      <style:text-properties style:font-name="Linux Libertine O" fo:font-style="normal" officeooo:rsid="00b9a434" style:font-style-asian="normal" style:font-style-complex="normal"/>
    </style:style>
    <style:style style:name="T298" style:family="text">
      <style:text-properties style:font-name="Linux Libertine O" fo:font-style="normal" officeooo:rsid="00bdb09a" style:font-style-asian="normal" style:font-style-complex="normal"/>
    </style:style>
    <style:style style:name="T299" style:family="text">
      <style:text-properties style:font-name="Linux Libertine O" fo:font-style="normal" officeooo:rsid="00bf5a88" style:font-style-asian="normal" style:font-style-complex="normal"/>
    </style:style>
    <style:style style:name="T300" style:family="text">
      <style:text-properties style:font-name="Linux Libertine O" fo:font-style="normal" officeooo:rsid="00c0070e" style:font-style-asian="normal" style:font-style-complex="normal"/>
    </style:style>
    <style:style style:name="T301" style:family="text">
      <style:text-properties style:font-name="Linux Libertine O" fo:font-style="normal" officeooo:rsid="00c166ab" style:font-style-asian="normal" style:font-style-complex="normal"/>
    </style:style>
    <style:style style:name="T302" style:family="text">
      <style:text-properties style:font-name="Linux Libertine O" fo:font-style="normal" officeooo:rsid="00c282a0" style:font-style-asian="normal" style:font-style-complex="normal"/>
    </style:style>
    <style:style style:name="T303" style:family="text">
      <style:text-properties style:font-name="Linux Libertine O" fo:font-style="normal" officeooo:rsid="00c43ca2" style:font-style-asian="normal" style:font-style-complex="normal"/>
    </style:style>
    <style:style style:name="T304" style:family="text">
      <style:text-properties style:font-name="Linux Libertine O" fo:font-style="normal" officeooo:rsid="00c49f9f" style:font-style-asian="normal" style:font-style-complex="normal"/>
    </style:style>
    <style:style style:name="T305" style:family="text">
      <style:text-properties style:font-name="Linux Libertine O" fo:font-style="normal" officeooo:rsid="00caac88" style:font-style-asian="normal" style:font-style-complex="normal"/>
    </style:style>
    <style:style style:name="T306" style:family="text">
      <style:text-properties style:font-name="Linux Libertine O" fo:font-style="normal" officeooo:rsid="00cc3f72" style:font-style-asian="normal" style:font-style-complex="normal"/>
    </style:style>
    <style:style style:name="T307" style:family="text">
      <style:text-properties style:font-name="Linux Libertine O" fo:font-style="normal" officeooo:rsid="00cdfb53" style:font-style-asian="normal" style:font-style-complex="normal"/>
    </style:style>
    <style:style style:name="T308" style:family="text">
      <style:text-properties style:font-name="Linux Libertine O" fo:font-style="normal" officeooo:rsid="00d2dfe1" style:font-style-asian="normal" style:font-style-complex="normal"/>
    </style:style>
    <style:style style:name="T309" style:family="text">
      <style:text-properties style:font-name="Linux Libertine O" fo:font-style="normal" officeooo:rsid="00d48185" style:font-style-asian="normal" style:font-style-complex="normal"/>
    </style:style>
    <style:style style:name="T310" style:family="text">
      <style:text-properties style:font-name="Linux Libertine O" fo:font-style="normal" officeooo:rsid="00d67062" style:font-style-asian="normal" style:font-style-complex="normal"/>
    </style:style>
    <style:style style:name="T311" style:family="text">
      <style:text-properties style:font-name="Linux Libertine O" fo:font-style="normal" officeooo:rsid="00d9dc27" style:font-style-asian="normal" style:font-style-complex="normal"/>
    </style:style>
    <style:style style:name="T312" style:family="text">
      <style:text-properties style:font-name="Linux Libertine O" fo:font-style="normal" officeooo:rsid="00db3829" style:font-style-asian="normal" style:font-style-complex="normal"/>
    </style:style>
    <style:style style:name="T313" style:family="text">
      <style:text-properties style:font-name="Linux Libertine O" fo:font-style="normal" officeooo:rsid="00dc32f9" style:font-style-asian="normal" style:font-style-complex="normal"/>
    </style:style>
    <style:style style:name="T314" style:family="text">
      <style:text-properties style:font-name="Linux Libertine O" fo:font-style="normal" officeooo:rsid="00dd9d03" style:font-style-asian="normal" style:font-style-complex="normal"/>
    </style:style>
    <style:style style:name="T315" style:family="text">
      <style:text-properties style:font-name="Linux Libertine O" fo:font-style="normal" officeooo:rsid="00de5464" style:font-style-asian="normal" style:font-style-complex="normal"/>
    </style:style>
    <style:style style:name="T316" style:family="text">
      <style:text-properties style:font-name="Linux Libertine O" fo:font-style="normal" officeooo:rsid="00def3ee" style:font-style-asian="normal" style:font-style-complex="normal"/>
    </style:style>
    <style:style style:name="T317" style:family="text">
      <style:text-properties style:font-name="Linux Libertine O" fo:font-style="normal" officeooo:rsid="00dfdf8c" style:font-style-asian="normal" style:font-style-complex="normal"/>
    </style:style>
    <style:style style:name="T318" style:family="text">
      <style:text-properties style:font-name="Linux Libertine O" fo:font-style="normal" officeooo:rsid="00e17acb" style:font-style-asian="normal" style:font-style-complex="normal"/>
    </style:style>
    <style:style style:name="T319" style:family="text">
      <style:text-properties style:font-name="Linux Libertine O" fo:font-style="normal" officeooo:rsid="00e2504a" style:font-style-asian="normal" style:font-style-complex="normal"/>
    </style:style>
    <style:style style:name="T320" style:family="text">
      <style:text-properties style:font-name="Linux Libertine O" fo:font-style="normal" officeooo:rsid="00e347e8" style:font-style-asian="normal" style:font-style-complex="normal"/>
    </style:style>
    <style:style style:name="T321" style:family="text">
      <style:text-properties style:font-name="Linux Libertine O" fo:font-style="normal" officeooo:rsid="00e5084a" style:font-style-asian="normal" style:font-style-complex="normal"/>
    </style:style>
    <style:style style:name="T322" style:family="text">
      <style:text-properties style:font-name="Linux Libertine O" fo:font-style="normal" officeooo:rsid="00e66df9" style:font-style-asian="normal" style:font-style-complex="normal"/>
    </style:style>
    <style:style style:name="T323" style:family="text">
      <style:text-properties style:font-name="Linux Libertine O" fo:font-style="normal" officeooo:rsid="00e759b0" style:font-style-asian="normal" style:font-style-complex="normal"/>
    </style:style>
    <style:style style:name="T324" style:family="text">
      <style:text-properties style:font-name="Linux Libertine O" fo:font-style="normal" officeooo:rsid="00e8bdde" style:font-style-asian="normal" style:font-style-complex="normal"/>
    </style:style>
    <style:style style:name="T325" style:family="text">
      <style:text-properties style:font-name="Linux Libertine O" fo:font-style="normal" officeooo:rsid="00ea656f" style:font-style-asian="normal" style:font-style-complex="normal"/>
    </style:style>
    <style:style style:name="T326" style:family="text">
      <style:text-properties style:font-name="Linux Libertine O" fo:font-style="normal" officeooo:rsid="00ec4235" style:font-style-asian="normal" style:font-style-complex="normal"/>
    </style:style>
    <style:style style:name="T327" style:family="text">
      <style:text-properties style:font-name="Linux Libertine O" fo:font-style="normal" officeooo:rsid="00ec55bb" style:font-style-asian="normal" style:font-style-complex="normal"/>
    </style:style>
    <style:style style:name="T328" style:family="text">
      <style:text-properties style:font-name="Linux Libertine O" fo:font-style="normal" officeooo:rsid="00ee2bfa" style:font-style-asian="normal" style:font-style-complex="normal"/>
    </style:style>
    <style:style style:name="T329" style:family="text">
      <style:text-properties style:font-name="Linux Libertine O" fo:font-style="normal" officeooo:rsid="00ef1ff3" style:font-style-asian="normal" style:font-style-complex="normal"/>
    </style:style>
    <style:style style:name="T330" style:family="text">
      <style:text-properties style:font-name="Linux Libertine O" fo:font-style="normal" officeooo:rsid="00eff95a" style:font-style-asian="normal" style:font-style-complex="normal"/>
    </style:style>
    <style:style style:name="T331" style:family="text">
      <style:text-properties style:font-name="Linux Libertine O" fo:font-style="normal" officeooo:rsid="01109f05" style:font-style-asian="normal" style:font-style-complex="normal"/>
    </style:style>
    <style:style style:name="T332" style:family="text">
      <style:text-properties style:font-name="Linux Libertine O" fo:font-style="normal" officeooo:rsid="0127e7ae" style:font-style-asian="normal" style:font-style-complex="normal"/>
    </style:style>
    <style:style style:name="T333" style:family="text">
      <style:text-properties style:font-name="Linux Libertine O" fo:font-style="normal" officeooo:rsid="009fa53d" style:font-style-asian="normal" style:font-style-complex="normal"/>
    </style:style>
    <style:style style:name="T334" style:family="text">
      <style:text-properties style:font-name="Linux Libertine O" fo:font-style="normal" officeooo:rsid="0127f055" style:font-style-asian="normal" style:font-style-complex="normal"/>
    </style:style>
    <style:style style:name="T335" style:family="text">
      <style:text-properties style:font-name="Linux Libertine O" fo:font-style="normal" officeooo:rsid="015d860d" style:font-style-asian="normal" style:font-style-complex="normal"/>
    </style:style>
    <style:style style:name="T336" style:family="text">
      <style:text-properties style:font-name="Linux Libertine O" fo:font-style="normal" officeooo:rsid="015f707c" style:font-style-asian="normal" style:font-style-complex="normal"/>
    </style:style>
    <style:style style:name="T337" style:family="text">
      <style:text-properties style:font-name="Linux Libertine O" fo:font-style="normal" officeooo:rsid="016051bf" style:font-style-asian="normal" style:font-style-complex="normal"/>
    </style:style>
    <style:style style:name="T338" style:family="text">
      <style:text-properties style:font-name="Linux Libertine O" fo:font-style="normal" officeooo:rsid="016052f2" style:font-style-asian="normal" style:font-style-complex="normal"/>
    </style:style>
    <style:style style:name="T339" style:family="text">
      <style:text-properties style:font-name="Linux Libertine O" fo:font-style="normal" officeooo:rsid="0162ec2b" style:font-style-asian="normal" style:font-style-complex="normal"/>
    </style:style>
    <style:style style:name="T340" style:family="text">
      <style:text-properties style:font-name="Linux Libertine O" fo:font-style="normal" officeooo:rsid="01648bbf" style:font-style-asian="normal" style:font-style-complex="normal"/>
    </style:style>
    <style:style style:name="T341" style:family="text">
      <style:text-properties style:font-name="Linux Libertine O" fo:font-style="normal" officeooo:rsid="01660cba" style:font-style-asian="normal" style:font-style-complex="normal"/>
    </style:style>
    <style:style style:name="T342" style:family="text">
      <style:text-properties style:font-name="Linux Libertine O" fo:font-style="normal" officeooo:rsid="01668873" style:font-style-asian="normal" style:font-style-complex="normal"/>
    </style:style>
    <style:style style:name="T343" style:family="text">
      <style:text-properties style:font-name="Linux Libertine O" fo:font-style="normal" officeooo:rsid="0168703c" style:font-style-asian="normal" style:font-style-complex="normal"/>
    </style:style>
    <style:style style:name="T344" style:family="text">
      <style:text-properties style:font-name="Linux Libertine O" fo:font-style="normal" officeooo:rsid="0169ce81" style:font-style-asian="normal" style:font-style-complex="normal"/>
    </style:style>
    <style:style style:name="T345" style:family="text">
      <style:text-properties style:font-name="Linux Libertine O" fo:font-style="normal" officeooo:rsid="016b6e36" style:font-style-asian="normal" style:font-style-complex="normal"/>
    </style:style>
    <style:style style:name="T346" style:family="text">
      <style:text-properties style:font-name="Linux Libertine O" fo:font-style="normal" officeooo:rsid="016d10a2" style:font-style-asian="normal" style:font-style-complex="normal"/>
    </style:style>
    <style:style style:name="T347" style:family="text">
      <style:text-properties style:font-name="Linux Libertine O" fo:font-style="normal" officeooo:rsid="01941f77" style:font-style-asian="normal" style:font-style-complex="normal"/>
    </style:style>
    <style:style style:name="T348" style:family="text">
      <style:text-properties style:font-name="Linux Libertine O" fo:font-style="normal" officeooo:rsid="01b17b7a" style:font-style-asian="normal" style:font-style-complex="normal"/>
    </style:style>
    <style:style style:name="T349" style:family="text">
      <style:text-properties style:font-name="Linux Libertine O" fo:font-style="normal" officeooo:rsid="01c1bc54" style:font-style-asian="normal" style:font-style-complex="normal"/>
    </style:style>
    <style:style style:name="T350" style:family="text">
      <style:text-properties style:font-name="Linux Libertine O" fo:font-style="normal" officeooo:rsid="0204dfad" style:font-style-asian="normal" style:font-style-complex="normal"/>
    </style:style>
    <style:style style:name="T351" style:family="text">
      <style:text-properties style:font-name="Linux Libertine O" fo:font-style="normal" officeooo:rsid="02a4d69d" style:font-style-asian="normal" style:font-style-complex="normal"/>
    </style:style>
    <style:style style:name="T352" style:family="text">
      <style:text-properties style:font-name="Linux Libertine O" fo:font-style="normal" officeooo:rsid="02a5dfc2" style:font-style-asian="normal" style:font-style-complex="normal"/>
    </style:style>
    <style:style style:name="T353" style:family="text">
      <style:text-properties style:font-name="Linux Libertine O" fo:font-style="normal" officeooo:rsid="02a7aad4" style:font-style-asian="normal" style:font-style-complex="normal"/>
    </style:style>
    <style:style style:name="T354" style:family="text">
      <style:text-properties style:font-name="Linux Libertine O" fo:font-style="normal" officeooo:rsid="02a8ceb0" style:font-style-asian="normal" style:font-style-complex="normal"/>
    </style:style>
    <style:style style:name="T355" style:family="text">
      <style:text-properties style:font-name="Linux Libertine O" fo:font-style="normal" officeooo:rsid="02aa4f60" style:font-style-asian="normal" style:font-style-complex="normal"/>
    </style:style>
    <style:style style:name="T356" style:family="text">
      <style:text-properties style:font-name="Linux Libertine O" fo:font-style="normal" officeooo:rsid="02ae90ee" style:font-style-asian="normal" style:font-style-complex="normal"/>
    </style:style>
    <style:style style:name="T357" style:family="text">
      <style:text-properties style:font-name="Linux Libertine O" fo:font-style="normal" officeooo:rsid="02b0e057" style:font-style-asian="normal" style:font-style-complex="normal"/>
    </style:style>
    <style:style style:name="T358" style:family="text">
      <style:text-properties style:font-name="Linux Libertine O" fo:font-style="normal" officeooo:rsid="02b15fe9" style:font-style-asian="normal" style:font-style-complex="normal"/>
    </style:style>
    <style:style style:name="T359" style:family="text">
      <style:text-properties style:font-name="Linux Libertine O" fo:font-style="normal" officeooo:rsid="02b1d32e" style:font-style-asian="normal" style:font-style-complex="normal"/>
    </style:style>
    <style:style style:name="T360" style:family="text">
      <style:text-properties style:font-name="Linux Libertine O" fo:font-style="normal" officeooo:rsid="02b374ca" style:font-style-asian="normal" style:font-style-complex="normal"/>
    </style:style>
    <style:style style:name="T361" style:family="text">
      <style:text-properties style:font-name="Linux Libertine O" fo:font-style="normal" officeooo:rsid="02b46240" style:font-style-asian="normal" style:font-style-complex="normal"/>
    </style:style>
    <style:style style:name="T362" style:family="text">
      <style:text-properties style:font-name="Linux Libertine O" fo:font-style="normal" officeooo:rsid="02b580cc" style:font-style-asian="normal" style:font-style-complex="normal"/>
    </style:style>
    <style:style style:name="T363" style:family="text">
      <style:text-properties style:font-name="Linux Libertine O" fo:font-style="normal" officeooo:rsid="008ab443" style:font-style-asian="normal" style:font-style-complex="normal"/>
    </style:style>
    <style:style style:name="T364" style:family="text">
      <style:text-properties style:font-name="Linux Libertine O" fo:font-style="normal" officeooo:rsid="002ae3e3" style:font-style-asian="normal" style:font-style-complex="normal"/>
    </style:style>
    <style:style style:name="T365" style:family="text">
      <style:text-properties style:font-name="Linux Libertine O" fo:font-style="normal" officeooo:rsid="02bab73c" style:font-style-asian="normal" style:font-style-complex="normal"/>
    </style:style>
    <style:style style:name="T366" style:family="text">
      <style:text-properties style:font-name="Linux Libertine O" fo:font-style="normal" officeooo:rsid="02bbd324" style:font-style-asian="normal" style:font-style-complex="normal"/>
    </style:style>
    <style:style style:name="T367" style:family="text">
      <style:text-properties style:font-name="Linux Libertine O" fo:font-style="normal" officeooo:rsid="02bd8fdb" style:font-style-asian="normal" style:font-style-complex="normal"/>
    </style:style>
    <style:style style:name="T368" style:family="text">
      <style:text-properties style:font-name="Linux Libertine O" fo:font-style="normal" officeooo:rsid="02bdaa6d" style:font-style-asian="normal" style:font-style-complex="normal"/>
    </style:style>
    <style:style style:name="T369" style:family="text">
      <style:text-properties style:font-name="Linux Libertine O" fo:font-style="normal" officeooo:rsid="02befd8b" style:font-style-asian="normal" style:font-style-complex="normal"/>
    </style:style>
    <style:style style:name="T370" style:family="text">
      <style:text-properties style:font-name="Linux Libertine O" fo:font-style="normal" officeooo:rsid="02bfd647" style:font-style-asian="normal" style:font-style-complex="normal"/>
    </style:style>
    <style:style style:name="T371" style:family="text">
      <style:text-properties style:font-name="Linux Libertine O" fo:font-style="normal" officeooo:rsid="02c2b56f" style:font-style-asian="normal" style:font-style-complex="normal"/>
    </style:style>
    <style:style style:name="T372" style:family="text">
      <style:text-properties style:font-name="Linux Libertine O" fo:font-style="normal" officeooo:rsid="02c638cb" style:font-style-asian="normal" style:font-style-complex="normal"/>
    </style:style>
    <style:style style:name="T373" style:family="text">
      <style:text-properties style:font-name="Linux Libertine O" fo:font-style="normal" officeooo:rsid="02c83281" style:font-style-asian="normal" style:font-style-complex="normal"/>
    </style:style>
    <style:style style:name="T374" style:family="text">
      <style:text-properties style:font-name="Linux Libertine O" fo:font-style="normal" officeooo:rsid="02c852ab" style:font-style-asian="normal" style:font-style-complex="normal"/>
    </style:style>
    <style:style style:name="T375" style:family="text">
      <style:text-properties style:font-name="Linux Libertine O" fo:font-style="normal" officeooo:rsid="02c8a3bd" style:font-style-asian="normal" style:font-style-complex="normal"/>
    </style:style>
    <style:style style:name="T376" style:family="text">
      <style:text-properties style:font-name="Linux Libertine O" fo:font-style="normal" officeooo:rsid="02ca69a4" style:font-style-asian="normal" style:font-style-complex="normal"/>
    </style:style>
    <style:style style:name="T377" style:family="text">
      <style:text-properties style:font-name="Linux Libertine O" fo:font-style="normal" officeooo:rsid="02cbd7d0" style:font-style-asian="normal" style:font-style-complex="normal"/>
    </style:style>
    <style:style style:name="T378" style:family="text">
      <style:text-properties style:font-name="Linux Libertine O" fo:font-style="normal" officeooo:rsid="02eca2cb" style:font-style-asian="normal" style:font-style-complex="normal"/>
    </style:style>
    <style:style style:name="T379" style:family="text">
      <style:text-properties style:font-name="Linux Libertine O" fo:font-style="normal" officeooo:rsid="02ede31c" style:font-style-asian="normal" style:font-style-complex="normal"/>
    </style:style>
    <style:style style:name="T380" style:family="text">
      <style:text-properties style:font-name="Linux Libertine O" fo:font-style="italic" fo:font-weight="normal" style:font-style-asian="italic" style:font-weight-asian="normal" style:font-style-complex="italic" style:font-weight-complex="normal"/>
    </style:style>
    <style:style style:name="T381" style:family="text">
      <style:text-properties style:font-name="Linux Libertine O" fo:font-style="italic" fo:font-weight="normal" officeooo:rsid="00573f31" style:font-style-asian="italic" style:font-weight-asian="normal" style:font-style-complex="italic" style:font-weight-complex="normal"/>
    </style:style>
    <style:style style:name="T382" style:family="text">
      <style:text-properties style:font-name="Linux Libertine O" fo:font-style="italic" fo:font-weight="normal" officeooo:rsid="0058c3d5" style:font-style-asian="italic" style:font-weight-asian="normal" style:font-style-complex="italic" style:font-weight-complex="normal"/>
    </style:style>
    <style:style style:name="T383" style:family="text">
      <style:text-properties style:font-name="Linux Libertine O" fo:font-style="italic" fo:font-weight="normal" officeooo:rsid="0058c909" style:font-style-asian="italic" style:font-weight-asian="normal" style:font-style-complex="italic" style:font-weight-complex="normal"/>
    </style:style>
    <style:style style:name="T384" style:family="text">
      <style:text-properties style:font-name="Linux Libertine O" fo:font-style="italic" fo:font-weight="normal" officeooo:rsid="008b7dd8" style:font-style-asian="italic" style:font-weight-asian="normal" style:font-style-complex="italic" style:font-weight-complex="normal"/>
    </style:style>
    <style:style style:name="T385" style:family="text">
      <style:text-properties style:font-name="Linux Libertine O" fo:font-style="italic" fo:font-weight="normal" officeooo:rsid="00cff533" style:font-style-asian="italic" style:font-weight-asian="normal" style:font-style-complex="italic" style:font-weight-complex="normal"/>
    </style:style>
    <style:style style:name="T386" style:family="text">
      <style:text-properties style:font-name="Linux Libertine O" fo:font-style="italic" fo:font-weight="normal" officeooo:rsid="0095195a" style:font-style-asian="italic" style:font-weight-asian="normal" style:font-style-complex="italic" style:font-weight-complex="normal"/>
    </style:style>
    <style:style style:name="T387" style:family="text">
      <style:text-properties style:font-name="Linux Libertine O" fo:font-style="italic" fo:font-weight="normal" officeooo:rsid="00f3bc46" style:font-style-asian="italic" style:font-weight-asian="normal" style:font-style-complex="italic" style:font-weight-complex="normal"/>
    </style:style>
    <style:style style:name="T388" style:family="text">
      <style:text-properties style:font-name="Linux Libertine O" fo:font-style="italic" fo:font-weight="normal" officeooo:rsid="00ff42c1" style:font-style-asian="italic" style:font-weight-asian="normal" style:font-style-complex="italic" style:font-weight-complex="normal"/>
    </style:style>
    <style:style style:name="T389" style:family="text">
      <style:text-properties style:font-name="Linux Libertine O" fo:font-style="italic" fo:font-weight="normal" officeooo:rsid="0102195a" style:font-style-asian="italic" style:font-weight-asian="normal" style:font-style-complex="italic" style:font-weight-complex="normal"/>
    </style:style>
    <style:style style:name="T390" style:family="text">
      <style:text-properties style:font-name="Linux Libertine O" fo:font-style="italic" fo:font-weight="normal" officeooo:rsid="010e5778" style:font-style-asian="italic" style:font-weight-asian="normal" style:font-style-complex="italic" style:font-weight-complex="normal"/>
    </style:style>
    <style:style style:name="T391" style:family="text">
      <style:text-properties style:font-name="Linux Libertine O" fo:font-style="italic" fo:font-weight="normal" officeooo:rsid="01127815" style:font-style-asian="italic" style:font-weight-asian="normal" style:font-style-complex="italic" style:font-weight-complex="normal"/>
    </style:style>
    <style:style style:name="T392" style:family="text">
      <style:text-properties style:font-name="Linux Libertine O" fo:font-style="italic" fo:font-weight="normal" officeooo:rsid="0118eba4" style:font-style-asian="italic" style:font-weight-asian="normal" style:font-style-complex="italic" style:font-weight-complex="normal"/>
    </style:style>
    <style:style style:name="T393" style:family="text">
      <style:text-properties style:font-name="Linux Libertine O" fo:font-style="italic" fo:font-weight="normal" officeooo:rsid="012cba67" style:font-style-asian="italic" style:font-weight-asian="normal" style:font-style-complex="italic" style:font-weight-complex="normal"/>
    </style:style>
    <style:style style:name="T394" style:family="text">
      <style:text-properties style:font-name="Linux Libertine O" fo:font-style="italic" fo:font-weight="normal" officeooo:rsid="0182df7b" style:font-style-asian="italic" style:font-weight-asian="normal" style:font-style-complex="italic" style:font-weight-complex="normal"/>
    </style:style>
    <style:style style:name="T395" style:family="text">
      <style:text-properties style:font-name="Linux Libertine O" fo:font-style="italic" fo:font-weight="normal" officeooo:rsid="018bac9c" style:font-style-asian="italic" style:font-weight-asian="normal" style:font-style-complex="italic" style:font-weight-complex="normal"/>
    </style:style>
    <style:style style:name="T396" style:family="text">
      <style:text-properties style:font-name="Linux Libertine O" fo:font-style="italic" fo:font-weight="normal" officeooo:rsid="01904545" style:font-style-asian="italic" style:font-weight-asian="normal" style:font-style-complex="italic" style:font-weight-complex="normal"/>
    </style:style>
    <style:style style:name="T397" style:family="text">
      <style:text-properties style:font-name="Linux Libertine O" fo:font-style="italic" fo:font-weight="normal" officeooo:rsid="01941f77" style:font-style-asian="italic" style:font-weight-asian="normal" style:font-style-complex="italic" style:font-weight-complex="normal"/>
    </style:style>
    <style:style style:name="T398" style:family="text">
      <style:text-properties style:font-name="Linux Libertine O" fo:font-style="italic" fo:font-weight="normal" officeooo:rsid="013309e9" style:font-style-asian="italic" style:font-weight-asian="normal" style:font-style-complex="italic" style:font-weight-complex="normal"/>
    </style:style>
    <style:style style:name="T399" style:family="text">
      <style:text-properties style:font-name="Linux Libertine O" fo:font-style="italic" fo:font-weight="normal" officeooo:rsid="01cdaf80" style:font-style-asian="italic" style:font-weight-asian="normal" style:font-style-complex="italic" style:font-weight-complex="normal"/>
    </style:style>
    <style:style style:name="T400" style:family="text">
      <style:text-properties style:font-name="Linux Libertine O" fo:font-style="italic" fo:font-weight="normal" officeooo:rsid="0127f055" style:font-style-asian="italic" style:font-weight-asian="normal" style:font-style-complex="italic" style:font-weight-complex="normal"/>
    </style:style>
    <style:style style:name="T401" style:family="text">
      <style:text-properties style:font-name="Linux Libertine O" fo:font-style="italic" fo:font-weight="normal" officeooo:rsid="01d65323" style:font-style-asian="italic" style:font-weight-asian="normal" style:font-style-complex="italic" style:font-weight-complex="normal"/>
    </style:style>
    <style:style style:name="T402" style:family="text">
      <style:text-properties style:font-name="Linux Libertine O" fo:font-style="italic" fo:font-weight="normal" officeooo:rsid="026cf439" style:font-style-asian="italic" style:font-weight-asian="normal" style:font-style-complex="italic" style:font-weight-complex="normal"/>
    </style:style>
    <style:style style:name="T403" style:family="text">
      <style:text-properties style:font-name="Linux Libertine O" fo:font-style="italic" fo:font-weight="normal" officeooo:rsid="02e3015f" style:font-style-asian="italic" style:font-weight-asian="normal" style:font-style-complex="italic" style:font-weight-complex="normal"/>
    </style:style>
    <style:style style:name="T404" style:family="text">
      <style:text-properties style:font-name="Linux Libertine O" fo:font-style="italic" style:font-style-asian="italic" style:font-style-complex="italic"/>
    </style:style>
    <style:style style:name="T405" style:family="text">
      <style:text-properties style:font-name="Linux Libertine O" fo:font-style="italic" officeooo:rsid="019426bf" style:font-style-asian="italic" style:font-style-complex="italic"/>
    </style:style>
    <style:style style:name="T406" style:family="text">
      <style:text-properties style:font-name="Linux Libertine O" fo:font-style="italic" officeooo:rsid="0195abca" style:font-style-asian="italic" style:font-style-complex="italic"/>
    </style:style>
    <style:style style:name="T407" style:family="text">
      <style:text-properties style:font-name="Linux Libertine O" fo:language="id" fo:country="ID" fo:font-style="normal" style:text-underline-style="none" fo:font-weight="normal" style:font-style-asian="normal" style:font-weight-asian="normal" style:font-style-complex="normal" style:font-weight-complex="normal"/>
    </style:style>
    <style:style style:name="T408" style:family="text">
      <style:text-properties style:font-name="Linux Libertine O" fo:language="id" fo:country="ID" fo:font-style="normal" style:text-underline-style="none" fo:font-weight="normal" officeooo:rsid="0279b3dd" style:font-style-asian="normal" style:font-weight-asian="normal" style:font-style-complex="normal" style:font-weight-complex="normal"/>
    </style:style>
    <style:style style:name="T409" style:family="text">
      <style:text-properties style:font-name="Linux Libertine O" fo:language="id" fo:country="ID" fo:font-style="normal" style:text-underline-style="none" fo:font-weight="normal" officeooo:rsid="004a563e" style:font-style-asian="normal" style:font-weight-asian="normal" style:font-style-complex="normal" style:font-weight-complex="normal"/>
    </style:style>
    <style:style style:name="T410" style:family="text">
      <style:text-properties style:font-name="Linux Libertine O" fo:language="id" fo:country="ID" fo:font-style="italic" style:text-underline-style="none" fo:font-weight="normal" style:font-style-asian="italic" style:font-weight-asian="normal" style:font-style-complex="italic" style:font-weight-complex="normal"/>
    </style:style>
    <style:style style:name="T411" style:family="text">
      <style:text-properties style:font-name="Linux Libertine O" fo:font-weight="normal" officeooo:rsid="01f417d2" style:font-weight-asian="normal" style:font-weight-complex="normal"/>
    </style:style>
    <style:style style:name="T412" style:family="text">
      <style:text-properties style:font-name="Linux Libertine O" fo:font-weight="normal" officeooo:rsid="0127f055" style:font-weight-asian="normal" style:font-weight-complex="normal"/>
    </style:style>
    <style:style style:name="T413" style:family="text">
      <style:text-properties officeooo:rsid="0041249f"/>
    </style:style>
    <style:style style:name="T414" style:family="text">
      <style:text-properties officeooo:rsid="0045e854"/>
    </style:style>
    <style:style style:name="T415" style:family="text">
      <style:text-properties officeooo:rsid="00474e6a"/>
    </style:style>
    <style:style style:name="T416" style:family="text">
      <style:text-properties officeooo:rsid="0049c5e2"/>
    </style:style>
    <style:style style:name="T417" style:family="text">
      <style:text-properties officeooo:rsid="004ae1ed"/>
    </style:style>
    <style:style style:name="T418" style:family="text">
      <style:text-properties officeooo:rsid="004c6318"/>
    </style:style>
    <style:style style:name="T419" style:family="text">
      <style:text-properties fo:font-style="italic" style:font-style-asian="italic" style:font-style-complex="italic"/>
    </style:style>
    <style:style style:name="T420" style:family="text">
      <style:text-properties fo:font-style="italic" officeooo:rsid="019426bf" style:font-style-asian="italic" style:font-style-complex="italic"/>
    </style:style>
    <style:style style:name="T421" style:family="text">
      <style:text-properties fo:font-style="italic" officeooo:rsid="019d27f8" style:font-style-asian="italic" style:font-style-complex="italic"/>
    </style:style>
    <style:style style:name="T422" style:family="text">
      <style:text-properties fo:font-style="italic" officeooo:rsid="009792e0" style:font-style-asian="italic" style:font-style-complex="italic"/>
    </style:style>
    <style:style style:name="T423" style:family="text">
      <style:text-properties fo:font-style="italic" officeooo:rsid="00d7d53a" style:font-style-asian="italic" style:font-style-complex="italic"/>
    </style:style>
    <style:style style:name="T424" style:family="text">
      <style:text-properties fo:font-style="italic" officeooo:rsid="01113772" style:font-style-asian="italic" style:font-style-complex="italic"/>
    </style:style>
    <style:style style:name="T425" style:family="text">
      <style:text-properties fo:font-style="italic" officeooo:rsid="00283b96" style:font-style-asian="italic" style:font-style-complex="italic"/>
    </style:style>
    <style:style style:name="T426" style:family="text">
      <style:text-properties fo:font-style="italic" officeooo:rsid="0120660b" style:font-style-asian="italic" style:font-style-complex="italic"/>
    </style:style>
    <style:style style:name="T427" style:family="text">
      <style:text-properties fo:font-style="italic" officeooo:rsid="0120a122" style:font-style-asian="italic" style:font-style-complex="italic"/>
    </style:style>
    <style:style style:name="T428" style:family="text">
      <style:text-properties fo:font-style="italic" officeooo:rsid="015bb241" style:font-style-asian="italic" style:font-style-complex="italic"/>
    </style:style>
    <style:style style:name="T429" style:family="text">
      <style:text-properties fo:font-style="italic" officeooo:rsid="0197a6e9" style:font-style-asian="italic" style:font-style-complex="italic"/>
    </style:style>
    <style:style style:name="T430" style:family="text">
      <style:text-properties fo:font-style="italic" officeooo:rsid="01d5a4dd" style:font-style-asian="italic" style:font-style-complex="italic"/>
    </style:style>
    <style:style style:name="T431" style:family="text">
      <style:text-properties fo:font-style="italic" officeooo:rsid="02289562" style:font-style-asian="italic" style:font-style-complex="italic"/>
    </style:style>
    <style:style style:name="T432" style:family="text">
      <style:text-properties fo:font-style="italic" officeooo:rsid="0251050b" style:font-style-asian="italic" style:font-style-complex="italic"/>
    </style:style>
    <style:style style:name="T433" style:family="text">
      <style:text-properties fo:font-style="italic" officeooo:rsid="028e6335" style:font-style-asian="italic" style:font-style-complex="italic"/>
    </style:style>
    <style:style style:name="T434" style:family="text">
      <style:text-properties fo:font-style="italic" officeooo:rsid="02a28634" style:font-style-asian="italic" style:font-style-complex="italic"/>
    </style:style>
    <style:style style:name="T435" style:family="text">
      <style:text-properties fo:font-style="italic" fo:font-weight="normal" officeooo:rsid="00573f31" style:font-style-asian="italic" style:font-weight-asian="normal" style:font-style-complex="italic" style:font-weight-complex="normal"/>
    </style:style>
    <style:style style:name="T436" style:family="text">
      <style:text-properties fo:font-style="italic" fo:font-weight="normal" officeooo:rsid="00206f8b" style:font-style-asian="italic" style:font-weight-asian="normal" style:font-style-complex="italic" style:font-weight-complex="normal"/>
    </style:style>
    <style:style style:name="T437" style:family="text">
      <style:text-properties fo:font-style="italic" fo:font-weight="normal" officeooo:rsid="004c8db9" style:font-style-asian="italic" style:font-weight-asian="normal" style:font-style-complex="italic" style:font-weight-complex="normal"/>
    </style:style>
    <style:style style:name="T438" style:family="text">
      <style:text-properties fo:font-style="italic" fo:font-weight="normal" officeooo:rsid="00171b1b" style:font-style-asian="italic" style:font-weight-asian="normal" style:font-style-complex="italic" style:font-weight-complex="normal"/>
    </style:style>
    <style:style style:name="T439" style:family="text">
      <style:text-properties fo:font-style="normal" style:font-style-asian="normal" style:font-style-complex="normal"/>
    </style:style>
    <style:style style:name="T440" style:family="text">
      <style:text-properties fo:font-style="normal" officeooo:rsid="005af005" style:font-style-asian="normal" style:font-style-complex="normal"/>
    </style:style>
    <style:style style:name="T441" style:family="text">
      <style:text-properties fo:font-style="normal" officeooo:rsid="005c04bb" style:font-style-asian="normal" style:font-style-complex="normal"/>
    </style:style>
    <style:style style:name="T442" style:family="text">
      <style:text-properties fo:font-style="normal" officeooo:rsid="007b949a" style:font-style-asian="normal" style:font-style-complex="normal"/>
    </style:style>
    <style:style style:name="T443" style:family="text">
      <style:text-properties fo:font-style="normal" officeooo:rsid="007e2333" style:font-style-asian="normal" style:font-style-complex="normal"/>
    </style:style>
    <style:style style:name="T444" style:family="text">
      <style:text-properties fo:font-style="normal" officeooo:rsid="0082c448" style:font-style-asian="normal" style:font-style-complex="normal"/>
    </style:style>
    <style:style style:name="T445" style:family="text">
      <style:text-properties fo:font-style="normal" officeooo:rsid="0029b8ca" style:font-style-asian="normal" style:font-style-complex="normal"/>
    </style:style>
    <style:style style:name="T446" style:family="text">
      <style:text-properties fo:font-style="normal" officeooo:rsid="019426bf" style:font-style-asian="normal" style:font-style-complex="normal"/>
    </style:style>
    <style:style style:name="T447" style:family="text">
      <style:text-properties fo:font-style="normal" officeooo:rsid="0096bac0" style:font-style-asian="normal" style:font-style-complex="normal"/>
    </style:style>
    <style:style style:name="T448" style:family="text">
      <style:text-properties fo:font-style="normal" officeooo:rsid="009792e0" style:font-style-asian="normal" style:font-style-complex="normal"/>
    </style:style>
    <style:style style:name="T449" style:family="text">
      <style:text-properties fo:font-style="normal" officeooo:rsid="00bc6fd0" style:font-style-asian="normal" style:font-style-complex="normal"/>
    </style:style>
    <style:style style:name="T450" style:family="text">
      <style:text-properties fo:font-style="normal" officeooo:rsid="00ccb615" style:font-style-asian="normal" style:font-style-complex="normal"/>
    </style:style>
    <style:style style:name="T451" style:family="text">
      <style:text-properties fo:font-style="normal" officeooo:rsid="00d7d53a" style:font-style-asian="normal" style:font-style-complex="normal"/>
    </style:style>
    <style:style style:name="T452" style:family="text">
      <style:text-properties fo:font-style="normal" officeooo:rsid="00f0752a" style:font-style-asian="normal" style:font-style-complex="normal"/>
    </style:style>
    <style:style style:name="T453" style:family="text">
      <style:text-properties fo:font-style="normal" officeooo:rsid="0102195a" style:font-style-asian="normal" style:font-style-complex="normal"/>
    </style:style>
    <style:style style:name="T454" style:family="text">
      <style:text-properties fo:font-style="normal" officeooo:rsid="010ed522" style:font-style-asian="normal" style:font-style-complex="normal"/>
    </style:style>
    <style:style style:name="T455" style:family="text">
      <style:text-properties fo:font-style="normal" officeooo:rsid="01113772" style:font-style-asian="normal" style:font-style-complex="normal"/>
    </style:style>
    <style:style style:name="T456" style:family="text">
      <style:text-properties fo:font-style="normal" officeooo:rsid="0120660b" style:font-style-asian="normal" style:font-style-complex="normal"/>
    </style:style>
    <style:style style:name="T457" style:family="text">
      <style:text-properties fo:font-style="normal" officeooo:rsid="0125fbc6" style:font-style-asian="normal" style:font-style-complex="normal"/>
    </style:style>
    <style:style style:name="T458" style:family="text">
      <style:text-properties fo:font-style="normal" officeooo:rsid="015bb241" style:font-style-asian="normal" style:font-style-complex="normal"/>
    </style:style>
    <style:style style:name="T459" style:family="text">
      <style:text-properties fo:font-style="normal" officeooo:rsid="015c401e" style:font-style-asian="normal" style:font-style-complex="normal"/>
    </style:style>
    <style:style style:name="T460" style:family="text">
      <style:text-properties fo:font-style="normal" officeooo:rsid="01635249" style:font-style-asian="normal" style:font-style-complex="normal"/>
    </style:style>
    <style:style style:name="T461" style:family="text">
      <style:text-properties fo:font-style="normal" officeooo:rsid="0182df7b" style:font-style-asian="normal" style:font-style-complex="normal"/>
    </style:style>
    <style:style style:name="T462" style:family="text">
      <style:text-properties fo:font-style="normal" officeooo:rsid="01941f77" style:font-style-asian="normal" style:font-style-complex="normal"/>
    </style:style>
    <style:style style:name="T463" style:family="text">
      <style:text-properties fo:font-style="normal" officeooo:rsid="0197a6e9" style:font-style-asian="normal" style:font-style-complex="normal"/>
    </style:style>
    <style:style style:name="T464" style:family="text">
      <style:text-properties fo:font-style="normal" officeooo:rsid="01a3f42c" style:font-style-asian="normal" style:font-style-complex="normal"/>
    </style:style>
    <style:style style:name="T465" style:family="text">
      <style:text-properties fo:font-style="normal" officeooo:rsid="01aaea9f" style:font-style-asian="normal" style:font-style-complex="normal"/>
    </style:style>
    <style:style style:name="T466" style:family="text">
      <style:text-properties fo:font-style="normal" officeooo:rsid="01d5a4dd" style:font-style-asian="normal" style:font-style-complex="normal"/>
    </style:style>
    <style:style style:name="T467" style:family="text">
      <style:text-properties fo:font-style="normal" officeooo:rsid="01db5b2f" style:font-style-asian="normal" style:font-style-complex="normal"/>
    </style:style>
    <style:style style:name="T468" style:family="text">
      <style:text-properties fo:font-style="normal" officeooo:rsid="01e0aef0" style:font-style-asian="normal" style:font-style-complex="normal"/>
    </style:style>
    <style:style style:name="T469" style:family="text">
      <style:text-properties fo:font-style="normal" officeooo:rsid="01e26fb1" style:font-style-asian="normal" style:font-style-complex="normal"/>
    </style:style>
    <style:style style:name="T470" style:family="text">
      <style:text-properties fo:font-style="normal" officeooo:rsid="00328a75" style:font-style-asian="normal" style:font-style-complex="normal"/>
    </style:style>
    <style:style style:name="T471" style:family="text">
      <style:text-properties fo:font-style="normal" officeooo:rsid="0032be72" style:font-style-asian="normal" style:font-style-complex="normal"/>
    </style:style>
    <style:style style:name="T472" style:family="text">
      <style:text-properties fo:font-style="normal" officeooo:rsid="00337b53" style:font-style-asian="normal" style:font-style-complex="normal"/>
    </style:style>
    <style:style style:name="T473" style:family="text">
      <style:text-properties fo:font-style="normal" officeooo:rsid="02289562" style:font-style-asian="normal" style:font-style-complex="normal"/>
    </style:style>
    <style:style style:name="T474" style:family="text">
      <style:text-properties fo:font-style="normal" officeooo:rsid="0251050b" style:font-style-asian="normal" style:font-style-complex="normal"/>
    </style:style>
    <style:style style:name="T475" style:family="text">
      <style:text-properties fo:font-style="normal" officeooo:rsid="027df359" style:font-style-asian="normal" style:font-style-complex="normal"/>
    </style:style>
    <style:style style:name="T476" style:family="text">
      <style:text-properties fo:font-style="normal" officeooo:rsid="02a28634" style:font-style-asian="normal" style:font-style-complex="normal"/>
    </style:style>
    <style:style style:name="T477" style:family="text">
      <style:text-properties fo:font-style="normal" fo:font-weight="normal" style:font-style-asian="normal" style:font-weight-asian="normal" style:font-style-complex="normal" style:font-weight-complex="normal"/>
    </style:style>
    <style:style style:name="T478" style:family="text">
      <style:text-properties fo:font-style="normal" fo:font-weight="normal" officeooo:rsid="004c8db9" style:font-style-asian="normal" style:font-weight-asian="normal" style:font-style-complex="normal" style:font-weight-complex="normal"/>
    </style:style>
    <style:style style:name="T479" style:family="text">
      <style:text-properties fo:font-style="normal" fo:font-weight="normal" officeooo:rsid="0087356c" style:font-style-asian="normal" style:font-weight-asian="normal" style:font-style-complex="normal" style:font-weight-complex="normal"/>
    </style:style>
    <style:style style:name="T480" style:family="text">
      <style:text-properties fo:font-style="normal" fo:font-weight="normal" officeooo:rsid="000a8d4b" style:font-style-asian="normal" style:font-weight-asian="normal" style:font-style-complex="normal" style:font-weight-complex="normal"/>
    </style:style>
    <style:style style:name="T481" style:family="text">
      <style:text-properties fo:font-style="normal" fo:font-weight="normal" officeooo:rsid="00171b1b" style:font-style-asian="normal" style:font-weight-asian="normal" style:font-style-complex="normal" style:font-weight-complex="normal"/>
    </style:style>
    <style:style style:name="T482" style:family="text">
      <style:text-properties officeooo:rsid="004e5d58"/>
    </style:style>
    <style:style style:name="T483" style:family="text">
      <style:text-properties officeooo:rsid="004f6f91"/>
    </style:style>
    <style:style style:name="T484" style:family="text">
      <style:text-properties officeooo:rsid="005063f5"/>
    </style:style>
    <style:style style:name="T485" style:family="text">
      <style:text-properties officeooo:rsid="0050da19"/>
    </style:style>
    <style:style style:name="T486" style:family="text">
      <style:text-properties officeooo:rsid="00527ae1"/>
    </style:style>
    <style:style style:name="T487" style:family="text">
      <style:text-properties officeooo:rsid="00545d73"/>
    </style:style>
    <style:style style:name="T488" style:family="text">
      <style:text-properties officeooo:rsid="005609ef"/>
    </style:style>
    <style:style style:name="T489" style:family="text">
      <style:text-properties officeooo:rsid="005733e9"/>
    </style:style>
    <style:style style:name="T490" style:family="text">
      <style:text-properties officeooo:rsid="005737f6"/>
    </style:style>
    <style:style style:name="T491" style:family="text">
      <style:text-properties style:font-name="Linux Libertine O"/>
    </style:style>
    <style:style style:name="T492" style:family="text">
      <style:text-properties style:font-name="Linux Libertine O" fo:font-style="normal" fo:font-weight="normal" officeooo:rsid="012cba67" style:font-style-asian="normal" style:font-weight-asian="normal" style:font-style-complex="normal" style:font-weight-complex="normal"/>
    </style:style>
    <style:style style:name="T493" style:family="text">
      <style:text-properties style:font-name="Linux Libertine O" fo:font-style="italic" fo:font-weight="normal" officeooo:rsid="00573f31" style:font-style-asian="italic" style:font-weight-asian="normal" style:font-style-complex="italic" style:font-weight-complex="normal"/>
    </style:style>
    <style:style style:name="T494" style:family="text">
      <style:text-properties style:font-name="Linux Libertine O" fo:font-style="italic" fo:font-weight="normal" officeooo:rsid="0058c3d5" style:font-style-asian="italic" style:font-weight-asian="normal" style:font-style-complex="italic" style:font-weight-complex="normal"/>
    </style:style>
    <style:style style:name="T495" style:family="text">
      <style:text-properties style:font-name="Linux Libertine O" fo:font-style="italic" style:font-style-asian="italic" style:font-style-complex="italic"/>
    </style:style>
    <style:style style:name="T496" style:family="text">
      <style:text-properties style:font-name="Linux Libertine O" fo:font-weight="normal" officeooo:rsid="01f417d2" style:font-weight-asian="normal" style:font-weight-complex="normal"/>
    </style:style>
    <style:style style:name="T497" style:family="text">
      <style:text-properties officeooo:rsid="0058c3d5"/>
    </style:style>
    <style:style style:name="T498" style:family="text">
      <style:text-properties officeooo:rsid="0058c909"/>
    </style:style>
    <style:style style:name="T499" style:family="text">
      <style:text-properties officeooo:rsid="005a824d"/>
    </style:style>
    <style:style style:name="T500" style:family="text">
      <style:text-properties officeooo:rsid="005af005"/>
    </style:style>
    <style:style style:name="T501" style:family="text">
      <style:text-properties officeooo:rsid="005b2232"/>
    </style:style>
    <style:style style:name="T502" style:family="text">
      <style:text-properties officeooo:rsid="005b3284"/>
    </style:style>
    <style:style style:name="T503" style:family="text">
      <style:text-properties officeooo:rsid="005def84"/>
    </style:style>
    <style:style style:name="T504" style:family="text">
      <style:text-properties officeooo:rsid="005e4452"/>
    </style:style>
    <style:style style:name="T505" style:family="text">
      <style:text-properties officeooo:rsid="005edb23"/>
    </style:style>
    <style:style style:name="T506" style:family="text">
      <style:text-properties officeooo:rsid="005f6ae4"/>
    </style:style>
    <style:style style:name="T507" style:family="text">
      <style:text-properties officeooo:rsid="00606bb1"/>
    </style:style>
    <style:style style:name="T508" style:family="text">
      <style:text-properties officeooo:rsid="00620074"/>
    </style:style>
    <style:style style:name="T509" style:family="text">
      <style:text-properties officeooo:rsid="00630d5b"/>
    </style:style>
    <style:style style:name="T510" style:family="text">
      <style:text-properties officeooo:rsid="0064de88"/>
    </style:style>
    <style:style style:name="T511" style:family="text">
      <style:text-properties officeooo:rsid="00667aea"/>
    </style:style>
    <style:style style:name="T512" style:family="text">
      <style:text-properties officeooo:rsid="0072e76b"/>
    </style:style>
    <style:style style:name="T513" style:family="text">
      <style:text-properties officeooo:rsid="00746e39"/>
    </style:style>
    <style:style style:name="T514" style:family="text">
      <style:text-properties officeooo:rsid="0074745f"/>
    </style:style>
    <style:style style:name="T515" style:family="text">
      <style:text-properties officeooo:rsid="00760b1d"/>
    </style:style>
    <style:style style:name="T516" style:family="text">
      <style:text-properties officeooo:rsid="0077e640"/>
    </style:style>
    <style:style style:name="T517" style:family="text">
      <style:text-properties officeooo:rsid="00791708"/>
    </style:style>
    <style:style style:name="T518" style:family="text">
      <style:text-properties officeooo:rsid="007a1ce5"/>
    </style:style>
    <style:style style:name="T519" style:family="text">
      <style:text-properties officeooo:rsid="007b7c0e"/>
    </style:style>
    <style:style style:name="T520" style:family="text">
      <style:text-properties officeooo:rsid="007b949a"/>
    </style:style>
    <style:style style:name="T521" style:family="text">
      <style:text-properties officeooo:rsid="007d776f"/>
    </style:style>
    <style:style style:name="T522" style:family="text">
      <style:text-properties officeooo:rsid="00813957"/>
    </style:style>
    <style:style style:name="T523" style:family="text">
      <style:text-properties officeooo:rsid="0082c448"/>
    </style:style>
    <style:style style:name="T524" style:family="text">
      <style:text-properties officeooo:rsid="00866fdd"/>
    </style:style>
    <style:style style:name="T525" style:family="text">
      <style:text-properties officeooo:rsid="00884d53"/>
    </style:style>
    <style:style style:name="T526" style:family="text">
      <style:text-properties officeooo:rsid="0089e114"/>
    </style:style>
    <style:style style:name="T527" style:family="text">
      <style:text-properties officeooo:rsid="00982a57"/>
    </style:style>
    <style:style style:name="T528" style:family="text">
      <style:text-properties officeooo:rsid="00f486aa"/>
    </style:style>
    <style:style style:name="T529" style:family="text">
      <style:text-properties officeooo:rsid="00f703cb"/>
    </style:style>
    <style:style style:name="T530" style:family="text">
      <style:text-properties officeooo:rsid="00f7bc3a"/>
    </style:style>
    <style:style style:name="T531" style:family="text">
      <style:text-properties officeooo:rsid="00f99235"/>
    </style:style>
    <style:style style:name="T532" style:family="text">
      <style:text-properties officeooo:rsid="0127e7ae"/>
    </style:style>
    <style:style style:name="T533" style:family="text">
      <style:text-properties officeooo:rsid="0158f7d1"/>
    </style:style>
    <style:style style:name="T534" style:family="text">
      <style:text-properties officeooo:rsid="015a3fa1"/>
    </style:style>
    <style:style style:name="T535" style:family="text">
      <style:text-properties officeooo:rsid="015bb241"/>
    </style:style>
    <style:style style:name="T536" style:family="text">
      <style:text-properties officeooo:rsid="015c401e"/>
    </style:style>
    <style:style style:name="T537" style:family="text">
      <style:text-properties officeooo:rsid="015d860d"/>
    </style:style>
    <style:style style:name="T538" style:family="text">
      <style:text-properties officeooo:rsid="01603b7c"/>
    </style:style>
    <style:style style:name="T539" style:family="text">
      <style:text-properties officeooo:rsid="016047e5"/>
    </style:style>
    <style:style style:name="T540" style:family="text">
      <style:text-properties officeooo:rsid="0014e683"/>
    </style:style>
    <style:style style:name="T541" style:family="text">
      <style:text-properties officeooo:rsid="00355e40"/>
    </style:style>
    <style:style style:name="T542" style:family="text">
      <style:text-properties officeooo:rsid="00146dbf"/>
    </style:style>
    <style:style style:name="T543" style:family="text">
      <style:text-properties officeooo:rsid="0016a19d"/>
    </style:style>
    <style:style style:name="T544" style:family="text">
      <style:text-properties officeooo:rsid="00186d14"/>
    </style:style>
    <style:style style:name="T545" style:family="text">
      <style:text-properties officeooo:rsid="001b41c0"/>
    </style:style>
    <style:style style:name="T546" style:family="text">
      <style:text-properties officeooo:rsid="001e6e71"/>
    </style:style>
    <style:style style:name="T547" style:family="text">
      <style:text-properties officeooo:rsid="0019ef1a"/>
    </style:style>
    <style:style style:name="T548" style:family="text">
      <style:text-properties officeooo:rsid="001d96bf"/>
    </style:style>
    <style:style style:name="T549" style:family="text">
      <style:text-properties officeooo:rsid="001f188e"/>
    </style:style>
    <style:style style:name="T550" style:family="text">
      <style:text-properties officeooo:rsid="001f48d8"/>
    </style:style>
    <style:style style:name="T551" style:family="text">
      <style:text-properties officeooo:rsid="0034489d"/>
    </style:style>
    <style:style style:name="T552" style:family="text">
      <style:text-properties officeooo:rsid="001fc1ae"/>
    </style:style>
    <style:style style:name="T553" style:family="text">
      <style:text-properties officeooo:rsid="00218266"/>
    </style:style>
    <style:style style:name="T554" style:family="text">
      <style:text-properties officeooo:rsid="0025f854"/>
    </style:style>
    <style:style style:name="T555" style:family="text">
      <style:text-properties officeooo:rsid="0027925a"/>
    </style:style>
    <style:style style:name="T556" style:family="text">
      <style:text-properties officeooo:rsid="00292294"/>
    </style:style>
    <style:style style:name="T557" style:family="text">
      <style:text-properties officeooo:rsid="002b064b"/>
    </style:style>
    <style:style style:name="T558" style:family="text">
      <style:text-properties officeooo:rsid="002df212"/>
    </style:style>
    <style:style style:name="T559" style:family="text">
      <style:text-properties officeooo:rsid="002d09fe"/>
    </style:style>
    <style:style style:name="T560" style:family="text">
      <style:text-properties officeooo:rsid="0035fbd2"/>
    </style:style>
    <style:style style:name="T561" style:family="text">
      <style:text-properties officeooo:rsid="0037b6e0"/>
    </style:style>
    <style:style style:name="T562" style:family="text">
      <style:text-properties officeooo:rsid="00393ede"/>
    </style:style>
    <style:style style:name="T563" style:family="text">
      <style:text-properties officeooo:rsid="003de038"/>
    </style:style>
    <style:style style:name="T564" style:family="text">
      <style:text-properties officeooo:rsid="003a6ae7"/>
    </style:style>
    <style:style style:name="T565" style:family="text">
      <style:text-properties officeooo:rsid="02156c12"/>
    </style:style>
    <style:style style:name="T566" style:family="text">
      <style:text-properties officeooo:rsid="0216e7c6"/>
    </style:style>
    <style:style style:name="T567" style:family="text">
      <style:text-properties officeooo:rsid="022c46a5"/>
    </style:style>
    <style:style style:name="T568" style:family="text">
      <style:text-properties officeooo:rsid="025033cc"/>
    </style:style>
    <style:style style:name="T569" style:family="text">
      <style:text-properties officeooo:rsid="02503a27"/>
    </style:style>
    <style:style style:name="T570" style:family="text">
      <style:text-properties officeooo:rsid="0251050b"/>
    </style:style>
    <style:style style:name="T571" style:family="text">
      <style:text-properties officeooo:rsid="026fc3c6"/>
    </style:style>
    <style:style style:name="T572" style:family="text">
      <style:text-properties officeooo:rsid="026ffd93"/>
    </style:style>
    <style:style style:name="T573" style:family="text">
      <style:text-properties officeooo:rsid="02736162"/>
    </style:style>
    <style:style style:name="T574" style:family="text">
      <style:text-properties officeooo:rsid="0276df50"/>
    </style:style>
    <style:style style:name="T575" style:family="text">
      <style:text-properties officeooo:rsid="02797f96"/>
    </style:style>
    <style:style style:name="T576" style:family="text">
      <style:text-properties officeooo:rsid="0279f999"/>
    </style:style>
    <style:style style:name="T577" style:family="text">
      <style:text-properties officeooo:rsid="027b7607"/>
    </style:style>
    <style:style style:name="T578" style:family="text">
      <style:text-properties officeooo:rsid="027c4f7b"/>
    </style:style>
    <style:style style:name="T579" style:family="text">
      <style:text-properties officeooo:rsid="027cf7ec"/>
    </style:style>
    <style:style style:name="T580" style:family="text">
      <style:text-properties officeooo:rsid="027f4156"/>
    </style:style>
    <style:style style:name="T581" style:family="text">
      <style:text-properties officeooo:rsid="02839e5d"/>
    </style:style>
    <style:style style:name="T582" style:family="text">
      <style:text-properties officeooo:rsid="02864d60"/>
    </style:style>
    <style:style style:name="T583" style:family="text">
      <style:text-properties officeooo:rsid="02865091"/>
    </style:style>
    <style:style style:name="T584" style:family="text">
      <style:text-properties officeooo:rsid="0286a856"/>
    </style:style>
    <style:style style:name="T585" style:family="text">
      <style:text-properties officeooo:rsid="0288407c"/>
    </style:style>
    <style:style style:name="T586" style:family="text">
      <style:text-properties officeooo:rsid="028c5ff1"/>
    </style:style>
    <style:style style:name="T587" style:family="text">
      <style:text-properties officeooo:rsid="028c9617"/>
    </style:style>
    <style:style style:name="T588" style:family="text">
      <style:text-properties officeooo:rsid="028e6335"/>
    </style:style>
    <style:style style:name="T589" style:family="text">
      <style:text-properties officeooo:rsid="028f2976"/>
    </style:style>
    <style:style style:name="T590" style:family="text">
      <style:text-properties officeooo:rsid="028f93d6"/>
    </style:style>
    <style:style style:name="T591" style:family="text">
      <style:text-properties officeooo:rsid="029192ba"/>
    </style:style>
    <style:style style:name="T592" style:family="text">
      <style:text-properties officeooo:rsid="02922b48"/>
    </style:style>
    <style:style style:name="T593" style:family="text">
      <style:text-properties officeooo:rsid="02928a17"/>
    </style:style>
    <style:style style:name="T594" style:family="text">
      <style:text-properties officeooo:rsid="0292c399"/>
    </style:style>
    <style:style style:name="T595" style:family="text">
      <style:text-properties officeooo:rsid="0292c706"/>
    </style:style>
    <style:style style:name="T596" style:family="text">
      <style:text-properties officeooo:rsid="0292fcae"/>
    </style:style>
    <style:style style:name="T597" style:family="text">
      <style:text-properties officeooo:rsid="0294a498"/>
    </style:style>
    <style:style style:name="T598" style:family="text">
      <style:text-properties officeooo:rsid="02962b59"/>
    </style:style>
    <style:style style:name="T599" style:family="text">
      <style:text-properties officeooo:rsid="029728f4"/>
    </style:style>
    <style:style style:name="T600" style:family="text">
      <style:text-properties officeooo:rsid="0298e57f"/>
    </style:style>
    <style:style style:name="T601" style:family="text">
      <style:text-properties officeooo:rsid="02995b98"/>
    </style:style>
    <style:style style:name="T602" style:family="text">
      <style:text-properties officeooo:rsid="029aac6f"/>
    </style:style>
    <style:style style:name="T603" style:family="text">
      <style:text-properties officeooo:rsid="029b15ed"/>
    </style:style>
    <style:style style:name="T604" style:family="text">
      <style:text-properties officeooo:rsid="029bd309"/>
    </style:style>
    <style:style style:name="T605" style:family="text">
      <style:text-properties officeooo:rsid="029c5bf7"/>
    </style:style>
    <style:style style:name="T606" style:family="text">
      <style:text-properties officeooo:rsid="029ced4e"/>
    </style:style>
    <style:style style:name="T607" style:family="text">
      <style:text-properties officeooo:rsid="029d9fab"/>
    </style:style>
    <style:style style:name="T608" style:family="text">
      <style:text-properties officeooo:rsid="029e2efb"/>
    </style:style>
    <style:style style:name="T609" style:family="text">
      <style:text-properties officeooo:rsid="029f5f45"/>
    </style:style>
    <style:style style:name="T610" style:family="text">
      <style:text-properties officeooo:rsid="02a0281e"/>
    </style:style>
    <style:style style:name="T611" style:family="text">
      <style:text-properties officeooo:rsid="02a0b82b"/>
    </style:style>
    <style:style style:name="T612" style:family="text">
      <style:text-properties officeooo:rsid="02a0fc7e"/>
    </style:style>
    <style:style style:name="T613" style:family="text">
      <style:text-properties officeooo:rsid="02a28634"/>
    </style:style>
    <style:style style:name="T614" style:family="text">
      <style:text-properties officeooo:rsid="02a7e2e9"/>
    </style:style>
    <style:style style:name="T615" style:family="text">
      <style:text-properties officeooo:rsid="02a9cc21"/>
    </style:style>
    <style:style style:name="T616" style:family="text">
      <style:text-properties officeooo:rsid="02aada89"/>
    </style:style>
    <style:style style:name="T617" style:family="text">
      <style:text-properties officeooo:rsid="02acb3ae"/>
    </style:style>
    <style:style style:name="T618" style:family="text">
      <style:text-properties officeooo:rsid="02aed5cc"/>
    </style:style>
    <style:style style:name="T619" style:family="text">
      <style:text-properties officeooo:rsid="02b0b904"/>
    </style:style>
    <style:style style:name="T620" style:family="text">
      <style:text-properties officeooo:rsid="02b8f1b0"/>
    </style:style>
    <style:style style:name="T621" style:family="text">
      <style:text-properties officeooo:rsid="02bab73c"/>
    </style:style>
    <style:style style:name="T622" style:family="text">
      <style:text-properties officeooo:rsid="02c1fcb0"/>
    </style:style>
    <style:style style:name="T623" style:family="text">
      <style:text-properties officeooo:rsid="02e6a962"/>
    </style:style>
    <style:style style:name="T624" style:family="text">
      <style:text-properties officeooo:rsid="02e6b946"/>
    </style:style>
    <style:style style:name="T625" style:family="text">
      <style:text-properties officeooo:rsid="02e83845"/>
    </style:style>
    <style:style style:name="T626" style:family="text">
      <style:text-properties officeooo:rsid="02ea0aef"/>
    </style:style>
    <style:style style:name="T627" style:family="text">
      <style:text-properties officeooo:rsid="02ea9a5e"/>
    </style:style>
    <style:style style:name="T628" style:family="text">
      <style:text-properties officeooo:rsid="02ead181"/>
    </style:style>
    <style:style style:name="T629" style:family="text">
      <style:text-properties officeooo:rsid="02ebd051"/>
    </style:style>
    <style:style style:name="T630" style:family="text">
      <style:text-properties officeooo:rsid="02eca2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Bab 4: <text:span text:style-name="T527">Metakritik Akal Budi Praktis</text:span></text:p>
      <text:p text:style-name="P79"><text:tab/><text:span text:style-name="T1">Adorno menyebut b</text:span>ab “<text:span text:style-name="T615">K</text:span>ebebasan” <text:span text:style-name="T2">sebagai salah satu model dialektika negatif. </text:span><text:span text:style-name="T3">Dari pembahasan di bab-</text:span><text:span text:style-name="T4">bab</text:span><text:span text:style-name="T3"> sebelumnya, kita </text:span><text:span text:style-name="T4">sudah mampu </text:span><text:span text:style-name="T3">membuat </text:span><text:span text:style-name="T4">asumsi sementara tentang isinya. </text:span><text:span text:style-name="T5">Dialektika negatif, sebagai kesadaran konsekuen akan ketidakidentikan, </text:span><text:span text:style-name="T6">akan menunjukkan ketidakidentikan konsep kebebasan dengan dirinya sendiri. </text:span><text:span text:style-name="T7">Konsep kebebasan </text:span><text:span text:style-name="T8">di </text:span><text:span text:style-name="T10">sini </text:span><text:span text:style-name="T9">adalah </text:span><text:span text:style-name="T10">kebebasan menurut Kant dan sebagaimana diwarisi oleh pemikir-pemikir setelahnya, khususnya Hegel. “</text:span><text:span text:style-name="T11">Model” menunjukkan cara </text:span><text:span text:style-name="T12">kerja dialektika negatif, yakni, dengan </text:span><text:span text:style-name="T13">struktur</text:span><text:span text:style-name="T12"> yang lebih menyerupai komposisi musik daripada argumentasi sistematis.</text:span><text:span text:style-name="T11"> </text:span><text:span text:style-name="T14">Tesis ini tidak mungkin memiliki struktur yang sama, sehingga presentasi pemikiran Adorno di sini merupakan hasil olahan penulis </text:span><text:span text:style-name="T618">yang tidak mengikuti teks Adorno halaman per halaman</text:span><text:span text:style-name="T14">. </text:span><text:span text:style-name="T13">Akhirnya, bab “</text:span><text:span text:style-name="T619">K</text:span><text:span text:style-name="T13">ebebasan” merupakan suatu metakritik, yakni, kritik sekaligus dari dalam dan dari luar. </text:span><text:span text:style-name="T15">Secara khusus, </text:span><text:span text:style-name="T16">kritik Adorno dari luar mengandalkan aspek dari pemikiran Hegel, Marx, dan Freud, sementara kritik Adorno dari dalam berfokus pada hubungan di antara kausalitas dengan kebebasan </text:span><text:span text:style-name="T17">dalam pemikiran Kant</text:span><text:span text:style-name="T16">. </text:span><text:span text:style-name="T413">Pada umumnya, motif Hegelian yang paling sering muncul di bab ini, sementara pemikiran Marx dan Freud cenderung menyediakan orientasi umum atau asumsi latar belakang yang diandaikan oleh Adorno dalam analisisnya.</text:span></text:p>
      <text:p text:style-name="P79"><text:tab/><text:span text:style-name="T490">Adorno bermula dengan suatu definisi atas kebebasan dalam </text:span><text:span text:style-name="T512">pemikiran </text:span><text:span text:style-name="T490">Kant yang kiranya akan disetujui oleh Kant sendiri: “</text:span><text:span text:style-name="T497">kesatuan </text:span><text:span text:style-name="T498">teratur dari semua dorongan yang </text:span><text:span text:style-name="T499">ternyata </text:span><text:span text:style-name="T498">sekaligus spontan dan ditentukan </text:span><text:span text:style-name="T499">oleh akal budi, </text:span><text:span text:style-name="T500">berbeda dengan kausalitas alami</text:span><text:span text:style-name="T490">”.</text:span><text:span text:style-name="T490"><text:note text:id="ftn1" text:note-class="footnote"><text:note-citation>1</text:note-citation><text:note-body><text:p text:style-name="P3">Adorno, <text:span text:style-name="T419">Negative Dialektik</text:span><text:span text:style-name="T439">, 21</text:span><text:span text:style-name="T440">0</text:span><text:span text:style-name="T439">: “</text:span><text:span text:style-name="T435">die gesetzm</text:span><text:span text:style-name="T381">äß</text:span><text:span text:style-name="T381">ige </text:span><text:span text:style-name="T382">Einheit aller Impulse, die als zugleich spontan und vernunft</text:span><text:span text:style-name="T383">bestimmt</text:span><text:span text:style-name="T382"> sich erweisen, zum Unterschied von der Naturkausalit</text:span><text:span text:style-name="T382">ä</text:span><text:span text:style-name="T382">t</text:span><text:span text:style-name="T439">”; bdk. Adorno </text:span><text:span text:style-name="T419">Negative Dialectics</text:span><text:span text:style-name="T439">, 21</text:span><text:span text:style-name="T440">2</text:span><text:span text:style-name="T439">.</text:span></text:p></text:note-body></text:note></text:span><text:span text:style-name="T490"> </text:span><text:span text:style-name="T501">Sepanjang bab “Kebebasan”, Adorno menyerang </text:span><text:span text:style-name="T512">pengertian </text:span><text:span text:style-name="T501">ini dari berbagai </text:span><text:span text:style-name="T502">penjuru</text:span><text:span text:style-name="T501">. </text:span><text:span text:style-name="T414">Akhirnya kita akan melihat bahwa bagi Adorno, kebebasan sebagaimana dipahami dalam tradisi filosofis [Kantian] </text:span><text:span text:style-name="T415">menjadi atau merupakan kebalikannya, yakni, pemaksaan atau represi, </text:span><text:span text:style-name="T567">tetapi juga mengandung janji akan kebebasan sejati.</text:span></text:p>
      <text:p text:style-name="P79"/>
      <text:p text:style-name="P48"><text:span text:style-name="T532">4.1 </text:span>Kritik dari luar</text:p>
      <text:p text:style-name="P48"><text:span text:style-name="T532">4.1.1 </text:span>Kritik Hegelian-<text:span text:style-name="T511">Marxian</text:span></text:p>
      <text:p text:style-name="P49"><text:span text:style-name="T18"><text:tab/>Kritik Hegelian </text:span><text:span text:style-name="T25">adalah </text:span><text:span text:style-name="T18">paling dominan dalam analisis Adorno, mengingat bahwa konsep dialektika Adorno berasal dari Hegel.</text:span><text:span text:style-name="T19"> Meskipun begitu, </text:span><text:span text:style-name="T18"><text:s/>‘</text:span><text:span text:style-name="T20">Hegelianisme’ Adorno </text:span><text:span text:style-name="T21">selalu mengandung sikap kritis terhadap masyarakat </text:span><text:span text:style-name="T22">(</text:span><text:span text:style-name="T21">tanda khas Hegelian Muda</text:span><text:span text:style-name="T22">) serta </text:span><text:soft-page-break/><text:span text:style-name="T22">pandangan materialis terhadap sejarah (sumbangan khusus Marx dan Engels), </text:span><text:span text:style-name="T23">sehingga unsur Hegelian dan Marxian dalam kritiknya sering sulit dipisahkan yang satu dari yang lain. </text:span><text:span text:style-name="T24">Karena alasan itu </text:span><text:span text:style-name="T25">aspek Hegelian dan Marxian dari kritik Adorno dilihat bersama di bagian ini.</text:span></text:p>
      <text:p text:style-name="P80"><text:tab/><text:span text:style-name="T416">Motif Hegelian yang pertama </text:span><text:span text:style-name="T417">adalah </text:span><text:span text:style-name="T413">kemustahilan memisahkan indiv</text:span><text:span text:style-name="T416">i</text:span><text:span text:style-name="T413">du dari konteks sosial, </text:span><text:span text:style-name="T417">sebagaimana diandaikan oleh Kant dalam semua anggapannya tentang individu yang bebas dari segala pengaruh asing saat menentukan diri sendiri dalam tindakannya. </text:span><text:span text:style-name="T418">Dalam konteks ini, Adorno menyebut ‘kemurnian’ </text:span><text:span text:style-name="T483">kehendak </text:span><text:span text:style-name="T418">yang dicari oleh Kant sebagai </text:span>“<text:span text:style-name="T417">kemurnian kimiawi yang </text:span><text:span text:style-name="T482">di</text:span><text:span text:style-name="T417">miskin</text:span><text:span text:style-name="T482">kan</text:span><text:span text:style-name="T417">”,</text:span><text:span text:style-name="T417"><text:note text:id="ftn0" text:note-class="footnote"><text:note-citation>2</text:note-citation><text:note-body><text:p text:style-name="P2">Adorno, <text:span text:style-name="T419">Negative Dialektik</text:span><text:span text:style-name="T439">, 211: “</text:span><text:span text:style-name="T419">diesem Verarmten, chemisch Reinen</text:span><text:span text:style-name="T439">”; bdk. Adorno </text:span><text:span text:style-name="T419">Negative Dialectics</text:span><text:span text:style-name="T439">, 213.</text:span></text:p></text:note-body></text:note></text:span><text:span text:style-name="T417"> </text:span><text:span text:style-name="T484">yakni, sebagai hasil rekayasa filsuf </text:span><text:span text:style-name="T485">yang </text:span><text:span text:style-name="T486">justru kehilangan aspek pentingnya.</text:span><text:span text:style-name="T417"> </text:span><text:span text:style-name="T487">Di satu sisi, sebagaimana kita akan lihat di </text:span><text:span text:style-name="T533">pembahasan tentang Yang Ditambahkan</text:span><text:span text:style-name="T487">, kemurnian ini memisahkan subjek dari dorongan jasmani yang bagi Adorno harus ada untuk memotivasikan tindakan. Di sisi lain, kemurnian </text:span><text:span text:style-name="T488">itu </text:span><text:span text:style-name="T489">seolah-olah </text:span><text:span text:style-name="T487">memisahkan subjek dari masyarakat yang mengonstitusikannya.</text:span><text:span text:style-name="T487"><text:note text:id="ftn2" text:note-class="footnote"><text:note-citation>3</text:note-citation><text:note-body><text:p text:style-name="P4">Adorno, <text:span text:style-name="T419">Negative Dialektik</text:span><text:span text:style-name="T439">, 2</text:span><text:span text:style-name="T441">32.</text:span><text:span text:style-name="T439"> </text:span></text:p></text:note-body></text:note></text:span><text:span text:style-name="T487"> </text:span><text:span text:style-name="T503">Adorno melihat bahwa bagi Kant, individu menciptakan kebebasannya sendiri, </text:span><text:span text:style-name="T504">karena titik tolak Kant adalah kebebasan individu. Kant tidak melihat kebebasan sebagai konsep yang menjadi dalam sejarah </text:span><text:span text:style-name="T505">dan hanya bisa muncul di kondisi sosial tertentu.</text:span></text:p>
      <text:p text:style-name="P80"><text:tab/><text:span text:style-name="T506">Dalam hal ini, menurut Adorno, pemikiran Kant mencerminkan kepentingan zamannya: “</text:span><text:span text:style-name="T507">Sejak abad ke-17, filsafat besar </text:span><text:span text:style-name="T508">menentukan </text:span><text:span text:style-name="T507">kebebasan sebagai kepentingan</text:span><text:span text:style-name="T508">nya yang</text:span><text:span text:style-name="T507"> paling khas; </text:span><text:span text:style-name="T508">menurut </text:span><text:span text:style-name="T509">mandat tersirat kaum borjuis untuk memberinya dasar yang jernih. </text:span><text:span text:style-name="T510">Namun, kepentingan ini berlawanan dengan dirinya sendiri.”</text:span><text:span text:style-name="T510"><text:note text:id="ftn3" text:note-class="footnote"><text:note-citation>4</text:note-citation><text:note-body><text:p text:style-name="P5">Adorno, <text:span text:style-name="T419">Negative Dialektik</text:span><text:span text:style-name="T439">, 211: “</text:span><text:span text:style-name="T436">Seit dem siebzehnten Jahrhundert hatte die große Philosophie Freiheit als ihr eigentümlichstes Interesse bestimmt; unterm unausdrücklichen Mandat der bürgerlichen Klasse, sie durchsichtig zu begründen. Jenes Interesse jedoch ist in sich antagonistisch.</text:span><text:span text:style-name="T439">”; bdk. Adorno </text:span><text:span text:style-name="T419">Negative Dialectics</text:span><text:span text:style-name="T439">, 21</text:span><text:span text:style-name="T442">4</text:span><text:span text:style-name="T439">.</text:span></text:p></text:note-body></text:note></text:span><text:span text:style-name="T510"> </text:span><text:span text:style-name="T513">Di sini kita melihat bahwa Adorno memahami kebebasan sesuai dengan apa yang disebut di Bab </text:span><text:span text:style-name="T533">2</text:span><text:span text:style-name="T513"> sebagai sisi historis gerakan konsep. Menurut Adorno, kebebasan tidak menjadi pokok yang sangat penting dalam filsafat karena perkembangan konseptual yang terjadi di dalam filsafat saja; </text:span><text:span text:style-name="T514">sebaliknya, para filsuf menanggapi </text:span><text:span text:style-name="T515">peristiwa yang sedang terjadi di sekeliling mereka, </text:span><text:span text:style-name="T516">secara khusus penegasan-diri kaum borjuis sebagai kelas revolusioner </text:span><text:span text:style-name="T534">di masa itu, yang sekaligus memimpin revolusi politik atas nama hak universal dan revolusi ekonomi/teknologi dalam bentuk revolusi industri</text:span><text:span text:style-name="T516">.</text:span><text:span text:style-name="T516"><text:note text:id="ftn20" text:note-class="footnote"><text:note-citation>5</text:note-citation><text:note-body><text:p text:style-name="P22">Lih., mis., <text:span text:style-name="T536">EJ </text:span><text:span text:style-name="T535">Hobsbawm,</text:span><text:span text:style-name="T428"> The Age of Revolution: 1789–1848</text:span><text:span text:style-name="T458"> (New York: Mentor, 1962), </text:span><text:span text:style-name="T459">44ff.</text:span><text:span text:style-name="T458"> </text:span></text:p></text:note-body></text:note></text:span><text:span text:style-name="T515"> </text:span><text:soft-page-break/><text:span text:style-name="T517">Adorno menyebut kepentingan ini berlawanan dengan dirinya sendiri karena dorongan rasionalisti</text:span><text:span text:style-name="T622">k</text:span><text:span text:style-name="T517"> yang membebaskan manusia, sebagai individu, dari feodalisme, juga memenjarakannya dalam masyarakat kapitalis yang </text:span><text:span text:style-name="T518">sangat menekan individu. </text:span><text:span text:style-name="T519">Di sisi lain, kemajuan dalam ilmu pengetahuan </text:span><text:span text:style-name="T537">yang m</text:span><text:span text:style-name="T619">e</text:span><text:span text:style-name="T537">ndorong </text:span><text:span text:style-name="T519">revolusi industri </text:span><text:span text:style-name="T520">semakin merepresentasikan alam semesta sebagai keseluruhan deterministik </text:span><text:span text:style-name="T622">yang</text:span><text:span text:style-name="T520"> tidak menyediakan ruang untuk kebebasan individu. </text:span><text:span text:style-name="T521">Adorno melihat keadaan ini sebagai latar belakang </text:span><text:span text:style-name="T537">objektif (sosial) </text:span><text:span text:style-name="T521">antinomi-antinomi Kant, khususnya Antinomi Ketiga;</text:span><text:span text:style-name="T521"><text:note text:id="ftn4" text:note-class="footnote"><text:note-citation>6</text:note-citation><text:note-body><text:p text:style-name="P6">Adorno, <text:span text:style-name="T419">Negative Dialektik</text:span><text:span text:style-name="T439">, 2</text:span><text:span text:style-name="T443">1</text:span><text:span text:style-name="T441">2.</text:span></text:p></text:note-body></text:note></text:span><text:span text:style-name="T521"> ‘</text:span><text:span text:style-name="T522">alam’ yang muncul sebagai tantangan terhadap </text:span><text:span text:style-name="T523">kebebasan menutupi masyarakat—alam kedua—yang sebenarnya mengekangnya.</text:span><text:span text:style-name="T523"><text:note text:id="ftn5" text:note-class="footnote"><text:note-citation>7</text:note-citation><text:note-body><text:p text:style-name="P7">Adorno, <text:span text:style-name="T419">Negative Dialektik</text:span><text:span text:style-name="T439">, 2</text:span><text:span text:style-name="T443">1</text:span><text:span text:style-name="T444">8.</text:span></text:p></text:note-body></text:note></text:span><text:span text:style-name="T523"> </text:span></text:p>
      <text:p text:style-name="P81"><text:tab/><text:span text:style-name="T524">Pertimbangan seperti ini </text:span><text:span text:style-name="T525">melahirkan pernyataan yang </text:span><text:span text:style-name="T526">dapat dilihat sebagai pernyataan Adorno yang paling umum tentang kebebasan, ‘definisinya’ atas istilah itu:</text:span><text:span text:style-name="T524"> </text:span><text:span text:style-name="T256">“</text:span><text:span text:style-name="T268">K</text:span><text:span text:style-name="T257">ebebasan hanya dapat ditangkap dalam </text:span><text:span text:style-name="T258">negasi tertentu sesuai dengan bentuk konkret ketidakbebasan.”</text:span><text:span text:style-name="T258"><text:note text:id="ftn7" text:note-class="footnote"><text:note-citation>8</text:note-citation><text:note-body><text:p text:style-name="P8">Adorno, <text:span text:style-name="T419">Negative Dialektik</text:span><text:span text:style-name="T445">, </text:span><text:span text:style-name="T446">228: “</text:span><text:span text:style-name="T420">Freiheit ist einzig in bestim</text:span><text:span text:style-name="T421">m</text:span><text:span text:style-name="T420">ter Negation zu fassen, gem</text:span><text:span text:style-name="T405">äß </text:span><text:span text:style-name="T406">der konkreten Gestalt der Unfreiheit</text:span><text:span text:style-name="T445">”; </text:span><text:span text:style-name="T478">bdk. Adorno </text:span><text:span text:style-name="T437">Negative Dialectics</text:span><text:span text:style-name="T478">, 2</text:span><text:span text:style-name="T479">31</text:span><text:span text:style-name="T478">.</text:span></text:p></text:note-body></text:note></text:span><text:span text:style-name="T258"> </text:span><text:span text:style-name="T259">Negasi tertentu, seperti kita lihat di Bab </text:span><text:span text:style-name="T260">2</text:span><text:span text:style-name="T259">, </text:span><text:span text:style-name="T260">merujuk wawasan Hegel bahwa </text:span><text:span text:style-name="T335">menegasi</text:span><text:span text:style-name="T371">kan</text:span><text:span text:style-name="T260"> sesuatu juga bersifat produktif. Di sini Adorno menyangkal bahwa kebebasan dapat diartikulasikan secara positif, </text:span><text:span text:style-name="T261">setidaknya dalam kondisi historis saat dia </text:span><text:span text:style-name="T262">berkarya</text:span><text:span text:style-name="T261">. </text:span><text:span text:style-name="T263">Sesuai dengan penyangkalan tersebut, segala klaim bahwa manusia memiliki kebebasan harus juga ditolak. </text:span><text:span text:style-name="T264">Meskipun komitmen Adorno terhadap negativitas ini dapat memberi kesan yang bern</text:span><text:span text:style-name="T349">ada </text:span><text:span text:style-name="T264">putus asa (kritik-diri tanpa ampun yang kita bertemu di Bab 3), </text:span><text:span text:style-name="T265">semuanya dilakukan demi suatu kebebasan di masa depan yang tetap dapat diandaikan. </text:span><text:span text:style-name="T266">Hal ini adalah aspek Marxian yang melandasi semua pemikiran Adorno tentang kebebasan dan mengimbangi negativitasnya: bahwa kebebasan itu bisa diwujudkan suatu saat di masa depan, jika tata sosial kita berubah. </text:span><text:span text:style-name="T371">Tidak mustahil, hanya terhalangi.</text:span></text:p>
      <text:p text:style-name="P82"><text:span text:style-name="T266"><text:tab/></text:span><text:span text:style-name="T292">Adorno barangkali terdengar paling Marxis saat membahas kebebasan dan ketidakbebasan sebagaimana dialami individu di masyarakat kapitalis. </text:span><text:span text:style-name="T335">Menurutnya,</text:span><text:span text:style-name="T292"> </text:span><text:span text:style-name="T335">i</text:span><text:span text:style-name="T293">ndividu merasa bebas sejauh dia merasa bisa memisahkan dirinya dari masyarakat dan menentukan tujuannya sendiri. A</text:span><text:span text:style-name="T294">dorno mengaku bahwa jenis kebebasan ini merupakan kemajuan masyarakat modern di satu sisi, tetapi di sisi lain masih sangat terbatas, dan karena itu cenderung menipu individu sehingga merasa lebih bebas daripada kenyataannya. </text:span><text:span text:style-name="T295">Individu bertindak sendiri, tetapi </text:span><text:span text:style-name="T296">hanya sebagai pelaku pasar yang </text:span><text:soft-page-break/><text:span text:style-name="T297">mengejar kepentingannya sendiri sebagai fungsi sistem pertukaran. Akhirnya, dengan mementingkan diri sendiri, dia melayani dan menopang sistem tersebut.</text:span><text:span text:style-name="T297"><text:note text:id="ftn8" text:note-class="footnote"><text:note-citation>9</text:note-citation><text:note-body><text:p text:style-name="P10">Adorno, <text:span text:style-name="T419">Negative Dialektik</text:span><text:span text:style-name="T445">, </text:span><text:span text:style-name="T446">2</text:span><text:span text:style-name="T449">56–7.</text:span></text:p></text:note-body></text:note></text:span><text:span text:style-name="T297"> </text:span><text:span text:style-name="T335">Anggapan umum bahwa individu bebas memiliki fungsi ideologis, yakni, untuk membenarkan </text:span><text:span text:style-name="T372">dan melestarikan</text:span><text:span text:style-name="T335"> tata sosial yang berlaku.</text:span><text:span text:style-name="T297"><text:line-break/><text:tab/></text:span><text:span text:style-name="T298">Dalam konteks ini, </text:span><text:span text:style-name="T299">Adorno </text:span><text:span text:style-name="T336">menawarkan rumusannya sendiri atas Antinomi Ketiga.</text:span><text:span text:style-name="T336"><text:note text:id="ftn21" text:note-class="footnote"><text:note-citation>10</text:note-citation><text:note-body><text:p text:style-name="P23">Adorno tidak mempresentasikan <text:span text:style-name="T538">gagasan yang dirangkum di paragraf ini sebagai versinya sendiri atas Antinomi Ketiga; na</text:span><text:span text:style-name="T539">mun, kemiripannya dengan presentasi Kant sulit diabaikan.</text:span></text:p></text:note-body></text:note></text:span><text:span text:style-name="T336"> </text:span><text:span text:style-name="T338">Dalam </text:span><text:span text:style-name="T336">‘</text:span><text:span text:style-name="T337">Antinomi Ketiga’ Adorno, </text:span><text:span text:style-name="T338">sama seperti bagi Kant, </text:span><text:span text:style-name="T299">kita tidak mampu menjawab pertanyaan apakah ada kehendak bebas atau tidak, </text:span><text:span text:style-name="T339">tetapi isi dan alasan ketidakmampuan itu sangat berbeda. </text:span><text:span text:style-name="T340">Antinomi Ketiga Kant disebabkan oleh kontradiksi logis di antara dua cara memahami alam dan posisi manusia di dalamnya. Bagi Adorno, sebaliknya, </text:span><text:span text:style-name="T341">kontradiksi </text:span><text:span text:style-name="T342">yang relevan adalah kontradiksi sosial di antara keinginan individu untuk menjadi bebas dengan masyarakat yang membatasinya. </text:span><text:span text:style-name="T300">Lagipula, baik jawaban “ya” maupun “tidak” kepada pertanyaan itu akan merasa berat bagi individu yang bertanya. </text:span><text:span text:style-name="T301">Jika dia menjawab “ya, aku bebas,” dia langsung merasa bersalah karena tidak mampu melakukan perubahan yang berarti di masyarakat yang tidak adil, dan tidak juga melakukan apa yang diinginkannya. </text:span><text:span text:style-name="T302">Di</text:span><text:span text:style-name="T337">a</text:span><text:span text:style-name="T302"> hanya bebas untuk melanjutkan tata sosial yang berlaku.</text:span><text:span text:style-name="T301"> </text:span><text:span text:style-name="T302">Sebaliknya, jika dia menjawab “aku tidak bebas,” </text:span><text:span text:style-name="T303">tata sosial itu seolah-olah diabadikan, dijadikan hal mutlak yang tak terkalahkan. </text:span><text:span text:style-name="T304">Manusia tanpa kebebasan sama sekali tidak berbeda dengan barang tukar masyarakat kapitalis.</text:span><text:span text:style-name="T304"><text:note text:id="ftn22" text:note-class="footnote"><text:note-citation>11</text:note-citation><text:note-body><text:p text:style-name="P19">Adorno, <text:span text:style-name="T419">Negative Dialektik</text:span><text:span text:style-name="T445">, </text:span><text:span text:style-name="T446">2</text:span><text:span text:style-name="T449">5</text:span><text:span text:style-name="T460">8</text:span><text:span text:style-name="T449">–</text:span><text:span text:style-name="T460">9</text:span><text:span text:style-name="T449">.</text:span></text:p></text:note-body></text:note></text:span></text:p>
      <text:p text:style-name="P83"><text:span text:style-name="T266"><text:tab/></text:span><text:span text:style-name="T267">Pernyataan Adorno tentang kebebasan sebagai negasi tertentu juga memiliki pasangan ‘</text:span><text:span text:style-name="T268">praktis’ di lain tempat di bab yang sama: “Kebebasan menjadi konkret d</text:span><text:span text:style-name="T269">alam</text:span><text:span text:style-name="T268"> bentuk-bentuk represi yang berubah: d</text:span><text:span text:style-name="T269">alam</text:span><text:span text:style-name="T268"> perlawanan terhadapnya.”</text:span><text:span text:style-name="T268"><text:note text:id="ftn6" text:note-class="footnote"><text:note-citation>12</text:note-citation><text:note-body><text:p text:style-name="P9">Adorno, <text:span text:style-name="T419">Negative Dialektik</text:span><text:span text:style-name="T445">, </text:span><text:span text:style-name="T446">2</text:span><text:span text:style-name="T447">60</text:span><text:span text:style-name="T446">: “</text:span><text:span text:style-name="T384">Konkret wird Freiheit an den wechselnden Gestalten der Repression: im Widerstand gegen diese</text:span><text:span text:style-name="T446">”; </text:span><text:span text:style-name="T448">bdk. Adorno, </text:span><text:span text:style-name="T422">Negative Dialectics, </text:span><text:span text:style-name="T448">265.</text:span></text:p></text:note-body></text:note></text:span><text:span text:style-name="T268"> </text:span><text:span text:style-name="T270">Menariknya, </text:span><text:span text:style-name="T271">di sini Adorno tampaknya berpihak pada Kant, sejauh </text:span><text:span text:style-name="T373">menemukan</text:span><text:span text:style-name="T272"> kebebasan dalam kemampuan individu untuk </text:span><text:span text:style-name="T281">melakukan resistansi </text:span><text:span text:style-name="T272">terhadap kondisi sosial yang menindasnya. </text:span><text:span text:style-name="T273">Dialektika Adorno tidak berhenti tetapi terus berputar </text:span><text:span text:style-name="T282">(terutama dari Kant ke Hegel lalu kembali, </text:span><text:span text:style-name="T331">dengan yang satu digunakan untuk mengkritik yang lain</text:span><text:span text:style-name="T282">),</text:span><text:span text:style-name="T282"><text:note text:id="ftn15" text:note-class="footnote"><text:note-citation>13</text:note-citation><text:note-body><text:p text:style-name="P20">Jarvis, <text:span text:style-name="T424">Critical Introduction</text:span><text:span text:style-name="T455">, 149.</text:span></text:p></text:note-body></text:note></text:span><text:span text:style-name="T282"> tetapi sejauh pertanyaan mana pun mengenai kebebasan akhirnya berujung dalam tindakan tertentu, </text:span><text:span text:style-name="T283">pernyataan kecil ini (ketika dilihat dalam konteks keseluruhan bab </text:span><text:soft-page-break/><text:span text:style-name="T283">“Kebebasan”) </text:span><text:span text:style-name="T285">barangkali menjadi yang paling penting, seperti akan dilihat di </text:span><text:span text:style-name="T286">evaluasi di</text:span><text:span text:style-name="T285"> </text:span><text:span text:style-name="T349">subbab 4.3</text:span><text:span text:style-name="T285">.</text:span></text:p>
      <text:p text:style-name="P83"><text:span text:style-name="T273"><text:tab/></text:span><text:span text:style-name="T280">Aspek Hegelian terakhir </text:span><text:span text:style-name="T284">dan paling umum </text:span><text:span text:style-name="T374">dari</text:span><text:span text:style-name="T284"> kritik Adorno adalah kecenderungan melihat berbagai oposisi biner dalam pemikiran Kant sebagai pasangan yang sebenarnya saling memediasi. </text:span><text:span text:style-name="T285">Hal ini akan dilihat secara lebih mendalam di pembahasan Antinomi Ketiga </text:span><text:span text:style-name="T343">di subbab berikutnya</text:span><text:span text:style-name="T285">, tetapi di sini dapat dicatat bahwa </text:span><text:span text:style-name="T287">pembedaan Kant antara yang sensibel dengan yang inteligibel—</text:span><text:span text:style-name="T288">pembedaan yang menyediakan jalan keluar dari Antinomi Ketiga</text:span><text:span text:style-name="T287">—sering menjadi sasaran.</text:span><text:span text:style-name="T285"> </text:span><text:span text:style-name="T289">Kant membedakan subjek inteligibel yang bebas dari subjek empiris yang tidak. </text:span><text:span text:style-name="T290">Tentu yang inteligibel yang diutamakan sebagai pelaku moral, tetapi Adorno sering menunjukkan bahwa subjek inteligibel </text:span><text:span text:style-name="T291">bergantung pada subjek empiris untuk isi konkretnya. </text:span><text:span text:style-name="T305">Sebaliknya, jika subjek inteligibel </text:span><text:span text:style-name="T306">menentukan tindakan subjek empiris, maka tindakannya mereproduksi determinisme yang membuat subjek empiris tidak bebas </text:span><text:span text:style-name="T307">karena mengidentikkan subjek empiris dengan diri </text:span><text:span text:style-name="T374">inteligibel itu</text:span><text:span text:style-name="T307">—</text:span><text:span text:style-name="T343">satu bentuk identifikasi yang menindas, seperti kita lihat di Bab 3</text:span><text:span text:style-name="T306">.</text:span><text:span text:style-name="T306"><text:note text:id="ftn9" text:note-class="footnote"><text:note-citation>14</text:note-citation><text:note-body><text:p text:style-name="P11">Adorno, <text:span text:style-name="T419">Negative Dialektik</text:span><text:span text:style-name="T445">, </text:span><text:span text:style-name="T446">2</text:span><text:span text:style-name="T450">59</text:span><text:span text:style-name="T446">.</text:span></text:p></text:note-body></text:note></text:span></text:p>
      <text:p text:style-name="P83"><text:span text:style-name="T291"><text:tab/></text:span><text:span text:style-name="T307">Dalam konteks ini Adorno menawarkan satu visi lain tentang perwujudan kebebasan:</text:span></text:p>
      <text:p text:style-name="P88"><text:span text:style-name="T276">B</text:span><text:span text:style-name="T255">arangkali manusia bebas akan dibebaskan dari kehendak pula; tentu individu-individu hanya akan bebas dalam masyarakat yan</text:span><text:span text:style-name="T308">g bebas. Bersama dengan menghilangnya represi luar ... </text:span><text:span text:style-name="T309">[</text:span><text:span text:style-name="T343">begitu pula </text:span><text:span text:style-name="T309">represi] batin ... [Kebingungan filsafat tradisional mengenai kebebasan dan tanggung jawab] berubah menjadi partisipasi setiap individu secara aktif dan tanpa rasa takut dalam keseluruhan yang sudah tidak </text:span><text:span text:style-name="T310">mengeraskan keikutsertaan mereka </text:span><text:span text:style-name="T326">layaknya institusi</text:span><text:span text:style-name="T310">, tetapi [keikutsertaan tersebut] akan memiliki akibat yang nyata.</text:span><text:span text:style-name="T310"><text:note text:id="ftn10" text:note-class="footnote"><text:note-citation>15</text:note-citation><text:note-body><text:p text:style-name="P12">Adorno, <text:span text:style-name="T419">Negative Dialektik</text:span><text:span text:style-name="T445">, </text:span><text:span text:style-name="T446">2</text:span><text:span text:style-name="T450">59: “</text:span><text:span text:style-name="T385">V</text:span><text:span text:style-name="T386">ielleicht wären freie Menschen auch vom Willen befreit; sicherlich erst in einer freien Gesellschaft die Einzelnen frei. Mit der äußeren Repression verschwände ... die innere ... <text:s/>so ginge diese über in die angstlose, aktive Partizipation jedes Einzelnen: in einem Ganzen, welches die Teilnahme nicht mehr institutionell verhärtet, worin sie aber reale Folgen hätte</text:span><text:span text:style-name="T450">”; </text:span><text:span text:style-name="T451">bdk. Adorno, </text:span><text:span text:style-name="T423">Negative Dialectics</text:span><text:span text:style-name="T451">, 264.</text:span></text:p></text:note-body></text:note></text:span></text:p>
      <text:p text:style-name="P84"><text:span text:style-name="T276"/></text:p>
      <text:p text:style-name="P89"><text:span text:style-name="T255">Kutipan ini menjalin berbagai pokok perhatian Adorno. Pertama, kebebasan tidak akan terwujud tanpa perubahan dasar dalam tata masyarakat </text:span><text:span text:style-name="T343">sebagai keseluruhan</text:span><text:span text:style-name="T255">. Kedua, masyarakat </text:span><text:span text:style-name="T375">baru </text:span><text:span text:style-name="T255">ini akan ditandai tiadanya </text:span><text:span text:style-name="T311">pemaksaan sosial, termasuk yang </text:span><text:span text:style-name="T375">sekarang </text:span><text:span text:style-name="T311">mengonstitusikan diri setiap individu </text:span><text:span text:style-name="T312">dalam bentuk represi</text:span><text:span text:style-name="T311">. </text:span><text:span text:style-name="T313">Ketiga, tiadanya pemaksaan tersebut membuka ruang bermain bagi setiap individu secara yang menghargai </text:span><text:span text:style-name="T314">setiap individu yang lain. Sekali lagi, utopia Adorno terdengar sangat Kantian, </text:span><text:span text:style-name="T343">secara khusus </text:span><text:soft-page-break/><text:span text:style-name="T343">sesuai dengan implikasi komunal imperatif kategoris yang dibahas di Bab 3</text:span><text:span text:style-name="T314">. </text:span><text:span text:style-name="T319">Keempat, individu itu tidak hanya akan bebas bergerak tetapi juga diberdayakan untuk membuat perubahan di dunia, suatu yang tertutup bagi</text:span><text:span text:style-name="T376">nya </text:span><text:span text:style-name="T319">di masyarakat kapitalis.</text:span></text:p>
      <text:p text:style-name="P84"><text:span text:style-name="T276"/></text:p>
      <text:p text:style-name="P50"><text:span text:style-name="T332">4.1.2 </text:span><text:span text:style-name="T260">K</text:span><text:span text:style-name="T255">ritik Freudian</text:span></text:p>
      <text:p text:style-name="P86"><text:span text:style-name="T255"><text:tab/></text:span><text:span text:style-name="T274">Seperti sudah disebut di Bab 2, Adorno menggunakan </text:span><text:span text:style-name="T275">pemikiran Freud secara unik </text:span><text:span text:style-name="T323">dibandingkan dengan tokoh lain</text:span><text:span text:style-name="T275">, </text:span><text:span text:style-name="T277">tidak sebagai pemikir yang perlu dikritik seperti Kant atau Hegel, tetapi sebagai sumber ilmiah </text:span><text:span text:style-name="T278">yang menjelaskan </text:span><text:span text:style-name="T344">perkembangan dan struktur pikiran manusia</text:span><text:span text:style-name="T278">. </text:span><text:span text:style-name="T345">Adorno tampaknya melihat teori-teori Freud sebagai bagian dari kemajuan ilmiah umum yang terjadi sepanjang abad ke-19 dan ke-20, </text:span><text:span text:style-name="T346">sama nyatanya dengan teori evolusi Darwin atau mekanika mesin uap. Secara khusus, Adorno beranggapan bahwa s</text:span><text:span text:style-name="T279">uara hati individu diidentikkan begitu saja dengan superego. </text:span><text:span text:style-name="T315">Terlepas dari kewajaran penilaian itu, </text:span><text:span text:style-name="T316">ia tetap membuka ruang untuk pertimbangan mengenai hubungan antara yang inteligibel dengan yang empiris dal</text:span><text:span text:style-name="T317">a</text:span><text:span text:style-name="T316">m pemikiran Kant.</text:span></text:p>
      <text:p text:style-name="P87"><text:span text:style-name="T316"><text:tab/></text:span><text:span text:style-name="T318">Adorno melihat bahwa suatu penjelasan ilmiah mengenai </text:span><text:span text:style-name="T320">pertumbuhan dan pembentukan manusia individual merupakan tantangan terhadap inti filsafat moral Kant. Seperti sudah kita lihat, </text:span><text:span text:style-name="T322">bagi Kant, </text:span><text:span text:style-name="T320">kebebasan </text:span><text:span text:style-name="T321">dan kepelakuan moral terletak di </text:span><text:span text:style-name="T322">watak inteligibel tanpa mengindahkan keadaan atau watak empiris seseorang. </text:span><text:span text:style-name="T324">Suara hati berbicara seolah-olah ‘</text:span><text:span text:style-name="T325">dari luar’ diri </text:span><text:span text:style-name="T327">empiris </text:span><text:span text:style-name="T325">seseorang </text:span><text:span text:style-name="T327">tetapi tetap dialami. Akhirnya, fenomena ini menjadi fakta akal budi bagi Kant: suatu yang tak terbantahkan, yang ada begitu saja. </text:span><text:span text:style-name="T328">Menurut Adorno, Kant beranggapan bahwa asal numenal suara hati menempatkannya di luar batas kritik. </text:span><text:span text:style-name="T329">Adorno, s</text:span><text:span text:style-name="T328">ebaliknya, </text:span><text:span text:style-name="T329">melihat bahwa psiko</text:span><text:span text:style-name="T377">a</text:span><text:span text:style-name="T329">nalisis telah menjelaskan asal-usul ego dan superego dengan memadai sehingga suara hati tidak sekuat </text:span><text:span text:style-name="T346">yang di</text:span><text:span text:style-name="T329">andai</text:span><text:span text:style-name="T346">k</text:span><text:span text:style-name="T329">an Kant. </text:span><text:span text:style-name="T330">Lagipula, menurut paham Freudian, ucapan superego tidak menyuarakan suatu hukum moral tetap tetapi berbicara dengan suara represif masyarakat. Dengan kata lain, hal yang dilihat oleh Kant sebagai suara terdalam moralitas seseorang ‘ternyata’ hanyalah heteronomi yang memaksa individu dari luar.</text:span><text:span text:style-name="T330"><text:note text:id="ftn11" text:note-class="footnote"><text:note-citation>16</text:note-citation><text:note-body><text:p text:style-name="P13">Adorno, <text:span text:style-name="T419">Negative Dialektik</text:span><text:span text:style-name="T445">, </text:span><text:span text:style-name="T446">2</text:span><text:span text:style-name="T452">64–6.</text:span></text:p></text:note-body></text:note></text:span><text:span text:style-name="T330"> </text:span></text:p>
      <text:p text:style-name="P87"><text:span text:style-name="T255"/></text:p>
      <text:p text:style-name="P56"><text:span text:style-name="T332">4.1.3 </text:span><text:span text:style-name="T255">Yang Ditambahkan (</text:span><text:span text:style-name="T404">das Hinzutretende</text:span><text:span text:style-name="T255">)</text:span></text:p>
      <text:p text:style-name="P51"><text:span text:style-name="T255"><text:tab/></text:span><text:span text:style-name="T387">Das Hinzutretende </text:span><text:span text:style-name="T36">(di sini diterjemahkan sebagai Yang Ditambahkan)</text:span><text:span text:style-name="T36"><text:note text:id="ftn12" text:note-class="footnote"><text:note-citation>17</text:note-citation><text:note-body><text:p text:style-name="Footnote">“<text:span text:style-name="T528">Yang Ditambahkan</text:span>” <text:span text:style-name="T528">ditulis dengan huruf besar </text:span><text:span text:style-name="T529">hanya </text:span><text:span text:style-name="T530">untuk menandai penggunaan teknisnya di sini sebagai kata benda, </text:span><text:span text:style-name="T531">tetapi tidak dimaksudkan untuk ‘menyubstansikan’ istilahnya.</text:span></text:p></text:note-body></text:note></text:span><text:span text:style-name="T36"> </text:span><text:span text:style-name="T37">adalah sumbangan khas Adorno terhadap psikologi moral. </text:span><text:span text:style-name="T38">Konsepnya merupakan kritik </text:span><text:soft-page-break/><text:span text:style-name="T38">terhadap Kant dari luar sejauh Adorno menganggapnya lebih memadai sebagai penjelasan tindakan manusia daripada penjelasan Kant yang menurutnya aporetis. </text:span><text:span text:style-name="T42">Awalnya Adorno menjelaskan Yang Ditambahkan sebagai berikut: </text:span><text:span text:style-name="T38">“</text:span><text:span text:style-name="T39">Keputusan-keputusan subjek tidak keluar </text:span><text:span text:style-name="T40">secara mekanis dalam rantai kausal, </text:span><text:span text:style-name="T41">tetapi guncangan terjadi.</text:span><text:span text:style-name="T38">”</text:span><text:span text:style-name="T38"><text:note text:id="ftn13" text:note-class="footnote"><text:note-citation>18</text:note-citation><text:note-body><text:p text:style-name="P14">Adorno, <text:span text:style-name="T419">Negative Dialektik</text:span><text:span text:style-name="T445">, </text:span><text:span text:style-name="T446">2</text:span><text:span text:style-name="T453">2</text:span><text:span text:style-name="T452">4: </text:span><text:span text:style-name="T38">“</text:span><text:span text:style-name="T388">Die Entscheidungen des Subjekts schnurren nich an der Kausalkette ab, ein Ruck erfolgt</text:span><text:span text:style-name="T38">”; </text:span><text:span text:style-name="T41">bdk. Adorno, </text:span><text:span text:style-name="T389">Negative Dialectics</text:span><text:span text:style-name="T41">, 226–7.</text:span></text:p></text:note-body></text:note></text:span><text:span text:style-name="T38"> </text:span><text:span text:style-name="T43">Guncangan tersebut—Yang Ditambahkan—menurut Adorno merupakan justru </text:span><text:span text:style-name="T227">unsur </text:span><text:span text:style-name="T43">yang </text:span><text:span text:style-name="T227">dibutuhkan untuk melengkapi </text:span><text:span text:style-name="T43">pengertian tradisional tentang kehendak dan tindakan. Kita sudah melihat bahwa bagi Kant, kehendak tidak lain dari akal budi sendiri. </text:span><text:span text:style-name="T44">Adorno kemudian bertanya bagaimana akal budi murni, </text:span><text:span text:style-name="T46">yang sama sekali tidak memiliki isi empiris</text:span><text:span text:style-name="T44">, bisa memengaruhi </text:span><text:span text:style-name="T45">alam. </text:span><text:span text:style-name="T47">Secara tradisional, kehendak dianggap sebagai penghubung antara </text:span><text:span text:style-name="T48">pemikiran </text:span><text:span text:style-name="T47">subjek </text:span><text:span text:style-name="T48">dengan dunia yang dipengaruhi olehnya melalui tindakannya, tetapi jika kehendak juga merupakan akal budi, </text:span><text:span text:style-name="T49">maka penghubung itu tidak dapat dikatakan ada: “sebagai </text:span><text:span text:style-name="T390">logos </text:span><text:span text:style-name="T49">murni, kehendak menjadi </text:span><text:span text:style-name="T50">tanah tak bertuan antara subjek dan objek.</text:span><text:span text:style-name="T49">”</text:span><text:span text:style-name="T49"><text:note text:id="ftn14" text:note-class="footnote"><text:note-citation>19</text:note-citation><text:note-body><text:p text:style-name="P15">Adorno, <text:span text:style-name="T419">Negative Dialektik</text:span><text:span text:style-name="T445">, </text:span><text:span text:style-name="T446">2</text:span><text:span text:style-name="T453">2</text:span><text:span text:style-name="T454">5: “</text:span><text:span text:style-name="T390">Als reiner λόγος wird der Wille ein Niemandsland zwischen Subjek und Objekt</text:span><text:span text:style-name="T454">”; bdk. </text:span><text:span text:style-name="T41">Adorno, </text:span><text:span text:style-name="T389">Negative Dialectics</text:span><text:span text:style-name="T41">, 22</text:span><text:span text:style-name="T50">8.</text:span></text:p></text:note-body></text:note></text:span></text:p>
      <text:p text:style-name="P52"><text:span text:style-name="T48"><text:tab/></text:span><text:span text:style-name="T51">Adorno melihat Hamlet, sering dirayakan sebagai salah satu tokoh berkesadaran modern pertama di sastra dunia, </text:span><text:span text:style-name="T52">sebagai representasi masalah ini. </text:span><text:span text:style-name="T53">Sepanjang drama </text:span><text:span text:style-name="T391">Hamlet</text:span><text:span text:style-name="T53">, Hamlet tahu apa yang harus dilakukan: </text:span><text:span text:style-name="T72">m</text:span><text:span text:style-name="T53">embalas dendam </text:span><text:span text:style-name="T228">terhadap </text:span><text:span text:style-name="T58">pamannya, Claudius, </text:span><text:span text:style-name="T228">karena Claudius telah membunuh ayah Hamlet dan menikahi ibunya</text:span><text:span text:style-name="T53">. </text:span><text:span text:style-name="T229">Hamlet diberi tahu fakta ini oleh hantu ayahnya di bagian awal sandiwaranya.</text:span><text:span text:style-name="T53"> </text:span><text:span text:style-name="T54">Meskipun begitu, dia tidak mampu bertindak, tetapi merenungkan keadaannya terus-menerus. Ada jurang yang </text:span><text:span text:style-name="T55">tak terseberangi </text:span><text:span text:style-name="T54">antara pemikirannya dengan dunia</text:span><text:span text:style-name="T55">.</text:span><text:span text:style-name="T55"><text:note text:id="ftn16" text:note-class="footnote"><text:note-citation>20</text:note-citation><text:note-body><text:p text:style-name="P16">Adorno, <text:span text:style-name="T419">Negative Dialektik</text:span><text:span text:style-name="T445">, </text:span><text:span text:style-name="T446">2</text:span><text:span text:style-name="T453">2</text:span><text:span text:style-name="T454">5.</text:span></text:p></text:note-body></text:note></text:span><text:span text:style-name="T55"> </text:span><text:span text:style-name="T56">Di salah satu kuliahnya yang membahas bahan dari </text:span><text:span text:style-name="T392">Dialektika Negatif</text:span><text:span text:style-name="T56">, Adorno </text:span><text:span text:style-name="T57">memperdalam contoh Hamlet ini dalam kaitannya dengan Yang Ditambahkan. </text:span><text:span text:style-name="T58">Di adegan terakhir sandiwara, Hamlet akhirnya membunuh Claudius. Adorno </text:span><text:span text:style-name="T59">berpendapat bahwa hal yang akhirnya memotivasikan tindakan ini bukan pemikiran melainkan luka: Hamlet tergores oleh pedang Laertes saat mereka berduel. ‘</text:span><text:span text:style-name="T60">Tambahan’ yang dibutuhkan oleh Hamlet adalah momen somatik, </text:span><text:span text:style-name="T73">di sini rasa sakit,</text:span><text:span text:style-name="T60"> yang sudah kita lihat dia Bab 3 merupakan bagian penting dari materialisme Adorno. </text:span><text:span text:style-name="T60"><text:note text:id="ftn17" text:note-class="footnote"><text:note-citation>21</text:note-citation><text:note-body><text:p text:style-name="P21">Adorno, <text:span text:style-name="T419">History and Freedom</text:span><text:span text:style-name="T439">, 233–4.</text:span></text:p></text:note-body></text:note></text:span></text:p>
      <text:p text:style-name="P53"><text:soft-page-break/><text:span text:style-name="T60"><text:tab/></text:span><text:span text:style-name="T73">Meskipun begitu, </text:span><text:span text:style-name="T61">Yang Ditambahkan tidak murni jasmani: </text:span><text:span text:style-name="T62">Adorno mendeskripsikannya sebagai “</text:span><text:span text:style-name="T63">kesatuan </text:span><text:span text:style-name="T62">intramental dan </text:span><text:span text:style-name="T63">somatik,</text:span><text:span text:style-name="T62">”</text:span><text:span text:style-name="T62"><text:note text:id="ftn18" text:note-class="footnote"><text:note-citation>22</text:note-citation><text:note-body><text:p text:style-name="P17">Adorno, <text:span text:style-name="T419">Negative Dialektik</text:span><text:span text:style-name="T445">, </text:span><text:span text:style-name="T446">2</text:span><text:span text:style-name="T453">2</text:span><text:span text:style-name="T456">6: “</text:span><text:span text:style-name="T426">intramental und somatisch in eins</text:span><text:span text:style-name="T456">”; bdk. Adorno, </text:span><text:span text:style-name="T426">Negative Dial</text:span><text:span text:style-name="T427">e</text:span><text:span text:style-name="T426">ctics, </text:span><text:span text:style-name="T456">228–9</text:span><text:span text:style-name="T454">.</text:span></text:p></text:note-body></text:note></text:span><text:span text:style-name="T62"> </text:span><text:span text:style-name="T65">suatu yang berbeda dengan rasio tetapi tidak irasional,</text:span><text:span text:style-name="T62"> </text:span><text:span text:style-name="T64">sebuah sisa yang dibuang pada saat filsafat Kant memahami kehendak atau akal budi praktis sebagai hal yang murni </text:span><text:span text:style-name="T230">dari yang empiris</text:span><text:span text:style-name="T65">. </text:span><text:span text:style-name="T66">Bagi Adorno, Yang Ditambahkan menyelesaikan masalah yang menghantui Kant maupun Hamlet mengenai kemungkinan akan tindakan; karena dia sebagian berakar dalam tubuh, tetap ada hubungan dengan alam di luar pemikiran. </text:span><text:span text:style-name="T67">Yang Ditambahkan menjawab pertanyaan bagaimana kespontanan yang dijunjung tinggi oleh Kant dapat diwujudkan dalam makhluk hidup.</text:span><text:span text:style-name="T67"><text:note text:id="ftn19" text:note-class="footnote"><text:note-citation>23</text:note-citation><text:note-body><text:p text:style-name="P18">Adorno, <text:span text:style-name="T419">Negative Dialektik</text:span><text:span text:style-name="T445">, </text:span><text:span text:style-name="T446">2</text:span><text:span text:style-name="T453">2</text:span><text:span text:style-name="T456">6–</text:span><text:span text:style-name="T457">7.</text:span></text:p></text:note-body></text:note></text:span></text:p>
      <text:p text:style-name="P51"><text:span text:style-name="T51"/></text:p>
      <text:p text:style-name="P54"><text:span text:style-name="T332">4.2 </text:span><text:span text:style-name="T255">Kritik dari dalam</text:span></text:p>
      <text:p text:style-name="P55"><text:span text:style-name="T333"><text:tab/></text:span><text:span text:style-name="T68">Kritik Adorno atas Kant ‘dari dalam’—yakni, dengan membaca dan menganalisis teks Kant sendiri daripada mengkritiknya menggunakan pemikir lain, seperti di subbab 4.1—berpusat pada </text:span><text:span text:style-name="T71">dua tema: (1) </text:span><text:span text:style-name="T68">Antinomi Ketiga </text:span><text:span text:style-name="T69">Kant dan cara konsep kebebasan dan kausalitas saling berkaitan, </text:span><text:span text:style-name="T71">dan (2) watak inteligibel sebagai solusi yang menyelamatkan kemungkinan akan kebebasan</text:span><text:span text:style-name="T69">. </text:span><text:span text:style-name="T70">Eksposisi di subbab ini sangat berutang kepada rekonstruksi yang dilakukan oleh Gerhard Schweppenh</text:span><text:span text:style-name="T70">ä</text:span><text:span text:style-name="T70">user dalam bukunya </text:span><text:span text:style-name="T393">Ethik nach Auschwitz.</text:span></text:p>
      <text:p text:style-name="P55"><text:span text:style-name="T393"/></text:p>
      <text:p text:style-name="P57"><text:span text:style-name="T334">4.</text:span><text:span text:style-name="T255">2.1 Antinomi Ketiga</text:span></text:p>
      <text:p text:style-name="P58"><text:span text:style-name="T68"><text:tab/></text:span><text:span text:style-name="T74">Antinomi Ketiga Kant memperlawankan </text:span><text:span text:style-name="T86">adanya</text:span><text:span text:style-name="T74"> kebebasan dengan </text:span><text:span text:style-name="T86">universalitas </text:span><text:span text:style-name="T74">kausalitas alami. </text:span><text:span text:style-name="T75">Alam adalah ranah tanpa kebebasan karena segala </text:span><text:span text:style-name="T86">hal</text:span><text:span text:style-name="T75"> yang terjadi di dalamnya terjadi menurut hukum tetap, tanpa pengecualian. </text:span><text:span text:style-name="T78">Ke</text:span><text:span text:style-name="T76">bebas</text:span><text:span text:style-name="T78">an</text:span><text:span text:style-name="T76"> </text:span><text:span text:style-name="T77">dipahami sebagai </text:span><text:span text:style-name="T78">kemampuan bertindak secara yang tidak ditentukan oleh</text:span><text:span text:style-name="T77"> kausalitas ala</text:span><text:span text:style-name="T78">m, </text:span><text:span text:style-name="T86">tetapi </text:span><text:span text:style-name="T78">kemampuan itu pun dipahami sebagai jenis kausalitas—‘kausalitas melalui kebebasan’, </text:span><text:span text:style-name="T88">yang </text:span><text:span text:style-name="T396">harus</text:span><text:span text:style-name="T88"> ada</text:span><text:span text:style-name="T78">. </text:span><text:span text:style-name="T231">Berdasarkan pertimbangan ini Adorno beranggapan bahwa</text:span><text:span text:style-name="T79"> dari presentasi tesis pun, Antinomi Ketiga sudah mencampur dua konsep yang seharusnya menjadi lawan.</text:span><text:span text:style-name="T79"><text:note text:id="ftn23" text:note-class="footnote"><text:note-citation>24</text:note-citation><text:note-body><text:p text:style-name="P24">Adorno, <text:span text:style-name="T425">Negative Dialektik</text:span><text:span text:style-name="T445">, </text:span><text:span text:style-name="T461">242; lih. juga </text:span><text:span text:style-name="T70">Gerhard Schweppenh</text:span><text:span text:style-name="T70">ä</text:span><text:span text:style-name="T70">user, </text:span><text:span text:style-name="T394">Ethik nach Auschwitz: Adornos negative Moralphilosophie</text:span><text:span text:style-name="T80"> </text:span><text:span text:style-name="T81">(Wiesbaden: Springer, 2016), </text:span><text:span text:style-name="T93">87.</text:span></text:p></text:note-body></text:note></text:span></text:p>
      <text:p text:style-name="P59"><text:soft-page-break/><text:span text:style-name="T78"><text:tab/></text:span><text:span text:style-name="T83">Keadaan menjadi lebih rumit lagi ketika kita mengingat bahwa </text:span><text:span text:style-name="T84">kausalitas bagi Kant adalah kategori, yakni, sumbangan subjek kepada pengalaman yang menstruktur pengalaman itu, </text:span><text:span text:style-name="T85">dan karena itu tidak menghubungkan objek pada dirinya sendiri (</text:span><text:span text:style-name="T395">an sich</text:span><text:span text:style-name="T85">) </text:span><text:span text:style-name="T231">dalam relasi kausal</text:span><text:span text:style-name="T85"> tetapi hanya objek </text:span><text:span text:style-name="T231">sebagaimana </text:span><text:span text:style-name="T85">tampak bagi subjek. </text:span><text:span text:style-name="T86">Kant </text:span><text:span text:style-name="T231">memanfaatkan </text:span><text:span text:style-name="T86">idealisme transendental ini untuk mendamaikan </text:span><text:span text:style-name="T87">kebebasan dengan kausalitas alami: subjek bisa deterministik sejauh menjadi bagian dari alam, sebagai subjek empiris, tetapi tetap bebas sebagai watak inteligibel. </text:span><text:span text:style-name="T89">Menurut Adorno, Kant melakukan kekeliruan saat </text:span><text:span text:style-name="T90">dia mengklaim bahwa </text:span><text:span text:style-name="T91">subjek harus berpikir secara kausal. </text:span><text:span text:style-name="T92">Keharusan tersebut memaksakan subjek justru di wilayah yang dia seharusnya bebas: watak inteligibel diperlakukan seperti hal yang dikonstitusikan, bukan pengonstitusi.</text:span><text:span text:style-name="T92"><text:note text:id="ftn24" text:note-class="footnote"><text:note-citation>25</text:note-citation><text:note-body><text:p text:style-name="P25">Adorno, <text:span text:style-name="T425">Negative Dialektik</text:span><text:span text:style-name="T445">, </text:span><text:span text:style-name="T461">24</text:span><text:span text:style-name="T463">4</text:span><text:span text:style-name="T461">; </text:span><text:span text:style-name="T462">lih. juga <text:s/></text:span><text:span text:style-name="T70">Schweppenh</text:span><text:span text:style-name="T70">ä</text:span><text:span text:style-name="T70">user, </text:span><text:span text:style-name="T397">Ethik, </text:span><text:span text:style-name="T92">91.</text:span></text:p></text:note-body></text:note></text:span><text:span text:style-name="T92"> </text:span><text:span text:style-name="T94">Kebebasan, dalam hatinya yang terdalam, ditentukan oleh hukum: “Jika konstitusi kausalitas melalui akal budi murni, yang seharusnya merupakan kebebasan, </text:span><text:span text:style-name="T232">sudah tunduk kepada <text:s/>kausalitas, </text:span><text:span text:style-name="T94">maka hampir tidak ada tempat lain </text:span><text:span text:style-name="T95">selain penurutan kesadaran terhadap hukum.</text:span><text:span text:style-name="T94">”</text:span><text:span text:style-name="T94"><text:note text:id="ftn25" text:note-class="footnote"><text:note-citation>26</text:note-citation><text:note-body><text:p text:style-name="P26">Adorno, <text:span text:style-name="T425">Negative Dialektik</text:span><text:span text:style-name="T445">, </text:span><text:span text:style-name="T461">24</text:span><text:span text:style-name="T463">4</text:span><text:span text:style-name="T461">: “</text:span><text:span text:style-name="T398">Unterliegt bereits die Konstitution der Kausalität durch die reine Vernunft, die doch ihrerseits die Freiheit sein soll, der Kausalität, so ist Freiheit vorweg so kompromittiert, daß sie kaum einen anderen Ort hat als die Gefügigkeit des Bewußtseins dem Gesetz gegenüber</text:span><text:span text:style-name="T461">”; </text:span><text:span text:style-name="T463">bdk. Adorno, </text:span><text:span text:style-name="T429">Negative Dialectics</text:span><text:span text:style-name="T463">, 248.</text:span></text:p></text:note-body></text:note></text:span><text:span text:style-name="T92"> </text:span></text:p>
      <text:p text:style-name="P59"><text:span text:style-name="T92"><text:tab/></text:span><text:span text:style-name="T96">Bagi Adorno, ikatan konseptual kebebasan dan hukum bukan sekadar kekeliruan logis</text:span><text:span text:style-name="T92">, </text:span><text:span text:style-name="T97">karena juga melibatkan dominasi, baik atas diri sendiri maupun alam. </text:span><text:span text:style-name="T98">Hukum, </text:span><text:span text:style-name="T233">sesuai dengan</text:span><text:span text:style-name="T98"> definisinya, menuntut bahwa semua yang ada di bawahnya menurutinya atau menjadi sama dengannya. </text:span><text:span text:style-name="T102">Semua objek yang muncul di hadapan subjek yang menghasilkan hukum seperti itu, baik hukum alam maupun hukum kebebasan, akan mengalami kekerasan identifikasi </text:span><text:span text:style-name="T103">supaya disesuaikan dengan hukum itu. Alam hanya diketahui sejauh ditaklukkan.</text:span><text:span text:style-name="T98"><text:note text:id="ftn26" text:note-class="footnote"><text:note-citation>27</text:note-citation><text:note-body><text:p text:style-name="P27">Adorno, <text:span text:style-name="T425">Negative Dialektik</text:span><text:span text:style-name="T445">, </text:span><text:span text:style-name="T461">24</text:span><text:span text:style-name="T464">6; lih. juga </text:span><text:span text:style-name="T70">Schweppenh</text:span><text:span text:style-name="T70">ä</text:span><text:span text:style-name="T70">user, </text:span><text:span text:style-name="T397">Ethik,</text:span><text:span text:style-name="T99"> 89.</text:span></text:p></text:note-body></text:note></text:span><text:span text:style-name="T98"> </text:span><text:span text:style-name="T100">Hukum moral akan muncul bagi subjek sebagai perintah asing, karena hukum tersebut berasal </text:span><text:span text:style-name="T101">dari luar watak empirisnya, yakni dari </text:span><text:span text:style-name="T234">luar </text:span><text:span text:style-name="T101">seluruh kepribadiannya. </text:span><text:span text:style-name="T104">Dengan kata lain, kebebasan manusia diucapkan sebagai perintah yang harus diikuti.</text:span><text:span text:style-name="T104"><text:note text:id="ftn27" text:note-class="footnote"><text:note-citation>28</text:note-citation><text:note-body><text:p text:style-name="P28">Adorno, <text:span text:style-name="T425">Negative Dialektik</text:span><text:span text:style-name="T445">, </text:span><text:span text:style-name="T461">2</text:span><text:span text:style-name="T465">51.</text:span></text:p></text:note-body></text:note></text:span><text:span text:style-name="T104"> </text:span><text:span text:style-name="T107">Tentu, sejauh kita bebas, pilihan selalu terbuka untuk tidak mengikuti perintah hukum moral, </text:span><text:span text:style-name="T108">tetapi dalam kasus itu kita tetap akan dihukum dengan rasa bersalah.</text:span><text:span text:style-name="T104"> </text:span><text:span text:style-name="T105">Dalam kuliahnya mengenai tema ini, Adorno mengucapkan pengalaman ini secara lebih berwarna: kebebasan yang tersisa bagi kita hanyalah </text:span><text:span text:style-name="T106">kebebasan untuk menjadi orang berengsek.</text:span><text:span text:style-name="T106"><text:note text:id="ftn28" text:note-class="footnote"><text:note-citation>29</text:note-citation><text:note-body><text:p text:style-name="P33">Adorno, <text:span text:style-name="T419">Problems</text:span><text:span text:style-name="T439">, 133: “</text:span><text:span text:style-name="T419">an utter swine</text:span><text:span text:style-name="T439">”.</text:span></text:p></text:note-body></text:note></text:span><text:span text:style-name="T106"> </text:span><text:span text:style-name="T109">Di sini, </text:span><text:span text:style-name="T110">penyamaan yang dilakukan oleh Adorno di antara </text:span><text:soft-page-break/><text:span text:style-name="T110">suara hati dengan superego tampak lebih wajar, sejauh </text:span><text:span text:style-name="T111">berfungsi sebagai instansi yang menghukum subjek </text:span><text:span text:style-name="T235">karena kesalahannya</text:span><text:span text:style-name="T111">.</text:span><text:span text:style-name="T111"><text:note text:id="ftn29" text:note-class="footnote"><text:note-citation>30</text:note-citation><text:note-body><text:p text:style-name="P35"><text:span text:style-name="T477">Jean </text:span><text:span text:style-name="T480">L</text:span><text:span text:style-name="T481">aplanche dan Jean-Bertrand Pontalis. </text:span><text:span text:style-name="T438">The Language of Psychoanalysis</text:span><text:span text:style-name="T481"> </text:span><text:span text:style-name="T477">(</text:span><text:span text:style-name="T481">London: Karnac Books, 1988</text:span><text:span text:style-name="T477">), 436–7</text:span><text:span text:style-name="T481">. </text:span></text:p></text:note-body></text:note></text:span><text:span text:style-name="T111"> </text:span><text:span text:style-name="T112">Kebebasan Kantian dialami sebagai kekuatan represif.</text:span></text:p>
      <text:p text:style-name="P59"><text:span text:style-name="T112"/></text:p>
      <text:p text:style-name="P64"><text:span text:style-name="T347">4.</text:span><text:span text:style-name="T255">2.2 Watak inteligibel </text:span><text:span text:style-name="T348">dan empiris</text:span></text:p>
      <text:p text:style-name="P60"><text:span text:style-name="T82"><text:tab/></text:span><text:span text:style-name="T113">Kita sudah melihat beberapa kritik Adorno terhadap watak inteligibel di bab ini: </text:span><text:span text:style-name="T114">bahwa watak inteligibel tidak memiliki hubungan dengan dunia empiris, sehingga membutuhkan Yang Ditambahkan dengan unsur somatiknya agar bisa berakar </text:span><text:span text:style-name="T236">di dunia tersebut</text:span><text:span text:style-name="T114">, </text:span><text:span text:style-name="T115">dan bahwa watak inteligibel sebagai sumber hukum moral akhirnya menjadi instansi represif yang mendominasi watak empiris. </text:span><text:span text:style-name="T116">Bagian ini berfokus pada satu kritik Adorno </text:span><text:span text:style-name="T237">lagi </text:span><text:span text:style-name="T117">mengenai kesulitan merekonsiliasi watak inteligibel yang berada di luar waktu dengan watak empiris yang berada di dalam waktu. </text:span><text:span text:style-name="T118">Hingga kini masalah ini masih ditanggapi oleh pengomentar Kant</text:span><text:span text:style-name="T238">i</text:span><text:span text:style-name="T118">an.</text:span><text:span text:style-name="T118"><text:note text:id="ftn30" text:note-class="footnote"><text:note-citation>31</text:note-citation><text:note-body><text:p text:style-name="P36">Lih., mis., Wood, <text:span text:style-name="T419">Ethical Thought</text:span><text:span text:style-name="T439">, 178–9.</text:span></text:p></text:note-body></text:note></text:span></text:p>
      <text:p text:style-name="P61"><text:span text:style-name="T68"><text:tab/></text:span><text:span text:style-name="T119">Kritik ini cukup sederhana: watak inteligibel, sebagai subjek </text:span><text:span text:style-name="T399">an sich</text:span><text:span text:style-name="T119">, berada di luar ruang dan waktu, yang hanya berlaku untuk penampakan </text:span><text:span text:style-name="T120">empiris</text:span><text:span text:style-name="T119">. </text:span><text:span text:style-name="T121">Subjek empiris berada dalam waktu, dan tindakannya tentu terjadi dalam waktu, sehingga sulit membayangkan bagaimana subjek yang di luar waktu dapat menjadi pelaku tindakan tersebut. Adorno </text:span><text:span text:style-name="T122">mengucapkannya sebagai berikut:</text:span></text:p>
      <text:p text:style-name="P61"><text:span text:style-name="T122"/></text:p>
      <text:p text:style-name="P67"><text:span text:style-name="T122">T</text:span><text:span text:style-name="T35">ak terpahami bagaimana kebebasan, yang pada prinsipnya merupakan atribut tindakan temporal dan hanya teraktualisasi secara temporal, dapat dipredikasi mengenai suatu </text:span><text:span text:style-name="T123">yang secara radikal tidak berwaktu; tak terpahami pula bagaimana hal tidak berwaktu itu </text:span><text:span text:style-name="T124">bisa berdampak pada dunia yang spasiotemporal, tanpa menjadi berwaktu </text:span><text:span text:style-name="T125">sendiri dan </text:span><text:span text:style-name="T126">tersasar di ranah kausal Kantian.</text:span><text:span text:style-name="T126"><text:note text:id="ftn31" text:note-class="footnote"><text:note-citation>32</text:note-citation><text:note-body><text:p text:style-name="P29">Adorno, <text:span text:style-name="T425">Negative Dialektik</text:span><text:span text:style-name="T445">, </text:span><text:span text:style-name="T466">249: “</text:span><text:span text:style-name="T400">Unerfindlich, wie Freiheit, prinzipiell Attribut temporalen Handelns und einzig temporal aktualisiert, von einem radikal Unzeitlichen soll prädiziert werden können; unerfindlich auch, wie ein derart Unzeitliches in die raumzeitliche Welt hineinzuwirken vermöchte, ohne selbst zeitlich zu werden und ins Kantische Reich der Kausalitätsich, zu verirren</text:span><text:span text:style-name="T466">”; bdk. Adorno, </text:span><text:span text:style-name="T430">Negative Dialectics</text:span><text:span text:style-name="T466">, 254.</text:span></text:p></text:note-body></text:note></text:span></text:p>
      <text:p text:style-name="P68"><text:span text:style-name="T68"/></text:p>
      <text:p text:style-name="P68"><text:span text:style-name="T68">A</text:span><text:span text:style-name="T35">dorno kemudian menyebut </text:span><text:span text:style-name="T401">das Ding an sich</text:span><text:span text:style-name="T127"> sebagai </text:span><text:span text:style-name="T401">deus ex machina</text:span><text:span text:style-name="T127">, yakni, dewa yang turun dari langit untuk menyelamatkan </text:span><text:span text:style-name="T128">protagonis di drama Yunani kuno pada saat tidak ada cara lain dia bisa selamat. </text:span><text:span text:style-name="T129">Dengan kata lain, </text:span><text:span text:style-name="T238">Adorno</text:span><text:span text:style-name="T129"> melihat penggun</text:span><text:span text:style-name="T238">a</text:span><text:span text:style-name="T129">an Kant atas </text:span><text:soft-page-break/><text:span text:style-name="T129">watak inteligibel sebagai cara yang tidak realistis untuk menyelamatkan bangunan teoretisnya.</text:span></text:p>
      <text:p text:style-name="P65"><text:span text:style-name="T68"><text:tab/></text:span><text:span text:style-name="T130">Jika Adorno berkesan terlalu meremehkan di sini, perlu diingat bahwa </text:span><text:span text:style-name="T131">doktrin tentang kepelakuan moral yang terletak </text:span><text:span text:style-name="T132">di luar waktu memiliki implikasi </text:span><text:span text:style-name="T133">yang akan sulit diterima bagi banyak orang, </text:span><text:span text:style-name="T134">terutama bahwa perubahan watak tampaknya menjadi hal yang mustahil.</text:span><text:span text:style-name="T134"><text:note text:id="ftn32" text:note-class="footnote"><text:note-citation>33</text:note-citation><text:note-body><text:p text:style-name="P37">Wood, <text:span text:style-name="T419">Ethical Thought</text:span><text:span text:style-name="T439">, 17</text:span><text:span text:style-name="T467">9.</text:span></text:p></text:note-body></text:note></text:span><text:span text:style-name="T134"> </text:span><text:span text:style-name="T135">Orang yang pernah berbuat jahat akan selalu menjadi jahat, </text:span><text:span text:style-name="T136">karena kejahatannya dikehendaki oleh watak inteligibelnya yang berada di luar waktu dan kiranya tidak akan berubah. </text:span><text:span text:style-name="T137">Kant juga teguh pada pandangan ini, dan bahkan, sebagaimana didokumentasikan oleh Adorno, rela menganggap anak kecil tertentu jahat.</text:span><text:span text:style-name="T137"><text:note text:id="ftn33" text:note-class="footnote"><text:note-citation>34</text:note-citation><text:note-body><text:p text:style-name="P30">Adorno, <text:span text:style-name="T425">Negative Dialektik</text:span><text:span text:style-name="T445">, </text:span><text:span text:style-name="T466">2</text:span><text:span text:style-name="T468">84–5.</text:span></text:p></text:note-body></text:note></text:span><text:span text:style-name="T137"> </text:span><text:span text:style-name="T138">Meskipun sudah menjadi pandangan umum bahwa penganiayaan atau pengalaman tragis di masa kecil bersama dengan faktor struktural seperti kemiskinan berkorelasi dengan masalah saat lebih dewasa, </text:span><text:span text:style-name="T139">sehingga tidak jarang keluar pernyataan mengenai anak malang itu bahwa mereka tidak pernah memiliki kesempatan untuk berhasil </text:span><text:span text:style-name="T239">dsb.</text:span><text:span text:style-name="T139">, </text:span><text:span text:style-name="T138">doktrin Kant akan lebih kejam lagi: </text:span><text:span text:style-name="T139">anak itu tetap akan jahat, kalaupun masa kecilnya bahagia dan kebutuhannya terpenuhi, karena wataknya yang jahat melampaui segala faktor empiris. </text:span><text:span text:style-name="T140">Dalam konteks ini, penilaian Adorno bahwa hasrat untuk menghukum berada di balik banyak filsafat moral Kant cukup masuk akal.</text:span><text:span text:style-name="T140"><text:note text:id="ftn34" text:note-class="footnote"><text:note-citation>35</text:note-citation><text:note-body><text:p text:style-name="P31">Adorno, <text:span text:style-name="T425">Negative Dialektik</text:span><text:span text:style-name="T445">, </text:span><text:span text:style-name="T469">255.</text:span></text:p></text:note-body></text:note></text:span></text:p>
      <text:p text:style-name="P66"><text:span text:style-name="T68"/></text:p>
      <text:p text:style-name="P69"><text:span text:style-name="T334">4.</text:span><text:span text:style-name="T255">3 Penutup Metakritik Akal Budi </text:span><text:span text:style-name="T350">Praktis</text:span></text:p>
      <text:p text:style-name="P62"><text:span text:style-name="T68"><text:tab/></text:span><text:span text:style-name="T141">Bagian penutup </text:span><text:span text:style-name="T142">bab “Kebebasan” menjalin berbagai benang dari </text:span><text:span text:style-name="T239">B</text:span><text:span text:style-name="T142">ab 3 dan </text:span><text:span text:style-name="T239">B</text:span><text:span text:style-name="T142">ab 4 tesis ini, sehingga layak dikutip dengan cukup panjang sebelum dikomentar</text:span><text:span text:style-name="T143">i</text:span><text:span text:style-name="T142">.</text:span></text:p>
      <text:p text:style-name="P62"><text:span text:style-name="T68"/></text:p>
      <text:p text:style-name="P70"><text:span text:style-name="T149">Kontradiksi </text:span><text:span text:style-name="T150">k</text:span><text:span text:style-name="T35">ebebasan dan </text:span><text:span text:style-name="T150">determinisme bukan, sebagaimana diinginkan oleh pemahaman-diri kritik akal budi, yang di antara dogmatisme dan skeptisisme sebagai posisi teoretis, melainkan yang mengenai pengalaman diri subjek-subjek, kadang bebas, kadang tidak bebas ... </text:span><text:span text:style-name="T144">Bebaslah subjek-subjek, menurut model Kantian, sejauh mereka sadar akan diri mereka sendiri, identik dengan diri mereka sendiri; </text:span><text:span text:style-name="T173">sebaliknya,</text:span><text:span text:style-name="T145"> mereka tidak bebas dalam identitas tersebut sejauh mereka </text:span><text:span text:style-name="T146">patuh terhadap dan meneruskan pemaksaannya. Tidak bebaslah mereka sebagai alam yang tidak identik, yang </text:span><text:span text:style-name="T147">hambur, </text:span><text:span text:style-name="T240">namun </text:span><text:span text:style-name="T147">tetap bebas, karena </text:span><text:span text:style-name="T148">dalam dorongan-dorongan yang membanjiri merek</text:span><text:span text:style-name="T179">a</text:span><text:span text:style-name="T148">—ketidakidentikan subjek dengan dirinya sendiri bukan apa pun yang lain—</text:span><text:span text:style-name="T149">mereka </text:span><text:span text:style-name="T148">juga akan </text:span><text:span text:style-name="T151">bebas dari ciri pemaksaan identitas ... Semua individu di masyarakat yang tersosialisasi tidak mampu [mencapai] moralitas yang dituntut secara sosial, dan hanya akan mampu dalam masyarakat yang dibebaskan. </text:span><text:span text:style-name="T174">Satu-satunya m</text:span><text:span text:style-name="T151">oralitas sosial yang </text:span><text:span text:style-name="T174">masih ada </text:span><text:span text:style-name="T151">adalah </text:span><text:span text:style-name="T152">mengakhiri </text:span><text:span text:style-name="T153">ketakterbatasan buruk </text:span><text:span text:style-name="T154">itu</text:span><text:span text:style-name="T153">,</text:span><text:span text:style-name="T152"> </text:span><text:span text:style-name="T153">pertukaran pembalasan dendam </text:span><text:soft-page-break/><text:span text:style-name="T154">fasik itu. </text:span><text:span text:style-name="T156">Tapi bagi individu</text:span><text:span text:style-name="T155">, </text:span><text:span text:style-name="T156">yang tersisa dari yang moral hanyalah </text:span><text:span text:style-name="T175">apa yang </text:span><text:span text:style-name="T176">dipandang remeh oleh teori moral Kantian, yang </text:span><text:span text:style-name="T177">mengakui </text:span><text:span text:style-name="T241">bahwa </text:span><text:span text:style-name="T178">hewan </text:span><text:span text:style-name="T241">memiliki inklinasi</text:span><text:span text:style-name="T178">, tetapi bukan rasa hormat</text:span><text:span text:style-name="T156">: </text:span><text:span text:style-name="T157">berusaha hidup sedemikian rupa sehingga kita boleh percaya telah menjadi hewan yang baik.</text:span><text:span text:style-name="T157"><text:note text:id="ftn40" text:note-class="footnote"><text:note-citation>36</text:note-citation><text:note-body><text:p text:style-name="P32">Adorno, <text:span text:style-name="T425">Negative Dialektik</text:span><text:span text:style-name="T445">, </text:span><text:span text:style-name="T469">2</text:span><text:span text:style-name="T473">92; bdk. Adorno, </text:span><text:span text:style-name="T431">Negative Dialectics</text:span><text:span text:style-name="T473">, 299.</text:span></text:p></text:note-body></text:note></text:span></text:p>
      <text:p text:style-name="P63"><text:span text:style-name="T68"/></text:p>
      <text:p text:style-name="P94"><text:span text:style-name="T411">Der Widerspruch von Freiheit und Determinismus ist nicht, wie das Selbstverst</text:span><text:span text:style-name="T411">ä</text:span><text:span text:style-name="T411">ndnis der Vernunftkritik es m</text:span><text:span text:style-name="T411">ö</text:span><text:span text:style-name="T411">chte, einer zwischen den theoretischen Positionen des Dogmatismus und Skeptizismus, sonder einer der Selbsterfahrung der Subjekte, bald freid, bald unfrei ... </text:span><text:span text:style-name="T412">Frei sind die Subjekte, nach Kantischem Modell, soweit, wie sie ihrer selbst bewußt, mit sich identisch sind; und in solcher Identität auch wieder unfrei, soweit sie deren Zwang unterstehen und ihn perpetuieren. Unfrei sind sie als nichtidentische, als diffuse Natur, und doch als solche frei, weil sie in den Regungen, die sie überwältigen - nichts anderes ist die Nichtidentität des Subjekts mit sich -, auch des Zwangscharakters der Identität ledig werden ... <text:s/>Alle Einzelnen sind in der vergesellschafteten Gesellschaft des Moralischen unfähig, das gesellschaftlich gefordert ist, wirklich jedoch nur in einer befreiten Gesellschaft wäre. Gesellschaftliche Moral wäre einzig noch, einmal der schlechten Unendlichkeit, dem verruchten Tausch der Vergeltung sein Ende zu bereiten. Dem Einzelnen indessen bleibt an Moralischem nicht mehr übrig, als wofür die Kantische Moraltheorie, welche den Tieren Neigung, keine Achtung konzediert, nur Verachtung hat: versuchen, so zu leben, daß man glauben darf, ein gutes Tier gewesen zu sein. </text:span></text:p>
      <text:p text:style-name="P62"><text:span text:style-name="T68"/></text:p>
      <text:p text:style-name="P71"><text:span text:style-name="T68">K</text:span><text:span text:style-name="T35">utipan ini, jika langsung dibaca tanpa persiapan di tesis ini, barangkali akan memberi kesan agak rancu, </text:span><text:span text:style-name="T180">tetapi kini kita mampu memahaminya.</text:span></text:p>
      <text:p text:style-name="P71"><text:span text:style-name="T180"><text:tab/></text:span><text:span text:style-name="T181">Pertama, </text:span><text:span text:style-name="T182">Adorno menyangkal Antinomi Ketiga Kant sebagai </text:span><text:span text:style-name="T183">bentuk kontradiksi yang paling nyata. </text:span><text:span text:style-name="T184">Bagi individu yang hidup, kebebasan dan lawannya bukan persoalan teoretis yang direnungkan melainkan </text:span><text:span text:style-name="T186">hal yang langsung dirasakan, </text:span><text:span text:style-name="T193">dan rasa itu selalu dimediasi secara sosial.</text:span><text:span text:style-name="T186"> </text:span><text:span text:style-name="T187">Kemudian Adorno menyatakan, lalu membantah, dua tesis Kantian mengenai kebebasan. </text:span><text:span text:style-name="T189">Pertama, </text:span><text:span text:style-name="T188">Kant beranggapan bahwa subjek bebas </text:span><text:span text:style-name="T189">karena mampu </text:span><text:span text:style-name="T188">menentukan dirinya sendiri sesuai dengan akal budinya </text:span><text:span text:style-name="T189">dan berlawanan dengan segala faktor empiris</text:span><text:span text:style-name="T188">; dengan kata lain, </text:span><text:span text:style-name="T189">kebebasan adalah kemampuan mengidentikkan diri </text:span><text:span text:style-name="T242">sendiri </text:span><text:span text:style-name="T189">dengan perintah akal budi. Adorno membantah: pengidentikan seperti itu adalah pemaksaan </text:span><text:span text:style-name="T190">yang mengecualikan semua yang tidak identik dari subjek. </text:span><text:span text:style-name="T243">Subjek yang bebas menurut Kant malah menindas dirinya sendiri.</text:span><text:span text:style-name="T190"> Kedua, </text:span><text:span text:style-name="T192">Kant beranggapan bahwa </text:span><text:span text:style-name="T190">semua makhluk yang tidak mampu menentukan diri hanyalah bagian dari alam yang murni ditentukan </text:span><text:span text:style-name="T191">oleh dorongan jasmaninya </text:span><text:span text:style-name="T244">atau dari luar</text:span><text:span text:style-name="T190">. </text:span><text:span text:style-name="T192">Adorno membantah: ada juga kebebasan di situ, karena makhluk tidak rasional itu luput dari pemaksaan identifikasi.</text:span></text:p>
      <text:p text:style-name="P72"><text:soft-page-break/><text:span text:style-name="T192"><text:tab/></text:span><text:span text:style-name="T194">Setelah membahas ke[tidak]bebasan sebagai masalah teoretis, Adorno lanjut ke dimensi sosialnya. </text:span><text:span text:style-name="T195">Dalam konteks keseluruhan masyarakat kapitalis, setiap individu yang berusaha menjadi bebas akan gagal. </text:span><text:span text:style-name="T196">Pertama-tama, dia harus mencari nafkah, dan pencarian itu memaksakannya ke dalam peran sosial tertentu yang tidak identik dengan partikularitas indrawinya. </text:span><text:span text:style-name="T197">Solidaritas yang seharusnya dia rasakan dengan sesama manusianya terhalangi oleh dorongan kompetisi masyarakat. </text:span><text:span text:style-name="T200">Manusia lain dan bahkan dirinya sendiri </text:span><text:span text:style-name="T245">tampak sebagai nilai tukar saja, yang dapat saling menggantikan tanpa perubahan yang berarti.</text:span><text:span text:style-name="T197"> </text:span><text:span text:style-name="T198">Masyarakat begitu luas, dan individu begitu kecil, sehingga </text:span><text:span text:style-name="T246">membuat </text:span><text:span text:style-name="T198">perubahan yang bermakna tampak sia-sia, mustahil. </text:span><text:span text:style-name="T199">Sementara itu, dia sadar akan ketidakbebasannya, dan merasa bersalah karena </text:span><text:span text:style-name="T247">menurut ideologi masyarakatnya dia sebenarnya bebas</text:span><text:span text:style-name="T199">. </text:span><text:span text:style-name="T247">Ketidakbebasannya direpresentasikan kepadanya sebagai kegagalan individual.</text:span></text:p>
      <text:p text:style-name="P72"><text:span text:style-name="T199"><text:tab/></text:span><text:span text:style-name="T201">Bagi Adorno, hanya tersisa dua bentuk moralitas yang masuk akal, yang satu sosial dan yang lain individual. </text:span><text:span text:style-name="T202">Moralitas sosial adalah revolus</text:span><text:span text:style-name="T203">i: mengakhiri “ketakterbatasan buruk” masyarakat kapitalis.</text:span><text:span text:style-name="T203"><text:note text:id="ftn41" text:note-class="footnote"><text:note-citation>37</text:note-citation><text:note-body><text:p text:style-name="Footnote">“<text:span text:style-name="T568">Ketakterbatasan buruk” adalah istilah Hegel yang mendeskripsikan konsepsi waktu </text:span><text:span text:style-name="T569">yang </text:span><text:span text:style-name="T570">bertambah terus selamanya dan tidak memiliki struktur yang jelas; dengan menggunakan istilah ini di sini Adorno menunjukkan minimnya harapan praktisnya akan suatu revolusi. Lih. Jay, </text:span><text:span text:style-name="T432">Totality</text:span><text:span text:style-name="T474">, 56.</text:span></text:p></text:note-body></text:note></text:span><text:span text:style-name="T203"> </text:span><text:span text:style-name="T204">Namun, seperti sudah kita lihat sepanjang tesis ini, Adorno tidak memiliki banyak harapan akan terjadinya revolusi, dan tentu tidak menyediakan rencana atau pun bayangan mengenai bagaimana revolusi itu bisa tercapai. </text:span><text:span text:style-name="T205">Tanpa harapan akan revolusi nyata, tinggal moralitas individu. </text:span><text:span text:style-name="T206">Di sini muncul kembali ‘materialisme’ Adorno, </text:span><text:span text:style-name="T207">khususnya tekanan pada pentingnya pengalaman jasmani. </text:span><text:span text:style-name="T208">Adorno menegaskan kembali </text:span><text:span text:style-name="T209">sifat hewani manusia, yang menurut paradigma Kantian termasuk seluruh eksistensi empirisnya, semua kecuali akal budinya. </text:span><text:span text:style-name="T211">Bentuk pernyataan terakhir menyerupai </text:span><text:span text:style-name="T212">imperatif kategoris, tetapi mengucapkan sentimen yang mustahil bagi Kant: kebaikan moral tidak mungkin ditetapkan kepada hewan. </text:span><text:span text:style-name="T216">Bagi Adorno pula, rumusan </text:span><text:span text:style-name="T248">ini bersifat</text:span><text:span text:style-name="T216"> lebih sugestif daripada eksplisit. </text:span><text:span text:style-name="T248">Apa itu hewan yang baik...?</text:span></text:p>
      <text:p text:style-name="P72"><text:span text:style-name="T192"/></text:p>
      <text:p text:style-name="P75"><text:span text:style-name="T334">4.</text:span><text:span text:style-name="T255">4 Adorno sang Kantian?</text:span></text:p>
      <text:p text:style-name="P73"><text:span text:style-name="T68"><text:tab/>A</text:span><text:span text:style-name="T35">khirnya, </text:span><text:span text:style-name="T210">setelah mencapai ujung bab “Kebebasan</text:span><text:span text:style-name="T35">,” kita sudah mampu menjawab pertanyaan utama pertama dari rumusan masalah </text:span><text:span text:style-name="T158">tesis ini</text:span><text:span text:style-name="T35">, </text:span><text:span text:style-name="T158">yakni,</text:span><text:span text:style-name="T35"> apa isi metakritik Adorno terhadap konsep kebebasan Kant dalam </text:span><text:span text:style-name="T380">Dialektika Negatif</text:span><text:span text:style-name="T35">? </text:span><text:span text:style-name="T158">Jawaban singkatnya, Adorno menunjukkan ketidakidentikan konsep kebebasan Kant dengan dirinya sendiri. </text:span><text:soft-page-break/><text:span text:style-name="T159">Sisi negatif dari ketidakidentikan ini—</text:span><text:span text:style-name="T160">apa yang disebut di Bab 3 sebagai kekurangan konsep</text:span><text:span text:style-name="T159">—tampak dengan cukup jelas: </text:span><text:span text:style-name="T160">Adorno beranggapan bahwa konsep kebebasan Kant tidak memberi kita </text:span><text:span text:style-name="T161">apa yang dijanjikan olehnya, yakni, otonomi individu dalam hubungannya dengan masyarakat </text:span><text:span text:style-name="T249">dan sesama manusia</text:span><text:span text:style-name="T161">. Sebaliknya, kebebasan itu malah menindas individu dengan berbagai cara: dengan mempresentasikan kepada individu bahwa dia bebas meskipun pada kenyataan dia dikekang oleh masyarakat kapitalis (kritik Hegelian-Marxian), </text:span><text:span text:style-name="T162"><text:s/>atau dengan memaksakan individu untuk mengidentikkan dirinya dengan perintah hukum moral yang sebenarnya memiliki asal-usul sosial, </text:span><text:span text:style-name="T163">kemudian menghukumnya dengan rasa bersalah jika perintah tidak </text:span><text:span text:style-name="T250">dituruti </text:span><text:span text:style-name="T162">(kritik Freudian). </text:span><text:span text:style-name="T251">Seorang p</text:span><text:span text:style-name="T164">embaca </text:span><text:span text:style-name="T403">Dialektika Negatif </text:span><text:span text:style-name="T164">dapat dimaklumi seandainya dia mengambil kesimpulan </text:span><text:span text:style-name="T165">bahwa kritik seperti itu </text:span><text:span text:style-name="T214">merupakan</text:span><text:span text:style-name="T165"> keseluruhan </text:span><text:span text:style-name="T213">kritik</text:span><text:span text:style-name="T165"> Adorno di sini, mengingat bahwa nadanya di bab “Kebebasan” hampir selalu negatif.</text:span><text:span text:style-name="T165"><text:note text:id="ftn39" text:note-class="footnote"><text:note-citation>38</text:note-citation><text:note-body><text:p text:style-name="P39">Perlu dicatat bahwa dalam kuliahnya, Adorno sering memuji Kant dan cenderung mempresentasikan pemikirannya secara yang lebih seimbang antara kelebihan dan kekurangannya.</text:p></text:note-body></text:note></text:span></text:p>
      <text:p text:style-name="P73"><text:span text:style-name="T162"><text:tab/></text:span><text:span text:style-name="T166">Hal yang mudah dilewatkan, namun esensial, adalah </text:span><text:span text:style-name="T215">kehadiran sisi lain</text:span><text:span text:style-name="T166"> </text:span><text:span text:style-name="T215">ketidakidentikan di bab ini. </text:span><text:span text:style-name="T166">Adorno menganalisis konsep kebebasan persis sesuai </text:span><text:span text:style-name="T167">dengan contoh yang kita lihat di Bab 3: tidak hanya sebagai kekurangan konsep, tetapi juga sebagai kelebihannya. </text:span><text:span text:style-name="T168">Kelebihan konsep tegas adalah janji utopis mengenai perwujudan konsep itu </text:span><text:span text:style-name="T251">sesuai dengan </text:span><text:span text:style-name="T168">makna </text:span><text:span text:style-name="T169">sejatinya </text:span><text:span text:style-name="T168">di masa depan. </text:span><text:span text:style-name="T170">Beberapa kali sepanjang Metakritiknya, Adorno menggambarkan keadaan terekonsiliasi di mana kepentingan individu dengan masyarakat menjadi harmonis </text:span><text:span text:style-name="T220">dan tidak lagi </text:span><text:span text:style-name="T170">bertentangan. </text:span><text:span text:style-name="T171">Menariknya, visi ini selalu menyerupai apa yang digambarkan </text:span><text:span text:style-name="T252">oleh</text:span><text:span text:style-name="T171"> Kant sebagai ‘kerajaan tujuan-tujuan’, tempat kebebasan setiap individu dijamin oleh komunitas </text:span><text:span text:style-name="T172">individu yang memperlakukan sesama dengan rasa hormat yang sama yang mereka miliki untuk diri sendiri.</text:span></text:p>
      <text:p text:style-name="P74"><text:span text:style-name="T172"><text:tab/></text:span><text:span text:style-name="T220">Perbedaannya terletak pada perwujudannya. </text:span><text:span text:style-name="T217">Bagi Kant, kerajaan tujuan-tujuan </text:span><text:span text:style-name="T218">dapat dicapai melalui pemikiran semata, dengan hanya membayangkan </text:span><text:span text:style-name="T219">diri kita sebagai anggota </text:span><text:span text:style-name="T252">kerajaan itu</text:span><text:span text:style-name="T219"> saat bertindak. </text:span><text:span text:style-name="T220">Bagi Adorno, </text:span><text:span text:style-name="T221">sebaliknya, keadaan ini hanya mungkin terjadi di bawah kondisi sosial dan material tertentu, yakni, setelah kapitalisme diruntuhkan.</text:span><text:span text:style-name="T68"> </text:span><text:span text:style-name="T221">Ada j</text:span><text:span text:style-name="T185">urang sosial </text:span><text:span text:style-name="T222">yang memisahkan kita dari keadaan terekonsiliasi itu, dan bagi Adorno jurang itu saking luasnya sehingga tidak ada langkah praktis yang dapat diambil untuk mencoba menyeberanginya. </text:span><text:span text:style-name="T223">Satu-satunya bentuk </text:span><text:span text:style-name="T402">praxis</text:span><text:span text:style-name="T223"> yang dianjurkan olehnya adalah berteori. </text:span><text:span text:style-name="T226">A</text:span><text:span text:style-name="T224">dorno barangkali dapat digolongkan sebagai </text:span><text:soft-page-break/><text:span text:style-name="T224">pemikir Kantian </text:span><text:span text:style-name="T225">secara serupa dengan penggolongannya sebagai Marxis: </text:span><text:span text:style-name="T226">dia setuju secara garis besar dengan tujuan yang ingin dicapai, tetapi membantah hampir setiap detail mengenai landasan teoretis maupun pelaksanaannya.</text:span></text:p>
      <text:p text:style-name="P85"><text:span text:style-name="T185"/></text:p>
      <text:p text:style-name="P76">4.5 Evaluasi</text:p>
      <text:p text:style-name="P90"><text:tab/>Bab 2 menggambarkan konteks pemikiran Adorno tetapi berhenti pada masa Adorno sendiri, atau dengan kata lain, memperlakukan Adorno sebagai pemikir <text:span text:style-name="T565">kontemporer</text:span>. <text:span text:style-name="T540">Pembaca diajak memahami Adorno sesuai dengan </text:span><text:span text:style-name="T565">tuntutan dan tantangan </text:span><text:span text:style-name="T540">zamannya, melihat bagaimana pemikirannya dimotivasikan oleh pengalaman </text:span><text:span text:style-name="T541">historis</text:span><text:span text:style-name="T540">nya. </text:span><text:span text:style-name="T542">Tetapi kini Adorno </text:span><text:span text:style-name="T541">sendiri </text:span><text:span text:style-name="T542">telah menjadi tokoh sejarah, dengan karya terakhirnya </text:span><text:span text:style-name="T540">ditulis </text:span><text:span text:style-name="T542">lebih dari setengah abad yang lalu. </text:span><text:span text:style-name="T565">Saat Adorno wafat, Perang Dingin dan Perang AS di Vietnam masih berlangsung, gerakan mahasiswa masih kuat, </text:span><text:span text:style-name="T566">dan neoliberalisme belum muncul sebagai kekuatan dunia.</text:span><text:span text:style-name="T542"> </text:span><text:span text:style-name="T541">Evaluasi apa pun mengenai pemikirannya harus mempertimbangkan </text:span><text:span text:style-name="T571">cara pemikiran itu diterima, ditolak, atau diabaikan oleh pemikir sesudahnya, </text:span><text:span text:style-name="T541">serta relevansinya bagi masyarakat yang sudah banyak berubah</text:span><text:span text:style-name="T543">.</text:span></text:p>
      <text:p text:style-name="P90"><text:tab/><text:span text:style-name="T544">Adorno jelas merupakan pemikir yang </text:span><text:span text:style-name="T573">tetap </text:span><text:span text:style-name="T544">‘hidup’ saat ini. </text:span><text:span text:style-name="T545">Di ilmu humaniora, catatannya tentang industri budaya telah menjadi </text:span><text:span text:style-name="T546">bacaan </text:span><text:span text:style-name="T545">standar </text:span><text:span text:style-name="T546">mahasiswa yang mewakili sudut pandang kritis terhadap budaya populer.</text:span><text:span text:style-name="T545"> </text:span><text:span text:style-name="T547">Ceramahnya </text:span><text:span text:style-name="T544">tentang ekstremisme sayap kanan, yang baru diterbitkan pada </text:span><text:span text:style-name="T548">2020, </text:span><text:span text:style-name="T549">umumnya diterima sebagai suara dari masa lampau yang mendahului zamannya dalam kemampuannya untuk memperingatkan kita</text:span><text:span text:style-name="T544"> </text:span><text:span text:style-name="T549">tentang bahaya </text:span><text:span text:style-name="T623">yang semakin mengintai </text:span><text:span text:style-name="T549">politik kontemporer.</text:span><text:span text:style-name="T549"><text:note text:id="ftn35" text:note-class="footnote"><text:note-citation>39</text:note-citation><text:note-body><text:p text:style-name="P40">Lih., mis., Peter E. Gordon, “The Scars of Democracy: Theodor W. Adorno and the crises of liberalism”, <text:span text:style-name="T419">The Nation</text:span><text:span text:style-name="T439">, 15 Desember, 2020.</text:span></text:p></text:note-body></text:note></text:span><text:span text:style-name="T549"> Di sisi lain, </text:span><text:span text:style-name="T550">Adorno dan rekannya di Mazhab Frankfurt masih </text:span><text:span text:style-name="T572">dianggap sebagai </text:span><text:span text:style-name="T550">pemikir berbahaya oleh tokoh politik kanan populer seperti Jordan Peterson, yang melihat mereka sebagai pembawa </text:span><text:span text:style-name="T551">momok </text:span><text:span text:style-name="T550">“neomarxisme pascamodern” </text:span><text:span text:style-name="T552">yang mengancam </text:span><text:span text:style-name="T553">dasar </text:span><text:span text:style-name="T552">peradaban Barat.</text:span><text:span text:style-name="T552"><text:note text:id="ftn36" text:note-class="footnote"><text:note-citation>40</text:note-citation><text:note-body><text:p text:style-name="P41">Lih., mis., Slavoj <text:span text:style-name="T408">Ž</text:span><text:span text:style-name="T409">i</text:span><text:span text:style-name="T408">ž</text:span><text:span text:style-name="T409">ek, “</text:span><text:span text:style-name="T407">A Reply to my Critics Concerning an Engagement with Jordan Peterson,</text:span><text:span text:style-name="T409">” </text:span><text:span text:style-name="T410">The Philosophical Salon</text:span><text:span text:style-name="T407">, 18 Februari, 2018.</text:span></text:p></text:note-body></text:note></text:span><text:span text:style-name="T552"> </text:span><text:span text:style-name="T553">Umumnya dapat dikatakan bahwa kini pengaruh Adorno lebih terasa di bidang kebudayaan daripada filsafat.</text:span></text:p>
      <text:p text:style-name="P90"><text:tab/><text:span text:style-name="T574">Fakta</text:span><text:span text:style-name="T554"> itu cukup wajar mengingat bahwa Adorno tidak </text:span><text:span text:style-name="T555">menarik garis tegas antara filsafat dan produk kebudayaan lain, dan tidak memperlakukan karya filsafat dengan cara yang jauh berbeda dengan karya seni. </text:span><text:span text:style-name="T623">Mengingat pengalamannya sebagai </text:span><text:soft-page-break/><text:span text:style-name="T623">pengungsi, tidak mengherankan bahwa sikap Adorno cenderung sangat kritis.</text:span><text:span text:style-name="T555"> </text:span><text:span text:style-name="T556">Adorno berkarya ketika </text:span><text:span text:style-name="T557">Shoah masih diingat oleh kebanyakan orang; kebudayaan yang memungkinkan genosida, menurutnya, tidak bisa lain dari kebudayaan yang (mengutip Brecht) “istananya ... terbuat dari tahi anjing.”</text:span><text:span text:style-name="T557"><text:note text:id="ftn37" text:note-class="footnote"><text:note-citation>41</text:note-citation><text:note-body><text:p text:style-name="P38">Adorno, <text:span text:style-name="T419">Negative Dialektik</text:span><text:span text:style-name="T439">, 357 “</text:span><text:span text:style-name="T419">ihr Palast ... gebaut ist aus Hundschei</text:span><text:span text:style-name="T404">ße</text:span><text:span text:style-name="T439">”; bdk. Adorno, </text:span><text:span text:style-name="T419">Negative Dialectics</text:span><text:span text:style-name="T439">, 366.</text:span></text:p></text:note-body></text:note></text:span><text:span text:style-name="T557"> Filsafat tidak luput dari penilaian ini. </text:span><text:span text:style-name="T541">Fakta bahwa </text:span><text:span text:style-name="T558">SS merawat sebuah “Pohon Ek Goethe” di</text:span><text:span text:style-name="T557"> </text:span><text:span text:style-name="T559">Buchenwald </text:span><text:span text:style-name="T541">menunjukkan kebutuhan akan suatu interogasi menyeleruh atas kebudayaan Jerman</text:span><text:span text:style-name="T559">.</text:span><text:span text:style-name="T559"><text:note text:id="ftn38" text:note-class="footnote"><text:note-citation>42</text:note-citation><text:note-body><text:p text:style-name="P34">Hitler, ein Film aus Deutschland, <text:span text:style-name="T470">sutr. </text:span><text:span text:style-name="T439">Hans-Jürgen Syberberg </text:span><text:span text:style-name="T470">(</text:span><text:span text:style-name="T471">1978, München: TMS Film GmbH</text:span><text:span text:style-name="T472">).</text:span></text:p></text:note-body></text:note></text:span><text:span text:style-name="T559"> </text:span><text:span text:style-name="T560">Dalam konteks ini skeptisisme Adorno terhadap warisan filsafat Jerman klasik sangat masuk akal.</text:span></text:p>
      <text:p text:style-name="P90"><text:tab/><text:span text:style-name="T560">Puluhan tahun kemudian, ingatan akan Shoah tetap perlu dijaga, apalagi dengan jumlah penyintas yang semakin menipis. </text:span><text:span text:style-name="T561">Namun, ada risiko akan pembendaan ‘Auschwitz’ dalam </text:span><text:span text:style-name="T562">cara kita menanggapi pemikiran Adorno, </text:span><text:span text:style-name="T563">dalam arti hanya menggunakan pemikiran itu sebagai lensa untuk melihat ke belakang, ke kebiadaban Nazi. </text:span><text:span text:style-name="T575">Tuntutan Adorno bahwa Auschwitz tidak boleh terulang dapat terlalu mudah dipahami dalam arti sempit </text:span><text:span text:style-name="T576">sehingga hanya mencakup genosida terhadap bangsa Yahudi dan bukan genosida pada umumnya. </text:span><text:span text:style-name="T577">Ketika Auschwitz terulang (sebagaimana memang sering terjadi sejak zaman Adorno), namanya bukan Auschwitz lagi.</text:span></text:p>
      <text:p text:style-name="P91"><text:tab/><text:span text:style-name="T564">Sebagai filsuf, </text:span><text:span text:style-name="T577">dan khususnya terkait pemik</text:span><text:span text:style-name="T582">i</text:span><text:span text:style-name="T577">rannya tentang kebebasan dan kritiknya terhadap Kant, </text:span><text:span text:style-name="T564">dampak Adorno lebih terbatas. </text:span><text:span text:style-name="T578">Jean-Luc Nancy, dalam bukunya tentang kebebasan, mengutip Adorno mengenai kebebasan sebagai kepentingan khas filsafat modern, tetapi tidak </text:span><text:span text:style-name="T579">menggunakan atau menanggapi gagasan itu secara mendalam.</text:span><text:span text:style-name="T579"><text:note text:id="ftn42" text:note-class="footnote"><text:note-citation>43</text:note-citation><text:note-body><text:p text:style-name="P42">Jean-Luc Nancy, <text:span text:style-name="T419">The Experience of Freedom</text:span><text:span text:style-name="T439">, </text:span><text:span text:style-name="T475">terj. Bridget McDonald (Stanford: Stanford University Press, 1993), 4.</text:span></text:p></text:note-body></text:note></text:span><text:span text:style-name="T579"> </text:span><text:span text:style-name="T580">Kiranya </text:span><text:span text:style-name="T581">pemikiran filosofis </text:span><text:span text:style-name="T624">Adorno</text:span><text:span text:style-name="T581"> cenderung jarang digunakan karena </text:span><text:span text:style-name="T624">sifat pesimisnya, yang di</text:span><text:span text:style-name="T581">kritik </text:span><text:span text:style-name="T624">oleh </text:span><text:span text:style-name="T581">Habermas </text:span><text:span text:style-name="T624">sebagai pemikiran yang tidak punya </text:span><text:span text:style-name="T581">‘jalan keluar’.</text:span><text:span text:style-name="T581"><text:note text:id="ftn43" text:note-class="footnote"><text:note-citation>44</text:note-citation><text:note-body><text:p text:style-name="P43">Lih. J<text:span text:style-name="T26">ü</text:span><text:span text:style-name="T26">rgen Habermas, </text:span><text:span text:style-name="T404">The Philosophical Discourse of Modernity, </text:span><text:span text:style-name="T255">terj. Frederick Lawrence (Cambridge: Polity, 1998), 128–9.</text:span></text:p></text:note-body></text:note></text:span><text:span text:style-name="T581"> </text:span><text:span text:style-name="T583">Adorno sendiri tidak melihat </text:span><text:span text:style-name="T584">langkah yang dapat diambil untuk mewujudkan kebebasan, sehingga menggunakan pemikirannya juga </text:span><text:span text:style-name="T625">bisa </text:span><text:span text:style-name="T584">merasa sia-sia.</text:span></text:p>
      <text:p text:style-name="P91"><text:span text:style-name="T585"><text:tab/>Hal ini pasti berkaitan juga dengan yang sering disebut sebagai “defisit politik” dalam pemikiran Adorno.</text:span><text:span text:style-name="T585"><text:note text:id="ftn44" text:note-class="footnote"><text:note-citation>45</text:note-citation><text:note-body><text:p text:style-name="P44">Lih., mis. Hammer, <text:span text:style-name="T419">The Political</text:span><text:span text:style-name="T439">, 1–2.</text:span></text:p></text:note-body></text:note></text:span><text:span text:style-name="T585"> </text:span><text:span text:style-name="T586">Masyarakat memang selalu hadir dalam pemikirannya, tetapi hampir selalu sebagai keseluruhan yang monolitik. Pasangan dialektis masyarakat adidaya ini adalah </text:span><text:span text:style-name="T587">individu yang tidak berdaya, </text:span><text:span text:style-name="T588">dan analisis Adorno cenderung melompat </text:span><text:span text:style-name="T626">bolak-balik</text:span><text:span text:style-name="T588"> di antara dua kutub ini. Hal yang tidak pernah muncul (setidaknya </text:span><text:soft-page-break/><text:span text:style-name="T588">dalam </text:span><text:span text:style-name="T433">Dialektika Negatif</text:span><text:span text:style-name="T588">) adalah entitas di antara dua kutub tersebut: kelompok manusia </text:span><text:span text:style-name="T589">dalam bentuk apa pun. </text:span><text:span text:style-name="T591">Bahkan visi utopis </text:span><text:span text:style-name="T627">Adorno</text:span><text:span text:style-name="T591"> hanya terdiri dari individu </text:span><text:span text:style-name="T627">yang dibebaskan</text:span><text:span text:style-name="T591">. </text:span><text:span text:style-name="T592">Seandainya Adorno menaruh l</text:span><text:span text:style-name="T590">ebih banyak perhatian </text:span><text:span text:style-name="T593">pada</text:span><text:span text:style-name="T590"> cara individu-</text:span><text:span text:style-name="T593">individu</text:span><text:span text:style-name="T590"> bisa menyatu </text:span><text:span text:style-name="T593">dan</text:span><text:span text:style-name="T590"> membangun kekuasaan </text:span><text:span text:style-name="T593">demi mencapai tujuan tertentu, </text:span><text:span text:style-name="T628">mendung </text:span><text:span text:style-name="T593">keputusasaan yang mewarnai pemikirannya </text:span><text:span text:style-name="T628">mungkin bisa sedikit bubar</text:span><text:span text:style-name="T594">.</text:span></text:p>
      <text:p text:style-name="P90"><text:tab/><text:span text:style-name="T595">Bagi pembela Adorno, selalu tersedia jawaban </text:span><text:span text:style-name="T629">terhadap kritik seperti ini: </text:span><text:span text:style-name="T595">tuntutan untuk aplikasi praktis apa pun dari pemikirannya gagal memahami alasan dia berteori dan mengancam kemurnian teori itu. </text:span><text:span text:style-name="T629">Kiranya </text:span><text:span text:style-name="T596">jawaban itu hanya akan meyakinkan bagi pengikut setianya. </text:span><text:span text:style-name="T597">Bagi kita-kita yang lain, </text:span><text:span text:style-name="T598">masih ada </text:span><text:span text:style-name="T629">satu</text:span><text:span text:style-name="T598"> jawaban </text:span><text:span text:style-name="T629">lagi, meski bersifat </text:span><text:span text:style-name="T598">tidak langsung: tidak dari karya teoretis Adorno tetapi dari kariernya sebagai </text:span><text:span text:style-name="T629">tokoh</text:span><text:span text:style-name="T598"> intelektual publik. </text:span><text:span text:style-name="T599">Di sini, pidato radio Adorno yang berjudul “Pendidikan setelah Auschwitz” merupakan contoh yang baik.</text:span></text:p>
      <text:p text:style-name="P92"><text:tab/><text:span text:style-name="T600">Sebagai pidato radio, “Pendidikan setelah Auschwitz” dimaksudkan untuk rakyat Jerman </text:span><text:span text:style-name="T604">Barat </text:span><text:span text:style-name="T600">pada umumnya, bukan mahasiswa </text:span><text:span text:style-name="T601">atau spesialis akademik. </text:span><text:span text:style-name="T602">Isi pidato tersebut tidak akan dibahas secara menyeluruh di sini. Ada dua pokok saja yang perlu dicatat. </text:span><text:span text:style-name="T603">Pertama, </text:span><text:span text:style-name="T604">teks itu bertujuan untuk mendorong rakyat Jerman supaya menanggapi Shoah dengan serius </text:span><text:span text:style-name="T630">dan tidak </text:span><text:span text:style-name="T604">berusaha melupakannya saja. </text:span><text:span text:style-name="T605">Fakta ini saja menunjukkan bahwa Adorno percaya akan kepelakuannya sebagai individu dan kemampuannya untuk memengaruhi masyarakat Jerman pada saat itu, dan juga akan kemampuan masyarakat Jerman untuk berubah menuju arah yang lebih positif </text:span><text:span text:style-name="T614">karena himbauannya</text:span><text:span text:style-name="T605">. </text:span><text:span text:style-name="T606">Kedua, pidato itu mengandung beberapa usulan praktis terkait penyelenggaraan sekolah-sekolah di Jerman, termasuk </text:span><text:span text:style-name="T607">intervensi khusus dalam pendidikan anak dini,</text:span><text:span text:style-name="T607"><text:note text:id="ftn45" text:note-class="footnote"><text:note-citation>46</text:note-citation><text:note-body><text:p text:style-name="P45"><text:span text:style-name="T608">Adorno, “Erziehung,” </text:span>5–6.</text:p></text:note-body></text:note></text:span><text:span text:style-name="T607"> </text:span><text:span text:style-name="T610">pengutusan pasukan pendidikan politik dari kota ke daerah pedesaan,</text:span><text:span text:style-name="T610"><text:note text:id="ftn47" text:note-class="footnote"><text:note-citation>47</text:note-citation><text:note-body><text:p text:style-name="P47"><text:span text:style-name="T608">Adorno, “Erziehung,” </text:span><text:span text:style-name="T610">9</text:span>.</text:p></text:note-body></text:note></text:span><text:span text:style-name="T610"> </text:span><text:span text:style-name="T611">dan </text:span><text:span text:style-name="T609">terapi psikoanalitis untuk pelaku Auschwitz supaya faktor </text:span><text:span text:style-name="T617">penentu dalam </text:span><text:span text:style-name="T609">pembentukan wataknya bisa </text:span><text:span text:style-name="T616">ditemukan</text:span><text:span text:style-name="T609">.</text:span><text:span text:style-name="T609"><text:note text:id="ftn46" text:note-class="footnote"><text:note-citation>48</text:note-citation><text:note-body><text:p text:style-name="P46"><text:span text:style-name="T608">Adorno, “Erziehung,” </text:span><text:span text:style-name="T609">13</text:span>.</text:p></text:note-body></text:note></text:span><text:span text:style-name="T609"> </text:span><text:span text:style-name="T612">Baik tindakan Adorno saat memberi pidato ini maupun nasihat di dalamnya dapat dilihat </text:span><text:span text:style-name="T613">sebagai perwujudan dari pernyataan Adorno dalam </text:span><text:span text:style-name="T434">Dialektika Negatif </text:span><text:span text:style-name="T476">(sudah dikutip di bagian 4.1.1): </text:span><text:span text:style-name="T268">“Kebabasan menjadi konkret d</text:span><text:span text:style-name="T269">alam</text:span><text:span text:style-name="T268"> bentuk-bentuk represi yang berubah: d</text:span><text:span text:style-name="T269">alam</text:span><text:span text:style-name="T268"> perlawanan terhadapnya.” </text:span><text:span text:style-name="T351">Contoh ini bisa meyakinkan kita bahwa Adorno sebagai pribadi memiliki komitmen praktis yang besar dan bukan </text:span><text:span text:style-name="T352">hanya </text:span><text:span text:style-name="T351">teoretikus murni, tetapi </text:span><text:span text:style-name="T353">hubungan antara karya teoretisnya yang sangat pesimis mengenai kemungkinan akan perubahan dengan tindakannya sebagai tokoh intelektual </text:span><text:soft-page-break/><text:span text:style-name="T353">publik tetap menjadi masalah. </text:span><text:span text:style-name="T378">Tampaknya t</text:span><text:span text:style-name="T354">idak ada benang merah </text:span><text:span text:style-name="T378">yang menyatukan </text:span><text:span text:style-name="T369">kedua sisi kehidupan intelektual Adorno </text:span><text:span text:style-name="T378">ini</text:span><text:span text:style-name="T369">.</text:span></text:p>
      <text:p text:style-name="P92"><text:span text:style-name="T354"><text:tab/></text:span><text:span text:style-name="T355">Nilai metakritik Adorno juga perlu dipertanyakan. </text:span><text:span text:style-name="T356">Setiap kali kita mengkritik sesuatu dari luar, <text:s/>ada risiko bahwa kritik dari dalam menjadi kurang relevan atau bahkan tidak dibutuhkan. </text:span><text:span text:style-name="T357">Hal ini dilihat dari </text:span><text:span text:style-name="T358">penjelasan Adorno mengenai asal-usul sosial Antinomi Ketiga. </text:span><text:span text:style-name="T359">Jika kontradiksi antara universalitas kausalitas alami dengan kebebasan </text:span><text:span text:style-name="T360">sebenarnya disebabkan oleh kontradiksi kepentingan dalam masyarakat, </text:span><text:span text:style-name="T361">dan kebebasan sejati hanya akan terwujud setelah suatu perubahan mendasar dalam struktur masyarakat, buat apa antinomi itu perlu dianalisis atau dikritik secara filosofis? </text:span><text:span text:style-name="T362">Toh kontradiksi sosial tetap akan ada setelah kritik itu disampaikan.</text:span></text:p>
      <text:p text:style-name="P93"><text:tab/><text:span text:style-name="T620">Kini kita sudah siap menjawab pertanyaan utama kedua tesis ini, yakni, </text:span><text:span text:style-name="T621">s</text:span><text:span text:style-name="T363">eberapa relevan </text:span><text:span text:style-name="T364">metakritik tersebut bagi </text:span><text:span text:style-name="T363">pem</text:span><text:span text:style-name="T364">aham</text:span><text:span text:style-name="T363">an</text:span><text:span text:style-name="T364"> kita akan kebebasan saat ini? </text:span><text:span text:style-name="T365">Sangat disayangkan, kita terpaksa menjawab bahwa relevansi metakritik Adorno cukup terbatas. </text:span><text:span text:style-name="T366">Jika kita mengikuti argumentasi</text:span><text:span text:style-name="T367">nya</text:span><text:span text:style-name="T366">, kita diantar keluar dari ranah filsafat, </text:span><text:span text:style-name="T367">karena kebebasan yang kita cari tidak terdapat di sana, </text:span><text:span text:style-name="T368">tetapi di perubahan sosial yang nyata. </text:span><text:span text:style-name="T369">Masalahnya, </text:span><text:span text:style-name="T379">seperti pariwisata yang telanjur membayar untuk melihat pemandangan yang mengecewakan, </text:span><text:span text:style-name="T369">kita keluar dengan tangan kosong, </text:span><text:span text:style-name="T370">karena pemikiran yang mengantar kita sampai di titik itu tidak membekali kita dengan cara atau pendekatan yang akan membantu kita membuat perubahan tersebut.</text:span></text:p>
      <text:p text:style-name="P93"><text:span text:style-name="T370"/></text:p>
      <text:p text:style-name="P77"><text:span text:style-name="T370">4.</text:span><text:span text:style-name="T255">6 Rangkuman</text:span></text:p>
      <text:p text:style-name="P77"><text:span text:style-name="T255"><text:tab/></text:span><text:span text:style-name="T35">Di bab ini kita telah </text:span><text:span text:style-name="T253">melihat isi metakritik Adorno terhadap konsep kebebasan Kant </text:span><text:span text:style-name="T254">dan menjawab dua pertanyaan utama tesis ini.</text:span><text:span text:style-name="T27"> </text:span><text:span text:style-name="T28">Metakritik Adorno terdiri dari kritik atas Kant dari luar dan dari dalam. </text:span><text:span text:style-name="T29">Dari luar, Adorno </text:span><text:span text:style-name="T30">beranggapan bahwa Antinomi Ketiga sebenarnya merupakan hasil kontradiksi sosial terkait kepentingan kaum borjuis. Kebebasan sekaligus dipromosikan secara ideologis dan dibatasi secara sosial. </text:span><text:span text:style-name="T31">Adorno juga menyamakan suara hati Kantian dengan superego Freud. <text:s/>Dari dalam, Adorno melihat bahwa bagi Kant, kebebasan pun ditentukan oleh kausalitas dan bahwa watak inteligibel, yang berada di luar waktu, sulit dibayangkan mampu memotivasikan tindakan di dalam waktu.</text:span></text:p>
      <text:p text:style-name="P77"><text:span text:style-name="T31"><text:tab/></text:span><text:span text:style-name="T32">Secara keseluruhan, metakritik Adorno menunjukkan ketidakidentikan konsep kebebasan Kant dengan dirinya sendiri. </text:span><text:span text:style-name="T33">Di satu sisi, kebebasan kurang dari apa yang diklaim oleh konsepnya, karena sebenarnya merepresi. Di sisi lain, janji utopis kebebasan </text:span><text:soft-page-break/><text:span text:style-name="T33">tetap ada di masa depan dan dapat diwujudkan jika tata sosial berubah. Adorno diperlihatkan sebagai pemikir Kantian sejauh visinya atas keadaan terekonsiliasi menyerupai kerajaan tujuan-tujuan Kant.</text:span></text:p>
      <text:p text:style-name="P77"><text:span text:style-name="T33"><text:tab/></text:span><text:span text:style-name="T34">Sedikit dampaknya pemikiran filosofis Adorno sejak zamannya dijelaskan sebagai akibat dari pesimismenya. Meskipun kariernya sebagai tokoh intelektual publik menunjukkan komitmen terhadap perubahan sosial, hal itu tetap bertentangan dengan isi karya teoretisnya. Pesimisme ini juga menjadikan metakritik Adorno kurang relevan bagi pemahaman kita atas kebebasan saat ini.</text:span></text:p>
      <text:p text:style-name="P77"><text:span text:style-name="T33"><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FreeSans" style:font-family-complex="Free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5:13:07.334150291</meta:creation-date>
    <dc:date>2023-05-07T20:08:20.579017678</dc:date>
    <meta:editing-duration>P1DT4H24M32S</meta:editing-duration>
    <meta:editing-cycles>280</meta:editing-cycles>
    <meta:generator>LibreOffice/7.4.6.2$Linux_X86_64 LibreOffice_project/40$Build-2</meta:generator>
    <meta:document-statistic meta:table-count="0" meta:image-count="0" meta:object-count="0" meta:page-count="19" meta:paragraph-count="111" meta:word-count="6189" meta:character-count="46506" meta:non-whitespace-character-count="40396"/>
  </office:meta>
</office:document-meta>
</file>